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Times New Roman" fo:language="uk" fo:country="UA" officeooo:paragraph-rsid="000afb1c" style:font-name-complex="Times New Roman1"/>
    </style:style>
    <style:style style:name="P2" style:family="paragraph" style:parent-style-name="Standard">
      <style:paragraph-properties fo:text-align="end" style:justify-single-word="false"/>
      <style:text-properties fo:color="#000000" loext:opacity="100%" style:font-name="Times New Roman" fo:language="uk" fo:country="UA" officeooo:paragraph-rsid="000afb1c" style:font-name-complex="Times New Roman1"/>
    </style:style>
    <style:style style:name="P3" style:family="paragraph" style:parent-style-name="Standard">
      <style:text-properties fo:color="#000000" loext:opacity="100%" style:font-name="Times New Roman" fo:language="uk" fo:country="UA" officeooo:paragraph-rsid="000afb1c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Times New Roman" officeooo:paragraph-rsid="000afb1c"/>
    </style:style>
    <style:style style:name="P5" style:family="paragraph" style:parent-style-name="Standard">
      <style:paragraph-properties fo:text-align="end" style:justify-single-word="false"/>
      <style:text-properties fo:color="#000000" loext:opacity="100%" style:font-name="Times New Roman" officeooo:paragraph-rsid="000afb1c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Times New Roman" fo:font-size="6pt" fo:language="uk" fo:country="UA" fo:font-style="normal" fo:font-weight="normal" officeooo:rsid="000afb1c" officeooo:paragraph-rsid="000afb1c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color="#000000" loext:opacity="100%" officeooo:paragraph-rsid="000afb1c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color="#000000" loext:opacity="100%" style:font-name="Times New Roman" officeooo:paragraph-rsid="000afb1c" style:font-name-complex="Times New Roman1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uk" fo:country="UA" fo:font-style="normal" fo:font-weight="bold" officeooo:rsid="001083b6" officeooo:paragraph-rsid="001083b6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Times New Roman" fo:font-size="8pt" fo:language="uk" fo:country="UA" fo:font-style="normal" fo:font-weight="normal" officeooo:rsid="000afb1c" officeooo:paragraph-rsid="000afb1c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T1" style:family="text">
      <style:text-properties fo:language="uk" fo:country="UA" style:font-name-complex="Times New Roman1"/>
    </style:style>
    <style:style style:name="T2" style:family="text">
      <style:text-properties fo:language="uk" fo:country="UA" officeooo:rsid="0009a300" style:font-name-complex="Times New Roman1"/>
    </style:style>
    <style:style style:name="T3" style:family="text">
      <style:text-properties fo:language="uk" fo:country="UA" officeooo:rsid="000f165d" style:font-name-complex="Times New Roman1"/>
    </style:style>
    <style:style style:name="T4" style:family="text">
      <style:text-properties fo:language="uk" fo:country="UA" officeooo:rsid="001083b6" style:font-name-complex="Times New Roman1"/>
    </style:style>
    <style:style style:name="T5" style:family="text">
      <style:text-properties fo:font-variant="normal" fo:text-transform="none" fo:letter-spacing="normal" fo:language="uk" fo:country="UA" fo:font-style="normal" fo:font-weight="normal" officeooo:rsid="000afb1c" style:font-name-complex="Times New Roman1"/>
    </style:style>
    <style:style style:name="T6" style:family="text">
      <style:text-properties style:font-name-complex="Times New Roman1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font-name="Times New Roman" officeooo:rsid="0007fcdc" style:font-name-complex="Times New Roman1"/>
    </style:style>
    <style:style style:name="T9" style:family="text">
      <style:text-properties officeooo:rsid="000afb1c"/>
    </style:style>
    <style:style style:name="T10" style:family="text">
      <style:text-properties fo:color="#f78c6c" loext:opacity="100%" style:font-name="JetBrains Mono" fo:font-size="9pt" fo:font-style="italic" style:font-size-asian="9pt" style:font-style-asian="italic"/>
    </style:style>
    <style:style style:name="T11" style:family="text">
      <style:text-properties fo:color="#f78c6c" loext:opacity="100%" style:font-name="JetBrains Mono" fo:font-size="9pt" style:font-size-asian="9pt"/>
    </style:style>
    <style:style style:name="T12" style:family="text">
      <style:text-properties fo:color="#ffcb6b" loext:opacity="100%" style:font-name="JetBrains Mono" fo:font-size="9pt" style:font-size-asian="9pt"/>
    </style:style>
    <style:style style:name="T13" style:family="text">
      <style:text-properties fo:color="#89ddff" loext:opacity="100%" style:font-name="JetBrains Mono" fo:font-size="9pt" style:font-size-asian="9pt"/>
    </style:style>
    <style:style style:name="T14" style:family="text">
      <style:text-properties fo:color="#c792ea" loext:opacity="100%" style:font-name="JetBrains Mono" fo:font-size="9pt" fo:font-style="italic" style:font-size-asian="9pt" style:font-style-asian="italic"/>
    </style:style>
    <style:style style:name="T15" style:family="text">
      <style:text-properties fo:color="#c792ea" loext:opacity="100%" style:font-name="JetBrains Mono" fo:font-size="9pt" fo:font-style="italic" fo:font-weight="bold" style:font-size-asian="9pt" style:font-style-asian="italic" style:font-weight-asian="bold"/>
    </style:style>
    <style:style style:name="T16" style:family="text">
      <style:text-properties fo:color="#eeffff" loext:opacity="100%" style:font-name="JetBrains Mono" fo:font-size="9pt" fo:font-style="italic" fo:font-weight="bold" style:font-size-asian="9pt" style:font-style-asian="italic" style:font-weight-asian="bold"/>
    </style:style>
    <style:style style:name="T17" style:family="text">
      <style:text-properties fo:color="#eeffff" loext:opacity="100%" style:font-name="JetBrains Mono" fo:font-size="9pt" style:font-size-asian="9pt"/>
    </style:style>
    <style:style style:name="T18" style:family="text">
      <style:text-properties fo:color="#82aaff" loext:opacity="100%" style:font-name="JetBrains Mono" fo:font-size="9pt" fo:font-style="italic" style:font-size-asian="9pt" style:font-style-asian="italic"/>
    </style:style>
    <style:style style:name="T19" style:family="text">
      <style:text-properties fo:color="#82aaff" loext:opacity="100%" style:font-name="JetBrains Mono" fo:font-size="9pt" style:font-size-asian="9pt"/>
    </style:style>
    <style:style style:name="T20" style:family="text">
      <style:text-properties fo:color="#eeffe3" loext:opacity="100%" style:font-name="JetBrains Mono" fo:font-size="9pt" style:font-size-asian="9pt"/>
    </style:style>
    <style:style style:name="T21" style:family="text">
      <style:text-properties fo:color="#c3e88d" loext:opacity="100%" style:font-name="JetBrains Mono" fo:font-size="9pt" style:font-size-asian="9pt"/>
    </style:style>
    <style:style style:name="T22" style:family="text">
      <style:text-properties fo:color="#c3e88d" loext:opacity="100%" style:font-name="JetBrains Mono" fo:font-size="9pt" fo:font-style="italic" style:font-size-asian="9pt" style:font-style-asian="italic"/>
    </style:style>
    <style:style style:name="T23" style:family="text">
      <style:text-properties style:font-name="JetBrains Mono" fo:font-size="9pt" fo:font-style="italic" style:font-size-asian="9pt" style:font-style-asian="italic"/>
    </style:style>
    <style:style style:name="T24" style:family="text">
      <style:text-properties style:font-name="JetBrains Mono" fo:font-size="9pt" fo:font-style="italic" style:font-size-asian="9pt" style:font-style-asian="italic"/>
    </style:style>
    <style:style style:name="T25" style:family="text">
      <style:text-properties style:font-name="JetBrains Mono" fo:font-size="9pt" fo:font-style="italic" style:font-size-asian="9pt" style:font-style-asian="italic"/>
    </style:style>
    <style:style style:name="T26" style:family="text">
      <style:text-properties style:font-name="JetBrains Mono" fo:font-size="9pt" fo:font-style="italic" style:font-size-asian="9pt" style:font-style-asian="italic"/>
    </style:style>
    <style:style style:name="T27" style:family="text">
      <style:text-properties style:font-name="JetBrains Mono" fo:font-size="9pt" fo:font-style="italic" style:font-size-asian="9pt" style:font-style-asian="italic"/>
    </style:style>
    <style:style style:name="T28" style:family="text">
      <style:text-properties style:font-name="JetBrains Mono" fo:font-size="9pt" fo:font-style="italic" style:font-size-asian="9pt" style:font-style-asian="italic"/>
    </style:style>
    <style:style style:name="T29" style:family="text">
      <style:text-properties style:font-name="JetBrains Mono" fo:font-size="9pt" fo:font-style="italic" fo:font-weight="bold" style:font-size-asian="9pt" style:font-style-asian="italic" style:font-weight-asian="bold"/>
    </style:style>
    <style:style style:name="T30" style:family="text">
      <style:text-properties style:font-name="JetBrains Mono" fo:font-size="9pt" fo:font-style="italic" fo:font-weight="bold" style:font-size-asian="9pt" style:font-style-asian="italic" style:font-weight-asian="bold"/>
    </style:style>
    <style:style style:name="T31" style:family="text">
      <style:text-properties style:font-name="JetBrains Mono" fo:font-size="9pt" fo:font-style="italic" fo:font-weight="bold" style:font-size-asian="9pt" style:font-style-asian="italic" style:font-weight-asian="bold"/>
    </style:style>
    <style:style style:name="T32" style:family="text">
      <style:text-properties style:font-name="JetBrains Mono" fo:font-size="9pt" style:font-size-asian="9pt"/>
    </style:style>
    <style:style style:name="T33" style:family="text">
      <style:text-properties style:font-name="JetBrains Mono" fo:font-size="9pt" style:font-size-asian="9pt"/>
    </style:style>
    <style:style style:name="T34" style:family="text">
      <style:text-properties style:font-name="JetBrains Mono" fo:font-size="9pt" style:font-size-asian="9pt"/>
    </style:style>
    <style:style style:name="T35" style:family="text">
      <style:text-properties style:font-name="JetBrains Mono" fo:font-size="9pt" style:font-size-asian="9pt"/>
    </style:style>
    <style:style style:name="T36" style:family="text">
      <style:text-properties style:font-name="JetBrains Mono" fo:font-size="9pt" style:font-size-asian="9pt"/>
    </style:style>
    <style:style style:name="T37" style:family="text">
      <style:text-properties style:font-name="JetBrains Mono" fo:font-size="9pt" style:font-size-asian="9pt"/>
    </style:style>
    <style:style style:name="T38" style:family="text">
      <style:text-properties style:font-name="JetBrains Mono" fo:font-size="9pt" style:font-size-asian="9pt"/>
    </style:style>
    <style:style style:name="T39" style:family="text">
      <style:text-properties style:font-name="JetBrains Mono" fo:font-size="9pt" style:font-size-asian="9pt"/>
    </style:style>
    <style:style style:name="T40" style:family="text">
      <style:text-properties style:font-name="JetBrains Mono" fo:font-style="italic" style:font-style-asian="italic"/>
    </style:style>
    <style:style style:name="T41" style:family="text">
      <style:text-properties style:font-name="JetBrains Mono" fo:font-style="italic" style:font-style-asian="italic"/>
    </style:style>
    <style:style style:name="T42" style:family="text">
      <style:text-properties style:font-name="JetBrains Mono" fo:font-style="italic" style:font-style-asian="italic"/>
    </style:style>
    <style:style style:name="T43" style:family="text">
      <style:text-properties style:font-name="JetBrains Mono" fo:font-style="italic" style:font-style-asian="italic"/>
    </style:style>
    <style:style style:name="T44" style:family="text">
      <style:text-properties style:font-name="JetBrains Mono" fo:font-style="italic" style:font-style-asian="italic"/>
    </style:style>
    <style:style style:name="T45" style:family="text">
      <style:text-properties style:font-name="JetBrains Mono" fo:font-style="italic" fo:font-weight="bold" style:font-style-asian="italic" style:font-weight-asian="bold"/>
    </style:style>
    <style:style style:name="T46" style:family="text">
      <style:text-properties style:font-name="JetBrains Mono" fo:font-style="italic" fo:font-weight="bold" style:font-style-asian="italic" style:font-weight-asian="bold"/>
    </style:style>
    <style:style style:name="T47" style:family="text">
      <style:text-properties style:font-name="JetBrains Mono" fo:font-style="italic" fo:font-weight="bold" style:font-style-asian="italic" style:font-weight-asian="bold"/>
    </style:style>
    <style:style style:name="T48" style:family="text">
      <style:text-properties style:font-name="JetBrains Mono"/>
    </style:style>
    <style:style style:name="T49" style:family="text">
      <style:text-properties style:font-name="JetBrains Mono"/>
    </style:style>
    <style:style style:name="T50" style:family="text">
      <style:text-properties style:font-name="JetBrains Mono"/>
    </style:style>
    <style:style style:name="T51" style:family="text">
      <style:text-properties style:font-name="JetBrains Mono"/>
    </style:style>
    <style:style style:name="T52" style:family="text">
      <style:text-properties style:font-name="JetBrains Mono"/>
    </style:style>
    <style:style style:name="T53" style:family="text">
      <style:text-properties style:font-name="JetBrains Mono"/>
    </style:style>
    <style:style style:name="T54" style:family="text">
      <style:text-properties style:font-name="JetBrains Mono"/>
    </style:style>
    <style:style style:name="T55" style:family="text">
      <style:text-properties fo:color="#717cb4" loext:opacity="100%" style:font-name="JetBrains Mono" fo:font-size="9pt" fo:font-style="italic" style:font-size-asian="9pt" style:font-style-asian="italic"/>
    </style:style>
    <style:style style:name="T56" style:family="text">
      <style:text-properties fo:color="#717cb4" loext:opacity="100%" style:font-name="JetBrains Mono" fo:font-size="9pt" fo:font-style="italic" fo:font-weight="bold" style:font-size-asian="9pt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ІНІСТЕРСТВО ОСВІТИ ТА НАУКИ УКРАЇНИ НАЦІОНАЛЬНИЙ УНІВЕРСИТЕТ “ЛЬВІВСЬКА ПОЛІТЕХНІКА” Н-Н ІНСТИТУТ ПІДПРИЄМНИЦТВА ТА ПЕРСПЕКТИВНИХ ТЕХНОЛОГІЙ</text:p>
      <text:p text:style-name="P3"/>
      <text:p text:style-name="P1"/>
      <text:p text:style-name="P1">Звіт </text:p>
      <text:p text:style-name="P4"><text:span text:style-name="T1">До виконаної лабораторної роботи №</text:span><text:span text:style-name="T4">3</text:span></text:p>
      <text:p text:style-name="P4"><text:span text:style-name="T1"><text:s/>З дисципліни «</text:span><text:span text:style-name="T5">Дискретна Математика ч.2</text:span><text:span text:style-name="T1">»</text:span>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6">Виконав: </text:span><text:span text:style-name="T2">Мальцев Кирило</text:span><text:span text:style-name="T6"> </text:span></text:p>
      <text:p text:style-name="P7"><text:span text:style-name="T7">Прийня</text:span><text:span text:style-name="T8">в</text:span><text:span text:style-name="T7">: </text:span><text:span text:style-name="T8">Лагун</text:span><text:span text:style-name="T7"> </text:span><text:span text:style-name="T8">А</text:span><text:span text:style-name="T7">.</text:span><text:span text:style-name="T8">Е</text:span><text:span text:style-name="T7">.</text:span></text:p>
      <text:p text:style-name="P1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Львів 202<text:span text:style-name="T9">1</text:span></text:p>
      <text:p text:style-name="P9"><text:soft-page-break/>Адаптивне кодування хаффмана</text:p>
      <text:p text:style-name="P10"><text:span text:style-name="T40">package </text:span><text:span text:style-name="T48">adaptiveHuffman.encoder</text:span><text:span text:style-name="T48">;</text:span><text:line-break/><text:line-break/><text:span text:style-name="T40">import </text:span><text:span text:style-name="T48">java.io.File</text:span><text:span text:style-name="T48">;</text:span><text:line-break/><text:span text:style-name="T40">import </text:span><text:span text:style-name="T48">java.io.FileInputStream</text:span><text:span text:style-name="T48">;</text:span><text:line-break/><text:span text:style-name="T40">import </text:span><text:span text:style-name="T48">java.io.FileNotFoundException</text:span><text:span text:style-name="T48">;</text:span><text:line-break/><text:span text:style-name="T40">import </text:span><text:span text:style-name="T48">java.io.FileOutputStream</text:span><text:span text:style-name="T48">;</text:span><text:line-break/><text:span text:style-name="T40">import </text:span><text:span text:style-name="T48">java.io.IOException</text:span><text:span text:style-name="T48">;</text:span><text:line-break/><text:span text:style-name="T40">import </text:span><text:span text:style-name="T48">java.sql.Time</text:span><text:span text:style-name="T48">;</text:span><text:line-break/><text:span text:style-name="T40">import </text:span><text:span text:style-name="T48">java.util.ArrayList</text:span><text:span text:style-name="T48">;</text:span><text:line-break/><text:line-break/><text:span text:style-name="T40">import </text:span><text:span text:style-name="T48">adaptiveHuffman.BitByteOutputStream</text:span><text:span text:style-name="T48">;</text:span><text:line-break/><text:span text:style-name="T40">import </text:span><text:span text:style-name="T48">adaptiveHuffman.tree.</text:span><text:span text:style-name="T48">*;</text:span><text:line-break/><text:line-break/><text:span text:style-name="T40">public class </text:span><text:span text:style-name="T48">Encoder </text:span><text:span text:style-name="T48">{</text:span><text:line-break/><text:span text:style-name="T48"><text:tab/></text:span><text:line-break/><text:span text:style-name="T48"><text:tab/></text:span><text:span text:style-name="T40">public </text:span><text:span text:style-name="T48">FileInputStream </text:span><text:span text:style-name="T48">in </text:span><text:span text:style-name="T48">= </text:span><text:span text:style-name="T40">null</text:span><text:span text:style-name="T48">;</text:span><text:line-break/><text:span text:style-name="T48"><text:tab/></text:span><text:span text:style-name="T40">public </text:span><text:span text:style-name="T48">BitByteOutputStream </text:span><text:span text:style-name="T48">out </text:span><text:span text:style-name="T48">= </text:span><text:span text:style-name="T40">null</text:span><text:span text:style-name="T48">;</text:span><text:line-break/><text:span text:style-name="T48"> <text:s text:c="3"/></text:span><text:line-break/><text:span text:style-name="T48"> <text:s text:c="3"/></text:span><text:span text:style-name="T40">public static void </text:span><text:span text:style-name="T48">main</text:span><text:span text:style-name="T48">(</text:span><text:span text:style-name="T48">String</text:span><text:span text:style-name="T48">[] </text:span><text:span text:style-name="T48">args</text:span><text:span text:style-name="T48">) {</text:span><text:line-break/><text:span text:style-name="T48"> <text:s text:c="3"/><text:tab/></text:span><text:span text:style-name="T40">if</text:span><text:span text:style-name="T48">(</text:span><text:span text:style-name="T48">args</text:span><text:span text:style-name="T48">.</text:span><text:span text:style-name="T48">length </text:span><text:span text:style-name="T48">&lt; </text:span><text:span text:style-name="T48">2</text:span><text:span text:style-name="T48">) {</text:span><text:line-break/><text:span text:style-name="T48"> <text:s text:c="3"/><text:tab/><text:tab/></text:span><text:span text:style-name="T48">System</text:span><text:span text:style-name="T48">.</text:span><text:span text:style-name="T45">err</text:span><text:span text:style-name="T48">.</text:span><text:span text:style-name="T48">println</text:span><text:span text:style-name="T48">(</text:span><text:span text:style-name="T48">"Usage: adaptiveHuffman.encoder inputFile outputFile"</text:span><text:span text:style-name="T48">);</text:span><text:line-break/><text:span text:style-name="T48"> <text:s text:c="3"/><text:tab/>}</text:span><text:line-break/><text:span text:style-name="T48"> <text:s text:c="3"/><text:tab/></text:span><text:span text:style-name="T40">else </text:span><text:span text:style-name="T48">{</text:span><text:line-break/><text:span text:style-name="T48"> <text:s text:c="3"/><text:tab/><text:tab/></text:span><text:span text:style-name="T48">Encoder </text:span><text:span text:style-name="T48">enc </text:span><text:span text:style-name="T48">= </text:span><text:span text:style-name="T40">new </text:span><text:span text:style-name="T48">Encoder</text:span><text:span text:style-name="T48">(</text:span><text:span text:style-name="T48">args</text:span><text:span text:style-name="T48">[</text:span><text:span text:style-name="T48">0</text:span><text:span text:style-name="T48">],</text:span><text:span text:style-name="T48">args</text:span><text:span text:style-name="T48">[</text:span><text:span text:style-name="T48">1</text:span><text:span text:style-name="T48">]);</text:span><text:line-break/><text:span text:style-name="T48"> <text:s text:c="3"/><text:tab/><text:tab/></text:span><text:span text:style-name="T48">Tree </text:span><text:span text:style-name="T48">tree </text:span><text:span text:style-name="T48">= </text:span><text:span text:style-name="T40">new </text:span><text:span text:style-name="T48">Tree</text:span><text:span text:style-name="T48">();</text:span><text:line-break/><text:span text:style-name="T48"> <text:s text:c="3"/><text:tab/><text:tab/></text:span><text:span text:style-name="T48">File </text:span><text:span text:style-name="T48">in </text:span><text:span text:style-name="T48">= </text:span><text:span text:style-name="T40">new </text:span><text:span text:style-name="T48">File</text:span><text:span text:style-name="T48">(</text:span><text:span text:style-name="T48">args</text:span><text:span text:style-name="T48">[</text:span><text:span text:style-name="T48">0</text:span><text:span text:style-name="T48">]);</text:span><text:line-break/><text:span text:style-name="T48"> <text:s text:c="3"/><text:tab/><text:tab/></text:span><text:span text:style-name="T40">long </text:span><text:span text:style-name="T48">t </text:span><text:span text:style-name="T48">= </text:span><text:span text:style-name="T48">System</text:span><text:span text:style-name="T48">.</text:span><text:span text:style-name="T40">nanoTime</text:span><text:span text:style-name="T48">();</text:span><text:line-break/><text:span text:style-name="T48"> <text:s text:c="3"/><text:tab/><text:tab/></text:span><text:span text:style-name="T48">enc</text:span><text:span text:style-name="T48">.</text:span><text:span text:style-name="T48">encode</text:span><text:span text:style-name="T48">(</text:span><text:span text:style-name="T48">tree</text:span><text:span text:style-name="T48">);</text:span><text:line-break/><text:span text:style-name="T48"> <text:s text:c="3"/><text:tab/><text:tab/></text:span><text:span text:style-name="T40">long </text:span><text:span text:style-name="T48">at </text:span><text:span text:style-name="T48">= </text:span><text:span text:style-name="T48">System</text:span><text:span text:style-name="T48">.</text:span><text:span text:style-name="T40">nanoTime</text:span><text:span text:style-name="T48">();</text:span><text:line-break/><text:span text:style-name="T48"> <text:s text:c="3"/><text:tab/><text:tab/></text:span><text:span text:style-name="T48">File </text:span><text:span text:style-name="T48">out </text:span><text:span text:style-name="T48">= </text:span><text:span text:style-name="T40">new </text:span><text:span text:style-name="T48">File</text:span><text:span text:style-name="T48">(</text:span><text:span text:style-name="T48">args</text:span><text:span text:style-name="T48">[</text:span><text:span text:style-name="T48">1</text:span><text:span text:style-name="T48">]);</text:span><text:line-break/><text:span text:style-name="T48"> <text:s text:c="3"/><text:tab/><text:tab/></text:span><text:span text:style-name="T48">System</text:span><text:span text:style-name="T48">.</text:span><text:span text:style-name="T45">out</text:span><text:span text:style-name="T48">.</text:span><text:span text:style-name="T48">println</text:span><text:span text:style-name="T48">(</text:span><text:span text:style-name="T48">"Finished compression of: "</text:span><text:span text:style-name="T48">+</text:span><text:span text:style-name="T48">in</text:span><text:span text:style-name="T48">.</text:span><text:span text:style-name="T48">getName</text:span><text:span text:style-name="T48">()+</text:span><text:span text:style-name="T48">" in "</text:span><text:span text:style-name="T48">+(</text:span><text:span text:style-name="T40">float</text:span><text:span text:style-name="T48">)(</text:span><text:span text:style-name="T48">at</text:span><text:span text:style-name="T48">-</text:span><text:span text:style-name="T48">t</text:span><text:span text:style-name="T48">)/</text:span><text:span text:style-name="T48">1000000</text:span><text:span text:style-name="T48">+</text:span><text:span text:style-name="T48">" ms"</text:span><text:span text:style-name="T48">);</text:span><text:line-break/><text:span text:style-name="T48"> <text:s text:c="3"/><text:tab/><text:tab/></text:span><text:span text:style-name="T48">System</text:span><text:span text:style-name="T48">.</text:span><text:span text:style-name="T45">out</text:span><text:span text:style-name="T48">.</text:span><text:span text:style-name="T48">println</text:span><text:span text:style-name="T48">(</text:span><text:span text:style-name="T48">"Original size: "</text:span><text:span text:style-name="T48">+</text:span><text:span text:style-name="T48">in</text:span><text:span text:style-name="T48">.</text:span><text:span text:style-name="T48">length</text:span><text:span text:style-name="T48">()+</text:span><text:span text:style-name="T48">" bytes"</text:span><text:span text:style-name="T48">);</text:span><text:line-break/><text:span text:style-name="T48"> <text:s text:c="3"/><text:tab/><text:tab/></text:span><text:span text:style-name="T48">System</text:span><text:span text:style-name="T48">.</text:span><text:span text:style-name="T45">out</text:span><text:span text:style-name="T48">.</text:span><text:span text:style-name="T48">println</text:span><text:span text:style-name="T48">(</text:span><text:span text:style-name="T48">"Compressed size: "</text:span><text:span text:style-name="T48">+</text:span><text:span text:style-name="T48">out</text:span><text:span text:style-name="T48">.</text:span><text:span text:style-name="T48">length</text:span><text:span text:style-name="T48">()+</text:span><text:span text:style-name="T48">" bytes"</text:span><text:span text:style-name="T48">);</text:span><text:line-break/><text:span text:style-name="T48"> <text:s text:c="3"/><text:tab/><text:tab/></text:span><text:span text:style-name="T48">System</text:span><text:span text:style-name="T48">.</text:span><text:span text:style-name="T45">out</text:span><text:span text:style-name="T48">.</text:span><text:span text:style-name="T48">println</text:span><text:span text:style-name="T48">(</text:span><text:span text:style-name="T48">"Compression ratio: "</text:span><text:span text:style-name="T48">+((</text:span><text:span text:style-name="T40">float</text:span><text:span text:style-name="T48">)</text:span><text:span text:style-name="T48">in</text:span><text:span text:style-name="T48">.</text:span><text:span text:style-name="T48">length</text:span><text:span text:style-name="T48">()/(</text:span><text:span text:style-name="T40">float</text:span><text:span text:style-name="T48">)</text:span><text:span text:style-name="T48">out</text:span><text:span text:style-name="T48">.</text:span><text:span text:style-name="T48">length</text:span><text:span text:style-name="T48">()));</text:span><text:line-break/><text:span text:style-name="T48"> <text:s text:c="3"/><text:tab/>}</text:span><text:line-break/><text:span text:style-name="T48"><text:tab/>}</text:span><text:line-break/><text:span text:style-name="T48"> <text:s text:c="3"/></text:span><text:line-break/><text:span text:style-name="T48"> <text:s text:c="3"/></text:span><text:span text:style-name="T40">public </text:span><text:span text:style-name="T48">Encoder</text:span><text:span text:style-name="T48">(</text:span><text:span text:style-name="T48">String </text:span><text:span text:style-name="T48">in</text:span><text:span text:style-name="T48">, </text:span><text:span text:style-name="T48">String </text:span><text:span text:style-name="T48">out</text:span><text:span text:style-name="T48">) {</text:span><text:line-break/><text:span text:style-name="T48"> <text:s text:c="3"/><text:tab/></text:span><text:span text:style-name="T40">try </text:span><text:span text:style-name="T48">{</text:span><text:line-break/><text:span text:style-name="T48"><text:tab/><text:tab/><text:tab/></text:span><text:span text:style-name="T40">this</text:span><text:span text:style-name="T48">.</text:span><text:span text:style-name="T48">in </text:span><text:span text:style-name="T48">= </text:span><text:span text:style-name="T40">new </text:span><text:span text:style-name="T48">FileInputStream</text:span><text:span text:style-name="T48">(</text:span><text:span text:style-name="T48">in</text:span><text:span text:style-name="T48">);</text:span><text:line-break/><text:span text:style-name="T48"><text:tab/><text:tab/><text:tab/></text:span><text:span text:style-name="T40">this</text:span><text:span text:style-name="T48">.</text:span><text:span text:style-name="T48">out </text:span><text:span text:style-name="T48">= </text:span><text:span text:style-name="T40">new </text:span><text:span text:style-name="T48">BitByteOutputStream</text:span><text:span text:style-name="T48">(</text:span><text:span text:style-name="T40">new </text:span><text:span text:style-name="T48">FileOutputStream</text:span><text:span text:style-name="T48">(</text:span><text:span text:style-name="T48">out</text:span><text:span text:style-name="T48">));</text:span><text:line-break/><text:span text:style-name="T48"><text:tab/><text:tab/>} </text:span><text:span text:style-name="T40">catch </text:span><text:span text:style-name="T48">(</text:span><text:span text:style-name="T48">FileNotFoundException </text:span><text:span text:style-name="T48">e</text:span><text:span text:style-name="T48">) {</text:span><text:line-break/><text:span text:style-name="T48"><text:tab/><text:tab/><text:tab/></text:span><text:span text:style-name="T48">e</text:span><text:span text:style-name="T48">.</text:span><text:span text:style-name="T48">printStackTrace</text:span><text:span text:style-name="T48">();</text:span><text:line-break/><text:span text:style-name="T48"><text:tab/><text:tab/>}</text:span><text:line-break/><text:span text:style-name="T48"> <text:s text:c="3"/><text:tab/></text:span><text:line-break/><text:span text:style-name="T48"> <text:s text:c="3"/>}</text:span><text:line-break/><text:line-break/><text:span text:style-name="T48"><text:tab/></text:span><text:span text:style-name="T40">public void </text:span><text:span text:style-name="T48">encode</text:span><text:span text:style-name="T48">(</text:span><text:span text:style-name="T48">Tree </text:span><text:span text:style-name="T48">tree</text:span><text:span text:style-name="T48">) {</text:span><text:line-break/><text:span text:style-name="T48"><text:tab/><text:tab/></text:span><text:line-break/><text:span text:style-name="T48"><text:tab/><text:tab/></text:span><text:span text:style-name="T40">try </text:span><text:span text:style-name="T48">{</text:span><text:line-break/><text:span text:style-name="T48"><text:tab/><text:tab/><text:tab/></text:span><text:line-break/><text:span text:style-name="T48"><text:tab/><text:tab/><text:tab/></text:span><text:span text:style-name="T40">int </text:span><text:span text:style-name="T48">c </text:span><text:span text:style-name="T48">= </text:span><text:span text:style-name="T48">0</text:span><text:span text:style-name="T48">;</text:span><text:line-break/><text:span text:style-name="T48"><text:tab/><text:tab/><text:tab/></text:span><text:line-break/><text:span text:style-name="T48"><text:tab/><text:tab/><text:tab/></text:span><text:span text:style-name="T40">while</text:span><text:span text:style-name="T48">((</text:span><text:span text:style-name="T48">c </text:span><text:span text:style-name="T48">= </text:span><text:span text:style-name="T48">in</text:span><text:span text:style-name="T48">.</text:span><text:span text:style-name="T48">read</text:span><text:span text:style-name="T48">()) != -</text:span><text:span text:style-name="T48">1</text:span><text:span text:style-name="T48">) {</text:span><text:line-break/><text:span text:style-name="T48"><text:tab/><text:tab/><text:tab/><text:tab/></text:span><text:span text:style-name="T48">ArrayList</text:span><text:span text:style-name="T48">&lt;</text:span><text:span text:style-name="T48">Boolean</text:span><text:span text:style-name="T48">&gt; </text:span><text:span text:style-name="T48">buffer </text:span><text:span text:style-name="T48">= </text:span><text:span text:style-name="T40">new </text:span><text:span text:style-name="T48">ArrayList</text:span><text:span text:style-name="T48">&lt;</text:span><text:span text:style-name="T48">Boolean</text:span><text:span text:style-name="T48">&gt;();</text:span><text:line-break/><text:span text:style-name="T48"><text:tab/><text:tab/><text:tab/><text:tab/></text:span><text:span text:style-name="T40">if </text:span><text:span text:style-name="T48">(</text:span><text:span text:style-name="T48">tree</text:span><text:span text:style-name="T48">.</text:span><text:span text:style-name="T48">contains</text:span><text:span text:style-name="T48">(</text:span><text:span text:style-name="T48">c</text:span><text:span text:style-name="T48">)) {</text:span><text:line-break/><text:span text:style-name="T48"><text:tab/><text:tab/><text:tab/><text:tab/><text:tab/></text:span><text:line-break/><text:span text:style-name="T48"><text:tab/><text:tab/><text:tab/><text:tab/><text:tab/></text:span><text:span text:style-name="T40">int </text:span><text:span text:style-name="T48">len </text:span><text:span text:style-name="T48">= </text:span><text:span text:style-name="T48">tree</text:span><text:span text:style-name="T48">.</text:span><text:span text:style-name="T48">getCode</text:span><text:span text:style-name="T48">(</text:span><text:span text:style-name="T48">c</text:span><text:span text:style-name="T48">,</text:span><text:span text:style-name="T40">true</text:span><text:span text:style-name="T48">,</text:span><text:span text:style-name="T48">buffer</text:span><text:span text:style-name="T48">);</text:span><text:line-break/><text:span text:style-name="T48"><text:tab/><text:tab/><text:tab/><text:tab/><text:tab/></text:span><text:span text:style-name="T40">for</text:span><text:span text:style-name="T48">(</text:span><text:span text:style-name="T48">len </text:span><text:span text:style-name="T48">= </text:span><text:span text:style-name="T48">len</text:span><text:span text:style-name="T48">-</text:span><text:span text:style-name="T48">1 </text:span><text:span text:style-name="T48">;</text:span><text:span text:style-name="T48">len </text:span><text:span text:style-name="T48">&gt;= </text:span><text:span text:style-name="T48">0</text:span><text:span text:style-name="T48">; </text:span><text:span text:style-name="T48">len</text:span><text:span text:style-name="T48">--) {</text:span><text:line-break/><text:span text:style-name="T48"><text:tab/><text:tab/><text:tab/><text:tab/><text:tab/><text:tab/></text:span><text:span text:style-name="T48">out</text:span><text:span text:style-name="T48">.</text:span><text:span text:style-name="T48">writeBit</text:span><text:span text:style-name="T48">(</text:span><text:span text:style-name="T48">buffer</text:span><text:span text:style-name="T48">.</text:span><text:span text:style-name="T48">get</text:span><text:span text:style-name="T48">(</text:span><text:span text:style-name="T48">len</text:span><text:span text:style-name="T48">));</text:span><text:line-break/><text:span text:style-name="T48"><text:tab/><text:tab/><text:tab/><text:tab/><text:tab/>}</text:span><text:line-break/><text:span text:style-name="T48"><text:tab/><text:tab/><text:tab/><text:tab/><text:tab/></text:span><text:span text:style-name="T48">tree</text:span><text:span text:style-name="T48">.</text:span><text:span text:style-name="T48">insertInto</text:span><text:span text:style-name="T48">(</text:span><text:span text:style-name="T48">c</text:span><text:span text:style-name="T48">);</text:span><text:line-break/><text:span text:style-name="T48"><text:tab/><text:tab/><text:tab/><text:tab/>}</text:span><text:line-break/><text:span text:style-name="T48"><text:tab/><text:tab/><text:tab/><text:tab/></text:span><text:span text:style-name="T40">else </text:span><text:span text:style-name="T48">{</text:span><text:line-break/><text:span text:style-name="T48"><text:tab/><text:tab/><text:tab/><text:tab/><text:tab/></text:span><text:span text:style-name="T40">int </text:span><text:span text:style-name="T48">len </text:span><text:span text:style-name="T48">= </text:span><text:span text:style-name="T48">tree</text:span><text:span text:style-name="T48">.</text:span><text:span text:style-name="T48">getCode</text:span><text:span text:style-name="T48">(</text:span><text:span text:style-name="T48">c</text:span><text:span text:style-name="T48">, </text:span><text:span text:style-name="T40">false</text:span><text:span text:style-name="T48">,</text:span><text:span text:style-name="T48">buffer</text:span><text:span text:style-name="T48">);</text:span><text:line-break/><text:span text:style-name="T48"><text:tab/><text:tab/><text:tab/><text:tab/><text:tab/></text:span><text:span text:style-name="T40">for</text:span><text:span text:style-name="T48">(</text:span><text:span text:style-name="T48">len </text:span><text:span text:style-name="T48">= </text:span><text:span text:style-name="T48">len </text:span><text:span text:style-name="T48">- </text:span><text:span text:style-name="T48">1</text:span><text:span text:style-name="T48">; </text:span><text:span text:style-name="T48">len </text:span><text:span text:style-name="T48">&gt;= </text:span><text:span text:style-name="T48">0</text:span><text:span text:style-name="T48">; </text:span><text:span text:style-name="T48">len</text:span><text:span text:style-name="T48">--) {</text:span><text:line-break/><text:span text:style-name="T48"><text:tab/><text:tab/><text:tab/><text:tab/><text:tab/><text:tab/></text:span><text:span text:style-name="T48">out</text:span><text:span text:style-name="T48">.</text:span><text:span text:style-name="T48">writeBit</text:span><text:span text:style-name="T48">(</text:span><text:span text:style-name="T48">buffer</text:span><text:span text:style-name="T48">.</text:span><text:span text:style-name="T48">get</text:span><text:span text:style-name="T48">(</text:span><text:span text:style-name="T48">len</text:span><text:span text:style-name="T48">));</text:span><text:line-break/><text:span text:style-name="T48"><text:tab/><text:tab/><text:tab/><text:tab/><text:tab/>}</text:span><text:line-break/><text:span text:style-name="T48"><text:tab/><text:tab/><text:tab/><text:tab/><text:tab/></text:span><text:span text:style-name="T48">out</text:span><text:span text:style-name="T48">.</text:span><text:span text:style-name="T48">writeByte</text:span><text:span text:style-name="T48">(</text:span><text:span text:style-name="T48">c</text:span><text:span text:style-name="T48">);</text:span><text:line-break/><text:span text:style-name="T48"><text:tab/><text:tab/><text:tab/><text:tab/><text:tab/></text:span><text:span text:style-name="T48">tree</text:span><text:span text:style-name="T48">.</text:span><text:span text:style-name="T48">insertInto</text:span><text:span text:style-name="T48">(</text:span><text:span text:style-name="T48">c</text:span><text:span text:style-name="T48">);</text:span><text:line-break/><text:span text:style-name="T48"><text:tab/><text:tab/><text:tab/><text:tab/>}</text:span><text:line-break/><text:span text:style-name="T48"><text:tab/><text:tab/><text:tab/>}</text:span><text:line-break/><text:span text:style-name="T48"><text:tab/><text:tab/><text:tab/></text:span><text:span text:style-name="T48">out</text:span><text:span text:style-name="T48">.</text:span><text:span text:style-name="T48">flush</text:span><text:span text:style-name="T48">();</text:span><text:line-break/><text:span text:style-name="T48"><text:tab/><text:tab/>}</text:span><text:line-break/><text:span text:style-name="T48"><text:tab/><text:tab/></text:span><text:span text:style-name="T40">catch </text:span><text:span text:style-name="T48">(</text:span><text:span text:style-name="T48">IOException </text:span><text:span text:style-name="T48">e</text:span><text:span text:style-name="T48">) {</text:span><text:line-break/><text:span text:style-name="T48"><text:tab/><text:tab/><text:tab/></text:span><text:span text:style-name="T48">System</text:span><text:span text:style-name="T48">.</text:span><text:span text:style-name="T45">err</text:span><text:span text:style-name="T48">.</text:span><text:span text:style-name="T48">println</text:span><text:span text:style-name="T48">(</text:span><text:span text:style-name="T48">"Error reading from input"</text:span><text:span text:style-name="T48">);</text:span><text:line-break/><text:soft-page-break/><text:span text:style-name="T48"><text:tab/><text:tab/><text:tab/></text:span><text:span text:style-name="T48">e</text:span><text:span text:style-name="T48">.</text:span><text:span text:style-name="T48">printStackTrace</text:span><text:span text:style-name="T48">();</text:span><text:line-break/><text:span text:style-name="T48"><text:tab/><text:tab/>}</text:span><text:line-break/><text:span text:style-name="T48"><text:tab/><text:tab/></text:span><text:span text:style-name="T40">finally </text:span><text:span text:style-name="T48">{</text:span><text:line-break/><text:span text:style-name="T48"><text:tab/><text:tab/><text:tab/></text:span><text:span text:style-name="T40">if</text:span><text:span text:style-name="T48">(</text:span><text:span text:style-name="T48">in </text:span><text:span text:style-name="T48">!= </text:span><text:span text:style-name="T40">null</text:span><text:span text:style-name="T48">) {</text:span><text:line-break/><text:span text:style-name="T48"><text:tab/><text:tab/><text:tab/><text:tab/></text:span><text:span text:style-name="T40">try </text:span><text:span text:style-name="T48">{</text:span><text:line-break/><text:span text:style-name="T48"><text:tab/><text:tab/><text:tab/><text:tab/><text:tab/></text:span><text:span text:style-name="T48">in</text:span><text:span text:style-name="T48">.</text:span><text:span text:style-name="T48">close</text:span><text:span text:style-name="T48">();</text:span><text:line-break/><text:span text:style-name="T48"><text:tab/><text:tab/><text:tab/><text:tab/>} </text:span><text:span text:style-name="T40">catch </text:span><text:span text:style-name="T48">(</text:span><text:span text:style-name="T48">IOException </text:span><text:span text:style-name="T48">e</text:span><text:span text:style-name="T48">) {</text:span><text:line-break/><text:span text:style-name="T48"><text:tab/><text:tab/><text:tab/><text:tab/><text:tab/></text:span><text:span text:style-name="T48">e</text:span><text:span text:style-name="T48">.</text:span><text:span text:style-name="T48">printStackTrace</text:span><text:span text:style-name="T48">();</text:span><text:line-break/><text:span text:style-name="T48"><text:tab/><text:tab/><text:tab/><text:tab/>}</text:span><text:line-break/><text:span text:style-name="T48"><text:tab/><text:tab/><text:tab/>}</text:span><text:line-break/><text:span text:style-name="T48"><text:tab/><text:tab/><text:tab/></text:span><text:span text:style-name="T40">if</text:span><text:span text:style-name="T48">(</text:span><text:span text:style-name="T48">out </text:span><text:span text:style-name="T48">!= </text:span><text:span text:style-name="T40">null</text:span><text:span text:style-name="T48">) {</text:span><text:line-break/><text:span text:style-name="T48"><text:tab/><text:tab/><text:tab/><text:tab/></text:span><text:span text:style-name="T48">out</text:span><text:span text:style-name="T48">.</text:span><text:span text:style-name="T48">close</text:span><text:span text:style-name="T48">();</text:span><text:line-break/><text:span text:style-name="T48"><text:tab/><text:tab/><text:tab/>}</text:span><text:line-break/><text:span text:style-name="T48"><text:tab/><text:tab/>}</text:span><text:line-break/><text:span text:style-name="T48"><text:tab/>}</text:span><text:line-break/><text:span text:style-name="T48"><text:tab/></text:span><text:line-break/><text:span text:style-name="T48"><text:tab/></text:span><text:line-break/><text:span text:style-name="T48"><text:tab/></text:span><text:line-break/><text:line-break/><text:span text:style-name="T48">}</text:span><text:line-break/></text:p>
      <text:p text:style-name="P10"/>
      <text:p text:style-name="P10"/>
      <text:p text:style-name="P10"><text:span text:style-name="T40">package </text:span><text:span text:style-name="T48">adaptiveHuffman.decoder</text:span><text:span text:style-name="T48">;</text:span><text:line-break/><text:line-break/><text:span text:style-name="T40">import </text:span><text:span text:style-name="T48">java.io.File</text:span><text:span text:style-name="T48">;</text:span><text:line-break/><text:span text:style-name="T40">import </text:span><text:span text:style-name="T48">java.io.FileInputStream</text:span><text:span text:style-name="T48">;</text:span><text:line-break/><text:span text:style-name="T40">import </text:span><text:span text:style-name="T48">java.io.FileNotFoundException</text:span><text:span text:style-name="T48">;</text:span><text:line-break/><text:span text:style-name="T40">import </text:span><text:span text:style-name="T48">java.io.FileOutputStream</text:span><text:span text:style-name="T48">;</text:span><text:line-break/><text:span text:style-name="T40">import </text:span><text:span text:style-name="T48">java.io.IOException</text:span><text:span text:style-name="T48">;</text:span><text:line-break/><text:line-break/><text:span text:style-name="T40">import </text:span><text:span text:style-name="T48">adaptiveHuffman.BitInputStream</text:span><text:span text:style-name="T48">;</text:span><text:line-break/><text:span text:style-name="T40">import </text:span><text:span text:style-name="T48">adaptiveHuffman.tree.</text:span><text:span text:style-name="T48">*;</text:span><text:line-break/><text:line-break/><text:span text:style-name="T40">public class </text:span><text:span text:style-name="T48">Decoder </text:span><text:span text:style-name="T48">{</text:span><text:line-break/><text:span text:style-name="T48"><text:tab/></text:span><text:line-break/><text:span text:style-name="T48"><text:tab/></text:span><text:span text:style-name="T40">private </text:span><text:span text:style-name="T48">BitInputStream </text:span><text:span text:style-name="T48">in </text:span><text:span text:style-name="T48">= </text:span><text:span text:style-name="T40">null</text:span><text:span text:style-name="T48">;</text:span><text:line-break/><text:span text:style-name="T48"><text:tab/></text:span><text:span text:style-name="T40">private </text:span><text:span text:style-name="T48">FileOutputStream </text:span><text:span text:style-name="T48">out </text:span><text:span text:style-name="T48">= </text:span><text:span text:style-name="T40">null</text:span><text:span text:style-name="T48">;</text:span><text:line-break/><text:span text:style-name="T48"><text:tab/></text:span><text:line-break/><text:span text:style-name="T48"> <text:s text:c="3"/></text:span><text:span text:style-name="T40">public static void </text:span><text:span text:style-name="T48">main</text:span><text:span text:style-name="T48">(</text:span><text:span text:style-name="T48">String</text:span><text:span text:style-name="T48">[] </text:span><text:span text:style-name="T48">args</text:span><text:span text:style-name="T48">) {</text:span><text:line-break/><text:span text:style-name="T48"> <text:s text:c="3"/><text:tab/></text:span><text:span text:style-name="T40">if</text:span><text:span text:style-name="T48">(</text:span><text:span text:style-name="T48">args</text:span><text:span text:style-name="T48">.</text:span><text:span text:style-name="T48">length </text:span><text:span text:style-name="T48">&lt; </text:span><text:span text:style-name="T48">2</text:span><text:span text:style-name="T48">) {</text:span><text:line-break/><text:span text:style-name="T48"> <text:s text:c="3"/><text:tab/><text:tab/></text:span><text:span text:style-name="T48">System</text:span><text:span text:style-name="T48">.</text:span><text:span text:style-name="T45">err</text:span><text:span text:style-name="T48">.</text:span><text:span text:style-name="T48">println</text:span><text:span text:style-name="T48">(</text:span><text:span text:style-name="T48">"Usage: adaptiveHuffman.decoder inputFile outputFile"</text:span><text:span text:style-name="T48">);</text:span><text:line-break/><text:span text:style-name="T48"> <text:s text:c="3"/><text:tab/>}</text:span><text:line-break/><text:span text:style-name="T48"> <text:s text:c="3"/><text:tab/></text:span><text:span text:style-name="T40">else </text:span><text:span text:style-name="T48">{</text:span><text:line-break/><text:span text:style-name="T48"> <text:s text:c="3"/><text:tab/><text:tab/></text:span><text:span text:style-name="T48">Decoder </text:span><text:span text:style-name="T48">dec </text:span><text:span text:style-name="T48">= </text:span><text:span text:style-name="T40">new </text:span><text:span text:style-name="T48">Decoder</text:span><text:span text:style-name="T48">(</text:span><text:span text:style-name="T48">args</text:span><text:span text:style-name="T48">[</text:span><text:span text:style-name="T48">0</text:span><text:span text:style-name="T48">],</text:span><text:span text:style-name="T48">args</text:span><text:span text:style-name="T48">[</text:span><text:span text:style-name="T48">1</text:span><text:span text:style-name="T48">]);</text:span><text:line-break/><text:span text:style-name="T48"> <text:s text:c="3"/><text:tab/><text:tab/></text:span><text:span text:style-name="T48">Tree </text:span><text:span text:style-name="T48">tree </text:span><text:span text:style-name="T48">= </text:span><text:span text:style-name="T40">new </text:span><text:span text:style-name="T48">Tree</text:span><text:span text:style-name="T48">();</text:span><text:line-break/><text:span text:style-name="T48"> <text:s text:c="3"/><text:tab/><text:tab/></text:span><text:span text:style-name="T48">File </text:span><text:span text:style-name="T48">in </text:span><text:span text:style-name="T48">= </text:span><text:span text:style-name="T40">new </text:span><text:span text:style-name="T48">File</text:span><text:span text:style-name="T48">(</text:span><text:span text:style-name="T48">args</text:span><text:span text:style-name="T48">[</text:span><text:span text:style-name="T48">0</text:span><text:span text:style-name="T48">]);</text:span><text:line-break/><text:span text:style-name="T48"> <text:s text:c="3"/><text:tab/><text:tab/></text:span><text:span text:style-name="T48">dec</text:span><text:span text:style-name="T48">.</text:span><text:span text:style-name="T48">decode</text:span><text:span text:style-name="T48">(</text:span><text:span text:style-name="T48">tree</text:span><text:span text:style-name="T48">);</text:span><text:line-break/><text:span text:style-name="T48"> <text:s text:c="3"/><text:tab/><text:tab/></text:span><text:span text:style-name="T48">File </text:span><text:span text:style-name="T48">out </text:span><text:span text:style-name="T48">= </text:span><text:span text:style-name="T40">new </text:span><text:span text:style-name="T48">File</text:span><text:span text:style-name="T48">(</text:span><text:span text:style-name="T48">args</text:span><text:span text:style-name="T48">[</text:span><text:span text:style-name="T48">1</text:span><text:span text:style-name="T48">]);</text:span><text:line-break/><text:span text:style-name="T48"> <text:s text:c="3"/><text:tab/><text:tab/></text:span><text:span text:style-name="T48">System</text:span><text:span text:style-name="T48">.</text:span><text:span text:style-name="T45">out</text:span><text:span text:style-name="T48">.</text:span><text:span text:style-name="T48">println</text:span><text:span text:style-name="T48">(</text:span><text:span text:style-name="T48">"Finished decompression of: "</text:span><text:span text:style-name="T48">+</text:span><text:span text:style-name="T48">in</text:span><text:span text:style-name="T48">.</text:span><text:span text:style-name="T48">getName</text:span><text:span text:style-name="T48">());</text:span><text:line-break/><text:span text:style-name="T48"> <text:s text:c="3"/><text:tab/><text:tab/></text:span><text:span text:style-name="T48">System</text:span><text:span text:style-name="T48">.</text:span><text:span text:style-name="T45">out</text:span><text:span text:style-name="T48">.</text:span><text:span text:style-name="T48">println</text:span><text:span text:style-name="T48">(</text:span><text:span text:style-name="T48">"Original size: "</text:span><text:span text:style-name="T48">+</text:span><text:span text:style-name="T48">in</text:span><text:span text:style-name="T48">.</text:span><text:span text:style-name="T48">length</text:span><text:span text:style-name="T48">()+</text:span><text:span text:style-name="T48">" bytes"</text:span><text:span text:style-name="T48">);</text:span><text:line-break/><text:span text:style-name="T48"> <text:s text:c="3"/><text:tab/><text:tab/></text:span><text:span text:style-name="T48">System</text:span><text:span text:style-name="T48">.</text:span><text:span text:style-name="T45">out</text:span><text:span text:style-name="T48">.</text:span><text:span text:style-name="T48">println</text:span><text:span text:style-name="T48">(</text:span><text:span text:style-name="T48">"Uncompressed size: "</text:span><text:span text:style-name="T48">+</text:span><text:span text:style-name="T48">out</text:span><text:span text:style-name="T48">.</text:span><text:span text:style-name="T48">length</text:span><text:span text:style-name="T48">()+</text:span><text:span text:style-name="T48">" bytes"</text:span><text:span text:style-name="T48">);</text:span><text:line-break/><text:span text:style-name="T48"> <text:s text:c="3"/><text:tab/><text:tab/></text:span><text:span text:style-name="T48">System</text:span><text:span text:style-name="T48">.</text:span><text:span text:style-name="T45">out</text:span><text:span text:style-name="T48">.</text:span><text:span text:style-name="T48">println</text:span><text:span text:style-name="T48">(</text:span><text:span text:style-name="T48">"Compression ratio: "</text:span><text:span text:style-name="T48">+((</text:span><text:span text:style-name="T40">float</text:span><text:span text:style-name="T48">)</text:span><text:span text:style-name="T48">out</text:span><text:span text:style-name="T48">.</text:span><text:span text:style-name="T48">length</text:span><text:span text:style-name="T48">()/(</text:span><text:span text:style-name="T40">float</text:span><text:span text:style-name="T48">)</text:span><text:span text:style-name="T48">in</text:span><text:span text:style-name="T48">.</text:span><text:span text:style-name="T48">length</text:span><text:span text:style-name="T48">()));</text:span><text:line-break/><text:span text:style-name="T48"> <text:s text:c="3"/><text:tab/>}</text:span><text:line-break/><text:span text:style-name="T48"> <text:s text:c="3"/>}</text:span><text:line-break/><text:span text:style-name="T48"> <text:s text:c="3"/></text:span><text:line-break/><text:span text:style-name="T48"> <text:s text:c="3"/></text:span><text:span text:style-name="T40">public </text:span><text:span text:style-name="T48">Decoder</text:span><text:span text:style-name="T48">(</text:span><text:span text:style-name="T48">String </text:span><text:span text:style-name="T48">in</text:span><text:span text:style-name="T48">, </text:span><text:span text:style-name="T48">String </text:span><text:span text:style-name="T48">out</text:span><text:span text:style-name="T48">) {</text:span><text:line-break/><text:span text:style-name="T48"> <text:s text:c="3"/><text:tab/></text:span><text:span text:style-name="T40">try </text:span><text:span text:style-name="T48">{</text:span><text:line-break/><text:span text:style-name="T48"><text:tab/><text:tab/><text:tab/></text:span><text:span text:style-name="T40">this</text:span><text:span text:style-name="T48">.</text:span><text:span text:style-name="T48">in </text:span><text:span text:style-name="T48">= </text:span><text:span text:style-name="T40">new </text:span><text:span text:style-name="T48">BitInputStream</text:span><text:span text:style-name="T48">(</text:span><text:span text:style-name="T40">new </text:span><text:span text:style-name="T48">FileInputStream</text:span><text:span text:style-name="T48">(</text:span><text:span text:style-name="T48">in</text:span><text:span text:style-name="T48">));</text:span><text:line-break/><text:span text:style-name="T48"><text:tab/><text:tab/><text:tab/></text:span><text:span text:style-name="T40">this</text:span><text:span text:style-name="T48">.</text:span><text:span text:style-name="T48">out </text:span><text:span text:style-name="T48">= </text:span><text:span text:style-name="T40">new </text:span><text:span text:style-name="T48">FileOutputStream</text:span><text:span text:style-name="T48">(</text:span><text:span text:style-name="T48">out</text:span><text:span text:style-name="T48">);</text:span><text:line-break/><text:span text:style-name="T48"><text:tab/><text:tab/>} </text:span><text:span text:style-name="T40">catch </text:span><text:span text:style-name="T48">(</text:span><text:span text:style-name="T48">FileNotFoundException </text:span><text:span text:style-name="T48">e</text:span><text:span text:style-name="T48">) {</text:span><text:line-break/><text:span text:style-name="T48"><text:tab/><text:tab/><text:tab/></text:span><text:span text:style-name="T48">e</text:span><text:span text:style-name="T48">.</text:span><text:span text:style-name="T48">printStackTrace</text:span><text:span text:style-name="T48">();</text:span><text:line-break/><text:span text:style-name="T48"><text:tab/><text:tab/>}</text:span><text:line-break/><text:span text:style-name="T48"> <text:s text:c="3"/><text:tab/></text:span><text:line-break/><text:span text:style-name="T48"> <text:s text:c="3"/>}</text:span><text:line-break/><text:span text:style-name="T48"> <text:s text:c="3"/></text:span><text:line-break/><text:span text:style-name="T48"> <text:s text:c="3"/></text:span><text:line-break/><text:span text:style-name="T48"><text:tab/></text:span><text:span text:style-name="T40">public void </text:span><text:span text:style-name="T48">decode</text:span><text:span text:style-name="T48">(</text:span><text:span text:style-name="T48">Tree </text:span><text:span text:style-name="T48">tree</text:span><text:span text:style-name="T48">) {</text:span><text:line-break/><text:span text:style-name="T48"><text:tab/><text:tab/></text:span><text:span text:style-name="T40">try </text:span><text:span text:style-name="T48">{</text:span><text:line-break/><text:span text:style-name="T48"><text:tab/><text:tab/><text:tab/></text:span><text:line-break/><text:span text:style-name="T48"><text:tab/><text:tab/><text:tab/></text:span><text:span text:style-name="T40">int </text:span><text:span text:style-name="T48">c </text:span><text:span text:style-name="T48">= </text:span><text:span text:style-name="T48">0</text:span><text:span text:style-name="T48">;</text:span><text:line-break/><text:span text:style-name="T48"><text:tab/><text:tab/><text:tab/></text:span><text:line-break/><text:span text:style-name="T48"><text:tab/><text:tab/><text:tab/></text:span><text:span text:style-name="T40">if</text:span><text:span text:style-name="T48">(</text:span><text:span text:style-name="T48">tree</text:span><text:span text:style-name="T48">.</text:span><text:span text:style-name="T48">isEmpty</text:span><text:span text:style-name="T48">()) { </text:span><text:span text:style-name="T40">// Just write out first byte.</text:span><text:line-break/><text:span text:style-name="T40"><text:tab/><text:tab/><text:tab/><text:tab/></text:span><text:span text:style-name="T40">int </text:span><text:span text:style-name="T48">bitBuffer </text:span><text:span text:style-name="T48">= </text:span><text:span text:style-name="T48">0</text:span><text:span text:style-name="T48">;</text:span><text:line-break/><text:span text:style-name="T48"><text:tab/><text:tab/><text:tab/><text:tab/></text:span><text:span text:style-name="T40">for</text:span><text:span text:style-name="T48">(</text:span><text:span text:style-name="T40">int </text:span><text:span text:style-name="T48">i </text:span><text:span text:style-name="T48">= </text:span><text:span text:style-name="T48">0</text:span><text:span text:style-name="T48">; </text:span><text:span text:style-name="T48">i</text:span><text:span text:style-name="T48">&lt;</text:span><text:span text:style-name="T48">8</text:span><text:span text:style-name="T48">;</text:span><text:span text:style-name="T48">i</text:span><text:span text:style-name="T48">++) {</text:span><text:line-break/><text:span text:style-name="T48"><text:tab/><text:tab/><text:tab/><text:tab/><text:tab/></text:span><text:span text:style-name="T48">c </text:span><text:span text:style-name="T48">= </text:span><text:span text:style-name="T48">in</text:span><text:span text:style-name="T48">.</text:span><text:span text:style-name="T48">read</text:span><text:span text:style-name="T48">();</text:span><text:line-break/><text:span text:style-name="T48"><text:tab/><text:tab/><text:tab/><text:tab/><text:tab/></text:span><text:span text:style-name="T48">bitBuffer </text:span><text:span text:style-name="T48">|= </text:span><text:span text:style-name="T48">c</text:span><text:span text:style-name="T48">;</text:span><text:line-break/><text:span text:style-name="T48"><text:tab/><text:tab/><text:tab/><text:tab/><text:tab/></text:span><text:span text:style-name="T40">if</text:span><text:span text:style-name="T48">(</text:span><text:span text:style-name="T48">i</text:span><text:span text:style-name="T48">!=</text:span><text:span text:style-name="T48">7</text:span><text:span text:style-name="T48">) </text:span><text:span text:style-name="T48">bitBuffer </text:span><text:span text:style-name="T48">&lt;&lt;= </text:span><text:span text:style-name="T48">1</text:span><text:span text:style-name="T48">;</text:span><text:line-break/><text:soft-page-break/><text:span text:style-name="T48"><text:tab/><text:tab/><text:tab/><text:tab/>}</text:span><text:line-break/><text:span text:style-name="T48"><text:tab/><text:tab/><text:tab/><text:tab/></text:span><text:span text:style-name="T48">out</text:span><text:span text:style-name="T48">.</text:span><text:span text:style-name="T48">write</text:span><text:span text:style-name="T48">(</text:span><text:span text:style-name="T48">bitBuffer</text:span><text:span text:style-name="T48">);</text:span><text:line-break/><text:span text:style-name="T48"><text:tab/><text:tab/><text:tab/><text:tab/></text:span><text:span text:style-name="T48">tree</text:span><text:span text:style-name="T48">.</text:span><text:span text:style-name="T48">insertInto</text:span><text:span text:style-name="T48">(</text:span><text:span text:style-name="T48">bitBuffer</text:span><text:span text:style-name="T48">);</text:span><text:line-break/><text:span text:style-name="T48"><text:tab/><text:tab/><text:tab/>}</text:span><text:line-break/><text:span text:style-name="T48"><text:tab/><text:tab/><text:tab/></text:span><text:span text:style-name="T48">Node </text:span><text:span text:style-name="T48">node </text:span><text:span text:style-name="T48">= </text:span><text:span text:style-name="T48">tree</text:span><text:span text:style-name="T48">.</text:span><text:span text:style-name="T48">root</text:span><text:span text:style-name="T48">;</text:span><text:line-break/><text:span text:style-name="T48"><text:tab/><text:tab/><text:tab/></text:span><text:span text:style-name="T40">while</text:span><text:span text:style-name="T48">((</text:span><text:span text:style-name="T48">c </text:span><text:span text:style-name="T48">= </text:span><text:span text:style-name="T48">in</text:span><text:span text:style-name="T48">.</text:span><text:span text:style-name="T48">read</text:span><text:span text:style-name="T48">()) != -</text:span><text:span text:style-name="T48">1</text:span><text:span text:style-name="T48">) {</text:span><text:line-break/><text:span text:style-name="T48"><text:tab/><text:tab/><text:tab/><text:tab/></text:span><text:span text:style-name="T40">if</text:span><text:span text:style-name="T48">(</text:span><text:span text:style-name="T48">c </text:span><text:span text:style-name="T48">== </text:span><text:span text:style-name="T48">1</text:span><text:span text:style-name="T48">) </text:span><text:span text:style-name="T48">node </text:span><text:span text:style-name="T48">= </text:span><text:span text:style-name="T48">node</text:span><text:span text:style-name="T48">.</text:span><text:span text:style-name="T48">right</text:span><text:span text:style-name="T48">;</text:span><text:line-break/><text:span text:style-name="T48"><text:tab/><text:tab/><text:tab/><text:tab/></text:span><text:span text:style-name="T40">if</text:span><text:span text:style-name="T48">(</text:span><text:span text:style-name="T48">c </text:span><text:span text:style-name="T48">== </text:span><text:span text:style-name="T48">0</text:span><text:span text:style-name="T48">) </text:span><text:span text:style-name="T48">node </text:span><text:span text:style-name="T48">= </text:span><text:span text:style-name="T48">node</text:span><text:span text:style-name="T48">.</text:span><text:span text:style-name="T48">left</text:span><text:span text:style-name="T48">;</text:span><text:line-break/><text:span text:style-name="T48"><text:tab/><text:tab/><text:tab/><text:tab/></text:span><text:line-break/><text:span text:style-name="T48"><text:tab/><text:tab/><text:tab/><text:tab/></text:span><text:span text:style-name="T40">int </text:span><text:span text:style-name="T48">value </text:span><text:span text:style-name="T48">= </text:span><text:span text:style-name="T48">0</text:span><text:span text:style-name="T48">;</text:span><text:line-break/><text:span text:style-name="T48"><text:tab/><text:tab/><text:tab/><text:tab/></text:span><text:span text:style-name="T40">if</text:span><text:span text:style-name="T48">(</text:span><text:span text:style-name="T48">node</text:span><text:span text:style-name="T48">.</text:span><text:span text:style-name="T48">isNYT</text:span><text:span text:style-name="T48">()) {</text:span><text:line-break/><text:span text:style-name="T48"><text:tab/><text:tab/><text:tab/><text:tab/><text:tab/></text:span><text:span text:style-name="T48">value </text:span><text:span text:style-name="T48">= </text:span><text:span text:style-name="T48">readByte</text:span><text:span text:style-name="T48">(</text:span><text:span text:style-name="T48">in</text:span><text:span text:style-name="T48">); </text:span><text:line-break/><text:span text:style-name="T48"><text:tab/><text:tab/><text:tab/><text:tab/><text:tab/></text:span><text:span text:style-name="T48">out</text:span><text:span text:style-name="T48">.</text:span><text:span text:style-name="T48">write</text:span><text:span text:style-name="T48">(</text:span><text:span text:style-name="T48">value</text:span><text:span text:style-name="T48">);</text:span><text:line-break/><text:span text:style-name="T48"><text:tab/><text:tab/><text:tab/><text:tab/><text:tab/></text:span><text:span text:style-name="T48">tree</text:span><text:span text:style-name="T48">.</text:span><text:span text:style-name="T48">insertInto</text:span><text:span text:style-name="T48">(</text:span><text:span text:style-name="T48">value</text:span><text:span text:style-name="T48">);</text:span><text:line-break/><text:span text:style-name="T48"><text:tab/><text:tab/><text:tab/><text:tab/><text:tab/></text:span><text:span text:style-name="T48">node </text:span><text:span text:style-name="T48">= </text:span><text:span text:style-name="T48">tree</text:span><text:span text:style-name="T48">.</text:span><text:span text:style-name="T48">root</text:span><text:span text:style-name="T48">;</text:span><text:line-break/><text:span text:style-name="T48"><text:tab/><text:tab/><text:tab/><text:tab/>}</text:span><text:line-break/><text:span text:style-name="T48"><text:tab/><text:tab/><text:tab/><text:tab/></text:span><text:span text:style-name="T40">if</text:span><text:span text:style-name="T48">(</text:span><text:span text:style-name="T48">node</text:span><text:span text:style-name="T48">.</text:span><text:span text:style-name="T48">isLeaf</text:span><text:span text:style-name="T48">()) {</text:span><text:line-break/><text:span text:style-name="T48"><text:tab/><text:tab/><text:tab/><text:tab/><text:tab/></text:span><text:span text:style-name="T48">value </text:span><text:span text:style-name="T48">= </text:span><text:span text:style-name="T48">node</text:span><text:span text:style-name="T48">.</text:span><text:span text:style-name="T48">getValue</text:span><text:span text:style-name="T48">();</text:span><text:line-break/><text:span text:style-name="T48"><text:tab/><text:tab/><text:tab/><text:tab/><text:tab/></text:span><text:span text:style-name="T48">out</text:span><text:span text:style-name="T48">.</text:span><text:span text:style-name="T48">write</text:span><text:span text:style-name="T48">(</text:span><text:span text:style-name="T48">value</text:span><text:span text:style-name="T48">);</text:span><text:line-break/><text:span text:style-name="T48"><text:tab/><text:tab/><text:tab/><text:tab/><text:tab/></text:span><text:span text:style-name="T48">tree</text:span><text:span text:style-name="T48">.</text:span><text:span text:style-name="T48">insertInto</text:span><text:span text:style-name="T48">(</text:span><text:span text:style-name="T48">value</text:span><text:span text:style-name="T48">);</text:span><text:line-break/><text:span text:style-name="T48"><text:tab/><text:tab/><text:tab/><text:tab/><text:tab/></text:span><text:span text:style-name="T48">node </text:span><text:span text:style-name="T48">= </text:span><text:span text:style-name="T48">tree</text:span><text:span text:style-name="T48">.</text:span><text:span text:style-name="T48">root</text:span><text:span text:style-name="T48">;</text:span><text:line-break/><text:span text:style-name="T48"><text:tab/><text:tab/><text:tab/><text:tab/>}<text:tab/></text:span><text:line-break/><text:span text:style-name="T48"><text:tab/><text:tab/><text:tab/>}</text:span><text:line-break/><text:span text:style-name="T48"><text:tab/><text:tab/>}</text:span><text:line-break/><text:span text:style-name="T48"><text:tab/><text:tab/></text:span><text:span text:style-name="T40">catch </text:span><text:span text:style-name="T48">(</text:span><text:span text:style-name="T48">IOException </text:span><text:span text:style-name="T48">e</text:span><text:span text:style-name="T48">) {</text:span><text:line-break/><text:span text:style-name="T48"><text:tab/><text:tab/><text:tab/></text:span><text:span text:style-name="T48">System</text:span><text:span text:style-name="T48">.</text:span><text:span text:style-name="T45">err</text:span><text:span text:style-name="T48">.</text:span><text:span text:style-name="T48">println</text:span><text:span text:style-name="T48">(</text:span><text:span text:style-name="T48">"Error reading bytes"</text:span><text:span text:style-name="T48">);</text:span><text:line-break/><text:span text:style-name="T48"><text:tab/><text:tab/><text:tab/></text:span><text:span text:style-name="T48">e</text:span><text:span text:style-name="T48">.</text:span><text:span text:style-name="T48">printStackTrace</text:span><text:span text:style-name="T48">();</text:span><text:line-break/><text:span text:style-name="T48"><text:tab/><text:tab/>}</text:span><text:line-break/><text:span text:style-name="T48"><text:tab/><text:tab/></text:span><text:span text:style-name="T40">finally </text:span><text:span text:style-name="T48">{</text:span><text:line-break/><text:span text:style-name="T48"><text:tab/><text:tab/><text:tab/></text:span><text:span text:style-name="T40">if</text:span><text:span text:style-name="T48">(</text:span><text:span text:style-name="T48">in </text:span><text:span text:style-name="T48">!= </text:span><text:span text:style-name="T40">null</text:span><text:span text:style-name="T48">) {</text:span><text:line-break/><text:span text:style-name="T48"><text:tab/><text:tab/><text:tab/><text:tab/></text:span><text:span text:style-name="T40">try </text:span><text:span text:style-name="T48">{</text:span><text:line-break/><text:span text:style-name="T48"><text:tab/><text:tab/><text:tab/><text:tab/><text:tab/></text:span><text:span text:style-name="T48">in</text:span><text:span text:style-name="T48">.</text:span><text:span text:style-name="T48">close</text:span><text:span text:style-name="T48">();</text:span><text:line-break/><text:span text:style-name="T48"><text:tab/><text:tab/><text:tab/><text:tab/>} </text:span><text:span text:style-name="T40">catch </text:span><text:span text:style-name="T48">(</text:span><text:span text:style-name="T48">IOException </text:span><text:span text:style-name="T48">e</text:span><text:span text:style-name="T48">) {</text:span><text:line-break/><text:span text:style-name="T48"><text:tab/><text:tab/><text:tab/><text:tab/><text:tab/></text:span><text:span text:style-name="T48">e</text:span><text:span text:style-name="T48">.</text:span><text:span text:style-name="T48">printStackTrace</text:span><text:span text:style-name="T48">();</text:span><text:line-break/><text:span text:style-name="T48"><text:tab/><text:tab/><text:tab/><text:tab/>}</text:span><text:line-break/><text:span text:style-name="T48"><text:tab/><text:tab/><text:tab/>}</text:span><text:line-break/><text:span text:style-name="T48"><text:tab/><text:tab/><text:tab/></text:span><text:span text:style-name="T40">if</text:span><text:span text:style-name="T48">(</text:span><text:span text:style-name="T48">out </text:span><text:span text:style-name="T48">!= </text:span><text:span text:style-name="T40">null</text:span><text:span text:style-name="T48">) {</text:span><text:line-break/><text:span text:style-name="T48"><text:tab/><text:tab/><text:tab/><text:tab/></text:span><text:span text:style-name="T40">try </text:span><text:span text:style-name="T48">{</text:span><text:line-break/><text:span text:style-name="T48"><text:tab/><text:tab/><text:tab/><text:tab/><text:tab/></text:span><text:span text:style-name="T48">out</text:span><text:span text:style-name="T48">.</text:span><text:span text:style-name="T48">close</text:span><text:span text:style-name="T48">();</text:span><text:line-break/><text:span text:style-name="T48"><text:tab/><text:tab/><text:tab/><text:tab/>} </text:span><text:span text:style-name="T40">catch </text:span><text:span text:style-name="T48">(</text:span><text:span text:style-name="T48">IOException </text:span><text:span text:style-name="T48">e</text:span><text:span text:style-name="T48">) {</text:span><text:line-break/><text:span text:style-name="T48"><text:tab/><text:tab/><text:tab/><text:tab/><text:tab/></text:span><text:span text:style-name="T48">e</text:span><text:span text:style-name="T48">.</text:span><text:span text:style-name="T48">printStackTrace</text:span><text:span text:style-name="T48">();</text:span><text:line-break/><text:span text:style-name="T48"><text:tab/><text:tab/><text:tab/><text:tab/>}</text:span><text:line-break/><text:span text:style-name="T48"><text:tab/><text:tab/><text:tab/>}</text:span><text:line-break/><text:span text:style-name="T48"><text:tab/><text:tab/>}</text:span><text:line-break/><text:span text:style-name="T48"><text:tab/>}</text:span><text:line-break/><text:span text:style-name="T48"><text:tab/></text:span><text:line-break/><text:span text:style-name="T48"><text:tab/></text:span><text:span text:style-name="T40">private int </text:span><text:span text:style-name="T48">readByte</text:span><text:span text:style-name="T48">(</text:span><text:span text:style-name="T48">BitInputStream </text:span><text:span text:style-name="T48">in</text:span><text:span text:style-name="T48">) </text:span><text:span text:style-name="T40">throws </text:span><text:span text:style-name="T48">IOException </text:span><text:span text:style-name="T48">{</text:span><text:line-break/><text:span text:style-name="T48"><text:tab/><text:tab/></text:span><text:span text:style-name="T40">int </text:span><text:span text:style-name="T48">bitBuffer </text:span><text:span text:style-name="T48">= </text:span><text:span text:style-name="T48">0</text:span><text:span text:style-name="T48">;</text:span><text:line-break/><text:span text:style-name="T48"><text:tab/><text:tab/></text:span><text:span text:style-name="T40">int </text:span><text:span text:style-name="T48">c</text:span><text:span text:style-name="T48">;</text:span><text:line-break/><text:span text:style-name="T48"><text:tab/><text:tab/></text:span><text:span text:style-name="T40">for</text:span><text:span text:style-name="T48">(</text:span><text:span text:style-name="T40">int </text:span><text:span text:style-name="T48">i </text:span><text:span text:style-name="T48">= </text:span><text:span text:style-name="T48">0</text:span><text:span text:style-name="T48">; </text:span><text:span text:style-name="T48">i</text:span><text:span text:style-name="T48">&lt;</text:span><text:span text:style-name="T48">8</text:span><text:span text:style-name="T48">;</text:span><text:span text:style-name="T48">i</text:span><text:span text:style-name="T48">++) {</text:span><text:line-break/><text:span text:style-name="T48"><text:tab/><text:tab/><text:tab/></text:span><text:span text:style-name="T48">c </text:span><text:span text:style-name="T48">= </text:span><text:span text:style-name="T48">in</text:span><text:span text:style-name="T48">.</text:span><text:span text:style-name="T48">read</text:span><text:span text:style-name="T48">();</text:span><text:line-break/><text:span text:style-name="T48"><text:tab/><text:tab/><text:tab/></text:span><text:span text:style-name="T48">bitBuffer </text:span><text:span text:style-name="T48">|= </text:span><text:span text:style-name="T48">c</text:span><text:span text:style-name="T48">;</text:span><text:line-break/><text:span text:style-name="T48"><text:tab/><text:tab/><text:tab/></text:span><text:span text:style-name="T40">if</text:span><text:span text:style-name="T48">(</text:span><text:span text:style-name="T48">i</text:span><text:span text:style-name="T48">!=</text:span><text:span text:style-name="T48">7</text:span><text:span text:style-name="T48">) </text:span><text:span text:style-name="T48">bitBuffer </text:span><text:span text:style-name="T48">&lt;&lt;= </text:span><text:span text:style-name="T48">1</text:span><text:span text:style-name="T48">;</text:span><text:line-break/><text:span text:style-name="T48"><text:tab/><text:tab/><text:tab/></text:span><text:line-break/><text:span text:style-name="T48"><text:tab/><text:tab/>}</text:span><text:line-break/><text:span text:style-name="T48"><text:tab/><text:tab/></text:span><text:span text:style-name="T40">return </text:span><text:span text:style-name="T48">bitBuffer</text:span><text:span text:style-name="T48">;</text:span><text:line-break/><text:span text:style-name="T48"><text:tab/>}</text:span><text:line-break/><text:line-break/><text:span text:style-name="T48">}</text:span><text:line-break/></text:p>
      <text:p text:style-name="P10"/>
      <text:p text:style-name="P10"><text:span text:style-name="T40">package </text:span><text:span text:style-name="T48">adaptiveHuffman.tree</text:span><text:span text:style-name="T48">;</text:span><text:line-break/><text:line-break/><text:span text:style-name="T40">public class </text:span><text:span text:style-name="T48">Node </text:span><text:span text:style-name="T48">{</text:span><text:line-break/><text:span text:style-name="T48"><text:tab/></text:span><text:line-break/><text:span text:style-name="T48"><text:tab/></text:span><text:span text:style-name="T40">public </text:span><text:span text:style-name="T48">Node </text:span><text:span text:style-name="T48">parent </text:span><text:span text:style-name="T48">= </text:span><text:span text:style-name="T40">null</text:span><text:span text:style-name="T48">;</text:span><text:line-break/><text:span text:style-name="T48"><text:tab/></text:span><text:span text:style-name="T40">public </text:span><text:span text:style-name="T48">Node </text:span><text:span text:style-name="T48">left </text:span><text:span text:style-name="T48">= </text:span><text:span text:style-name="T40">null</text:span><text:span text:style-name="T48">;</text:span><text:line-break/><text:span text:style-name="T48"><text:tab/></text:span><text:span text:style-name="T40">public </text:span><text:span text:style-name="T48">Node </text:span><text:span text:style-name="T48">right </text:span><text:span text:style-name="T48">= </text:span><text:span text:style-name="T40">null</text:span><text:span text:style-name="T48">;</text:span><text:line-break/><text:span text:style-name="T48"><text:tab/></text:span><text:line-break/><text:span text:style-name="T48"><text:tab/></text:span><text:span text:style-name="T40">protected boolean </text:span><text:span text:style-name="T48">isNYT </text:span><text:span text:style-name="T48">= </text:span><text:span text:style-name="T40">false</text:span><text:span text:style-name="T48">;</text:span><text:line-break/><text:span text:style-name="T48"><text:tab/></text:span><text:span text:style-name="T40">protected boolean </text:span><text:span text:style-name="T48">isLeaf </text:span><text:span text:style-name="T48">= </text:span><text:span text:style-name="T40">false</text:span><text:span text:style-name="T48">;</text:span><text:line-break/><text:span text:style-name="T48"><text:tab/></text:span><text:line-break/><text:span text:style-name="T48"><text:tab/></text:span><text:span text:style-name="T40">private int </text:span><text:span text:style-name="T48">weight</text:span><text:span text:style-name="T48">;</text:span><text:line-break/><text:span text:style-name="T48"><text:tab/></text:span><text:span text:style-name="T40">private int </text:span><text:span text:style-name="T48">index</text:span><text:span text:style-name="T48">;</text:span><text:line-break/><text:span text:style-name="T48"><text:tab/></text:span><text:span text:style-name="T40">private int </text:span><text:span text:style-name="T48">value</text:span><text:span text:style-name="T48">;</text:span><text:line-break/><text:span text:style-name="T48"><text:tab/></text:span><text:line-break/><text:span text:style-name="T48"><text:tab/></text:span><text:span text:style-name="T40">/**</text:span><text:line-break/><text:span text:style-name="T40"><text:tab/> * Internal node constructor</text:span><text:line-break/><text:soft-page-break/><text:span text:style-name="T40"><text:tab/> * </text:span><text:span text:style-name="T45">@param </text:span><text:span text:style-name="T45">parent</text:span><text:line-break/><text:span text:style-name="T45"><text:tab/> </text:span><text:span text:style-name="T40">* </text:span><text:span text:style-name="T45">@param </text:span><text:span text:style-name="T45">left</text:span><text:line-break/><text:span text:style-name="T45"><text:tab/> </text:span><text:span text:style-name="T40">* </text:span><text:span text:style-name="T45">@param </text:span><text:span text:style-name="T45">right</text:span><text:line-break/><text:span text:style-name="T45"><text:tab/> </text:span><text:span text:style-name="T40">* </text:span><text:span text:style-name="T45">@param </text:span><text:span text:style-name="T45">weight</text:span><text:line-break/><text:span text:style-name="T45"><text:tab/> </text:span><text:span text:style-name="T40">* </text:span><text:span text:style-name="T45">@param </text:span><text:span text:style-name="T45">index</text:span><text:line-break/><text:span text:style-name="T45"><text:tab/> </text:span><text:span text:style-name="T40">*/</text:span><text:line-break/><text:span text:style-name="T40"><text:tab/></text:span><text:span text:style-name="T40">public </text:span><text:span text:style-name="T48">Node</text:span><text:span text:style-name="T48">(</text:span><text:span text:style-name="T48">Node </text:span><text:span text:style-name="T48">parent</text:span><text:span text:style-name="T48">, </text:span><text:span text:style-name="T48">Node </text:span><text:span text:style-name="T48">left</text:span><text:span text:style-name="T48">, </text:span><text:span text:style-name="T48">Node </text:span><text:span text:style-name="T48">right</text:span><text:span text:style-name="T48">, </text:span><text:span text:style-name="T40">int </text:span><text:span text:style-name="T48">weight</text:span><text:span text:style-name="T48">, </text:span><text:span text:style-name="T40">int </text:span><text:span text:style-name="T48">index</text:span><text:span text:style-name="T48">) {</text:span><text:line-break/><text:span text:style-name="T48"><text:tab/><text:tab/></text:span><text:span text:style-name="T40">this</text:span><text:span text:style-name="T48">.</text:span><text:span text:style-name="T48">parent </text:span><text:span text:style-name="T48">= </text:span><text:span text:style-name="T48">parent</text:span><text:span text:style-name="T48">;</text:span><text:line-break/><text:span text:style-name="T48"><text:tab/><text:tab/></text:span><text:span text:style-name="T40">this</text:span><text:span text:style-name="T48">.</text:span><text:span text:style-name="T48">weight </text:span><text:span text:style-name="T48">= </text:span><text:span text:style-name="T48">weight</text:span><text:span text:style-name="T48">;</text:span><text:line-break/><text:span text:style-name="T48"><text:tab/><text:tab/></text:span><text:span text:style-name="T40">this</text:span><text:span text:style-name="T48">.</text:span><text:span text:style-name="T48">index </text:span><text:span text:style-name="T48">= </text:span><text:span text:style-name="T48">index</text:span><text:span text:style-name="T48">;</text:span><text:line-break/><text:span text:style-name="T48"><text:tab/>}</text:span><text:line-break/><text:span text:style-name="T48"><text:tab/></text:span><text:line-break/><text:span text:style-name="T48"><text:tab/></text:span><text:span text:style-name="T40">/**</text:span><text:line-break/><text:span text:style-name="T40"><text:tab/> * NYT Node constructor.</text:span><text:line-break/><text:span text:style-name="T40"><text:tab/> * Only needs to know parent node, as NYT</text:span><text:line-break/><text:span text:style-name="T40"><text:tab/> * has no children and is always weight 0 </text:span><text:line-break/><text:span text:style-name="T40"><text:tab/> * and index 0.</text:span><text:line-break/><text:span text:style-name="T40"><text:tab/> * </text:span><text:line-break/><text:span text:style-name="T40"><text:tab/> * </text:span><text:span text:style-name="T45">@param </text:span><text:span text:style-name="T45">parent</text:span><text:line-break/><text:span text:style-name="T45"><text:tab/> </text:span><text:span text:style-name="T40">*/</text:span><text:line-break/><text:span text:style-name="T40"><text:tab/></text:span><text:span text:style-name="T40">public </text:span><text:span text:style-name="T48">Node</text:span><text:span text:style-name="T48">(</text:span><text:span text:style-name="T48">Node </text:span><text:span text:style-name="T48">parent</text:span><text:span text:style-name="T48">) {</text:span><text:line-break/><text:span text:style-name="T48"><text:tab/><text:tab/></text:span><text:span text:style-name="T40">this</text:span><text:span text:style-name="T48">.</text:span><text:span text:style-name="T48">parent </text:span><text:span text:style-name="T48">= </text:span><text:span text:style-name="T48">parent</text:span><text:span text:style-name="T48">;</text:span><text:line-break/><text:span text:style-name="T48"><text:tab/><text:tab/></text:span><text:span text:style-name="T40">this</text:span><text:span text:style-name="T48">.</text:span><text:span text:style-name="T48">weight </text:span><text:span text:style-name="T48">= </text:span><text:span text:style-name="T48">0</text:span><text:span text:style-name="T48">;</text:span><text:line-break/><text:span text:style-name="T48"><text:tab/><text:tab/></text:span><text:span text:style-name="T40">this</text:span><text:span text:style-name="T48">.</text:span><text:span text:style-name="T48">index </text:span><text:span text:style-name="T48">= </text:span><text:span text:style-name="T48">0</text:span><text:span text:style-name="T48">;</text:span><text:line-break/><text:span text:style-name="T48"><text:tab/><text:tab/></text:span><text:span text:style-name="T40">this</text:span><text:span text:style-name="T48">.</text:span><text:span text:style-name="T48">isNYT </text:span><text:span text:style-name="T48">= </text:span><text:span text:style-name="T40">true</text:span><text:span text:style-name="T48">;</text:span><text:line-break/><text:span text:style-name="T48"><text:tab/>}</text:span><text:line-break/><text:span text:style-name="T48"><text:tab/></text:span><text:line-break/><text:span text:style-name="T48"><text:tab/></text:span><text:span text:style-name="T40">/**</text:span><text:line-break/><text:span text:style-name="T40"><text:tab/> * Leaf Node constructor. </text:span><text:line-break/><text:span text:style-name="T40"><text:tab/> * New leaf is always index 1 and weight 1.</text:span><text:line-break/><text:span text:style-name="T40"><text:tab/> * </text:span><text:line-break/><text:span text:style-name="T40"><text:tab/> * </text:span><text:span text:style-name="T45">@param </text:span><text:span text:style-name="T40">parent</text:span><text:line-break/><text:span text:style-name="T40"><text:tab/> </text:span><text:span text:style-name="T40">* </text:span><text:span text:style-name="T45">@param </text:span><text:span text:style-name="T40">value</text:span><text:line-break/><text:span text:style-name="T40"><text:tab/> </text:span><text:span text:style-name="T40">*/</text:span><text:line-break/><text:span text:style-name="T40"><text:tab/></text:span><text:span text:style-name="T40">public </text:span><text:span text:style-name="T48">Node</text:span><text:span text:style-name="T48">(</text:span><text:span text:style-name="T48">Node </text:span><text:span text:style-name="T48">parent</text:span><text:span text:style-name="T48">, </text:span><text:span text:style-name="T40">int </text:span><text:span text:style-name="T48">value</text:span><text:span text:style-name="T48">) {</text:span><text:line-break/><text:span text:style-name="T48"><text:tab/><text:tab/></text:span><text:span text:style-name="T40">this</text:span><text:span text:style-name="T48">.</text:span><text:span text:style-name="T48">parent </text:span><text:span text:style-name="T48">= </text:span><text:span text:style-name="T48">parent</text:span><text:span text:style-name="T48">;</text:span><text:line-break/><text:span text:style-name="T48"><text:tab/><text:tab/></text:span><text:span text:style-name="T40">this</text:span><text:span text:style-name="T48">.</text:span><text:span text:style-name="T48">weight </text:span><text:span text:style-name="T48">= </text:span><text:span text:style-name="T48">1</text:span><text:span text:style-name="T48">;</text:span><text:line-break/><text:span text:style-name="T48"><text:tab/><text:tab/></text:span><text:span text:style-name="T40">this</text:span><text:span text:style-name="T48">.</text:span><text:span text:style-name="T48">index </text:span><text:span text:style-name="T48">= </text:span><text:span text:style-name="T48">1</text:span><text:span text:style-name="T48">;</text:span><text:line-break/><text:span text:style-name="T48"><text:tab/><text:tab/></text:span><text:span text:style-name="T40">this</text:span><text:span text:style-name="T48">.</text:span><text:span text:style-name="T48">value </text:span><text:span text:style-name="T48">= </text:span><text:span text:style-name="T48">value</text:span><text:span text:style-name="T48">;</text:span><text:line-break/><text:span text:style-name="T48"><text:tab/><text:tab/></text:span><text:span text:style-name="T40">this</text:span><text:span text:style-name="T48">.</text:span><text:span text:style-name="T48">isLeaf </text:span><text:span text:style-name="T48">= </text:span><text:span text:style-name="T40">true</text:span><text:span text:style-name="T48">;</text:span><text:line-break/><text:span text:style-name="T48"><text:tab/><text:tab/></text:span><text:span text:style-name="T40">this</text:span><text:span text:style-name="T48">.</text:span><text:span text:style-name="T48">isNYT </text:span><text:span text:style-name="T48">= </text:span><text:span text:style-name="T40">false</text:span><text:span text:style-name="T48">;</text:span><text:line-break/><text:span text:style-name="T48"><text:tab/>}</text:span><text:line-break/><text:span text:style-name="T48"><text:tab/></text:span><text:line-break/><text:span text:style-name="T48"><text:tab/></text:span><text:span text:style-name="T40">public boolean </text:span><text:span text:style-name="T48">isLeaf</text:span><text:span text:style-name="T48">() {</text:span><text:line-break/><text:span text:style-name="T48"><text:tab/><text:tab/></text:span><text:span text:style-name="T40">return this</text:span><text:span text:style-name="T48">.</text:span><text:span text:style-name="T48">isLeaf</text:span><text:span text:style-name="T48">;</text:span><text:line-break/><text:span text:style-name="T48"><text:tab/>}</text:span><text:line-break/><text:span text:style-name="T48"><text:tab/></text:span><text:line-break/><text:span text:style-name="T48"><text:tab/></text:span><text:span text:style-name="T40">public boolean </text:span><text:span text:style-name="T48">isNYT</text:span><text:span text:style-name="T48">() {</text:span><text:line-break/><text:span text:style-name="T48"><text:tab/><text:tab/></text:span><text:span text:style-name="T40">return this</text:span><text:span text:style-name="T48">.</text:span><text:span text:style-name="T48">isNYT</text:span><text:span text:style-name="T48">;</text:span><text:line-break/><text:span text:style-name="T48"><text:tab/>}</text:span><text:line-break/><text:span text:style-name="T48"><text:tab/></text:span><text:line-break/><text:span text:style-name="T48"><text:tab/></text:span><text:span text:style-name="T40">/**</text:span><text:line-break/><text:span text:style-name="T40"><text:tab/> * Return some sensible string representation of node</text:span><text:line-break/><text:span text:style-name="T40"><text:tab/> * - always returns index and weight and message about what </text:span><text:line-break/><text:span text:style-name="T40"><text:tab/> * <text:s text:c="2"/>sort of node it is</text:span><text:line-break/><text:span text:style-name="T40"><text:tab/> * - also returns value if is a leaf node.</text:span><text:line-break/><text:span text:style-name="T40"><text:tab/> */</text:span><text:line-break/><text:span text:style-name="T40"><text:tab/></text:span><text:span text:style-name="T40">public </text:span><text:span text:style-name="T48">String </text:span><text:span text:style-name="T48">toString</text:span><text:span text:style-name="T48">() {</text:span><text:line-break/><text:span text:style-name="T48"><text:tab/><text:tab/></text:span><text:span text:style-name="T40">if</text:span><text:span text:style-name="T48">(</text:span><text:span text:style-name="T40">this</text:span><text:span text:style-name="T48">.</text:span><text:span text:style-name="T48">isLeaf</text:span><text:span text:style-name="T48">) {</text:span><text:line-break/><text:span text:style-name="T48"><text:tab/><text:tab/><text:tab/></text:span><text:span text:style-name="T40">return </text:span><text:span text:style-name="T48">" index: "</text:span><text:span text:style-name="T48">+</text:span><text:span text:style-name="T40">this</text:span><text:span text:style-name="T48">.</text:span><text:span text:style-name="T48">index</text:span><text:span text:style-name="T48">+</text:span><text:span text:style-name="T48">" weight: "</text:span><text:span text:style-name="T48">+</text:span><text:span text:style-name="T40">this</text:span><text:span text:style-name="T48">.</text:span><text:span text:style-name="T48">weight</text:span><text:span text:style-name="T48">+</text:span><text:span text:style-name="T48">" value: "</text:span><text:span text:style-name="T48">+</text:span><text:span text:style-name="T40">this</text:span><text:span text:style-name="T48">.</text:span><text:span text:style-name="T48">value</text:span><text:span text:style-name="T48">+</text:span><text:span text:style-name="T48">" AM LEAF"</text:span><text:span text:style-name="T48">;</text:span><text:line-break/><text:span text:style-name="T48"><text:tab/><text:tab/>}</text:span><text:line-break/><text:span text:style-name="T48"><text:tab/><text:tab/></text:span><text:span text:style-name="T40">else if</text:span><text:span text:style-name="T48">(</text:span><text:span text:style-name="T40">this</text:span><text:span text:style-name="T48">.</text:span><text:span text:style-name="T48">isNYT</text:span><text:span text:style-name="T48">) {</text:span><text:line-break/><text:span text:style-name="T48"><text:tab/><text:tab/><text:tab/></text:span><text:span text:style-name="T40">return </text:span><text:span text:style-name="T48">" index: "</text:span><text:span text:style-name="T48">+</text:span><text:span text:style-name="T40">this</text:span><text:span text:style-name="T48">.</text:span><text:span text:style-name="T48">index</text:span><text:span text:style-name="T48">+</text:span><text:span text:style-name="T48">" weight: "</text:span><text:span text:style-name="T48">+</text:span><text:span text:style-name="T40">this</text:span><text:span text:style-name="T48">.</text:span><text:span text:style-name="T48">weight</text:span><text:span text:style-name="T48">+</text:span><text:span text:style-name="T48">" AM NYT"</text:span><text:span text:style-name="T48">;</text:span><text:line-break/><text:span text:style-name="T48"><text:tab/><text:tab/>}</text:span><text:line-break/><text:span text:style-name="T48"><text:tab/><text:tab/></text:span><text:span text:style-name="T40">else </text:span><text:span text:style-name="T48">{</text:span><text:line-break/><text:span text:style-name="T48"><text:tab/><text:tab/><text:tab/></text:span><text:span text:style-name="T40">return </text:span><text:span text:style-name="T48">" index: "</text:span><text:span text:style-name="T48">+</text:span><text:span text:style-name="T40">this</text:span><text:span text:style-name="T48">.</text:span><text:span text:style-name="T48">index</text:span><text:span text:style-name="T48">+</text:span><text:span text:style-name="T48">" weight: "</text:span><text:span text:style-name="T48">+</text:span><text:span text:style-name="T40">this</text:span><text:span text:style-name="T48">.</text:span><text:span text:style-name="T48">weight</text:span><text:span text:style-name="T48">+</text:span><text:span text:style-name="T48">" AM INTERNAL"</text:span><text:span text:style-name="T48">;</text:span><text:line-break/><text:span text:style-name="T48"><text:tab/><text:tab/>}</text:span><text:line-break/><text:span text:style-name="T48"><text:tab/>}</text:span><text:line-break/><text:span text:style-name="T48"><text:tab/></text:span><text:line-break/><text:span text:style-name="T48"><text:tab/></text:span><text:span text:style-name="T40">/**************************************************************</text:span><text:line-break/><text:span text:style-name="T40"><text:tab/> * GETTERS AND SETTERS</text:span><text:line-break/><text:span text:style-name="T40"><text:tab/> **************************************************************/</text:span><text:line-break/><text:span text:style-name="T40"><text:tab/></text:span><text:span text:style-name="T40">public void </text:span><text:span text:style-name="T48">setWeight</text:span><text:span text:style-name="T48">(</text:span><text:span text:style-name="T40">int </text:span><text:span text:style-name="T48">weight</text:span><text:span text:style-name="T48">) {</text:span><text:line-break/><text:span text:style-name="T48"><text:tab/><text:tab/></text:span><text:span text:style-name="T40">this</text:span><text:span text:style-name="T48">.</text:span><text:span text:style-name="T48">weight </text:span><text:span text:style-name="T48">= </text:span><text:span text:style-name="T48">weight</text:span><text:span text:style-name="T48">;</text:span><text:line-break/><text:span text:style-name="T48"><text:tab/>}</text:span><text:line-break/><text:span text:style-name="T48"><text:tab/></text:span><text:line-break/><text:span text:style-name="T48"><text:tab/></text:span><text:span text:style-name="T40">public int </text:span><text:span text:style-name="T48">getWeight</text:span><text:span text:style-name="T48">() {</text:span><text:line-break/><text:span text:style-name="T48"><text:tab/><text:tab/></text:span><text:span text:style-name="T40">return this</text:span><text:span text:style-name="T48">.</text:span><text:span text:style-name="T48">weight</text:span><text:span text:style-name="T48">;</text:span><text:line-break/><text:soft-page-break/><text:span text:style-name="T48"><text:tab/>}</text:span><text:line-break/><text:span text:style-name="T48"><text:tab/></text:span><text:line-break/><text:span text:style-name="T48"><text:tab/></text:span><text:span text:style-name="T40">public void </text:span><text:span text:style-name="T48">increment</text:span><text:span text:style-name="T48">() {</text:span><text:line-break/><text:span text:style-name="T48"><text:tab/><text:tab/></text:span><text:span text:style-name="T40">this</text:span><text:span text:style-name="T48">.</text:span><text:span text:style-name="T48">weight</text:span><text:span text:style-name="T48">++;</text:span><text:line-break/><text:span text:style-name="T48"><text:tab/>}</text:span><text:line-break/><text:span text:style-name="T48"><text:tab/></text:span><text:line-break/><text:span text:style-name="T48"><text:tab/></text:span><text:span text:style-name="T40">public int </text:span><text:span text:style-name="T48">getIndex</text:span><text:span text:style-name="T48">() {</text:span><text:line-break/><text:span text:style-name="T48"><text:tab/><text:tab/></text:span><text:span text:style-name="T40">return this</text:span><text:span text:style-name="T48">.</text:span><text:span text:style-name="T48">index</text:span><text:span text:style-name="T48">;</text:span><text:line-break/><text:span text:style-name="T48"><text:tab/>}</text:span><text:line-break/><text:span text:style-name="T48"><text:tab/></text:span><text:line-break/><text:span text:style-name="T48"><text:tab/></text:span><text:span text:style-name="T40">public void </text:span><text:span text:style-name="T48">setIndex</text:span><text:span text:style-name="T48">(</text:span><text:span text:style-name="T40">int </text:span><text:span text:style-name="T48">index</text:span><text:span text:style-name="T48">) {</text:span><text:line-break/><text:span text:style-name="T48"><text:tab/><text:tab/></text:span><text:span text:style-name="T40">this</text:span><text:span text:style-name="T48">.</text:span><text:span text:style-name="T48">index </text:span><text:span text:style-name="T48">= </text:span><text:span text:style-name="T48">index</text:span><text:span text:style-name="T48">;</text:span><text:line-break/><text:span text:style-name="T48"><text:tab/>}</text:span><text:line-break/><text:span text:style-name="T48"><text:tab/></text:span><text:line-break/><text:span text:style-name="T48"><text:tab/></text:span><text:span text:style-name="T40">public int </text:span><text:span text:style-name="T48">getValue</text:span><text:span text:style-name="T48">() {</text:span><text:line-break/><text:span text:style-name="T48"><text:tab/><text:tab/></text:span><text:span text:style-name="T40">return this</text:span><text:span text:style-name="T48">.</text:span><text:span text:style-name="T48">value</text:span><text:span text:style-name="T48">;</text:span><text:line-break/><text:span text:style-name="T48"><text:tab/>}</text:span><text:line-break/><text:line-break/><text:span text:style-name="T48">}</text:span><text:line-break/></text:p>
      <text:p text:style-name="P10"/>
      <text:p text:style-name="P10"><text:span text:style-name="T40">package </text:span><text:span text:style-name="T48">adaptiveHuffman.tree</text:span><text:span text:style-name="T48">;</text:span><text:line-break/><text:line-break/><text:span text:style-name="T40">import </text:span><text:span text:style-name="T48">java.util.ArrayList</text:span><text:span text:style-name="T48">;</text:span><text:line-break/><text:span text:style-name="T40">import </text:span><text:span text:style-name="T48">java.util.HashMap</text:span><text:span text:style-name="T48">;</text:span><text:line-break/><text:span text:style-name="T40">import </text:span><text:span text:style-name="T48">java.util.LinkedList</text:span><text:span text:style-name="T48">;</text:span><text:line-break/><text:span text:style-name="T40">import </text:span><text:span text:style-name="T48">java.util.</text:span><text:span text:style-name="T40">List</text:span><text:span text:style-name="T48">;</text:span><text:line-break/><text:span text:style-name="T40">import </text:span><text:span text:style-name="T48">java.util.</text:span><text:span text:style-name="T40">Map</text:span><text:span text:style-name="T48">;</text:span><text:line-break/><text:span text:style-name="T40">import </text:span><text:span text:style-name="T48">java.util.</text:span><text:span text:style-name="T40">Queue</text:span><text:span text:style-name="T48">;</text:span><text:line-break/><text:line-break/><text:span text:style-name="T40">public class </text:span><text:span text:style-name="T48">Tree </text:span><text:span text:style-name="T48">{</text:span><text:line-break/><text:span text:style-name="T48"><text:tab/></text:span><text:line-break/><text:span text:style-name="T48"><text:tab/></text:span><text:span text:style-name="T40">public </text:span><text:span text:style-name="T48">Node </text:span><text:span text:style-name="T48">root</text:span><text:span text:style-name="T48">;</text:span><text:line-break/><text:span text:style-name="T48"><text:tab/></text:span><text:span text:style-name="T40">public </text:span><text:span text:style-name="T48">Node </text:span><text:span text:style-name="T48">NYT</text:span><text:span text:style-name="T48">; </text:span><text:span text:style-name="T40">// Current NYT node.</text:span><text:line-break/><text:span text:style-name="T40"><text:tab/></text:span><text:line-break/><text:span text:style-name="T40"><text:tab/>// Easily access a node based on its value.</text:span><text:line-break/><text:span text:style-name="T40"><text:tab/></text:span><text:span text:style-name="T40">private </text:span><text:span text:style-name="T40">Map</text:span><text:span text:style-name="T48">&lt;</text:span><text:span text:style-name="T48">Integer</text:span><text:span text:style-name="T48">, </text:span><text:span text:style-name="T48">Node</text:span><text:span text:style-name="T48">&gt; </text:span><text:span text:style-name="T48">seen </text:span><text:span text:style-name="T48">= </text:span><text:span text:style-name="T40">new </text:span><text:span text:style-name="T48">HashMap</text:span><text:span text:style-name="T48">&lt;</text:span><text:span text:style-name="T48">Integer</text:span><text:span text:style-name="T48">,</text:span><text:span text:style-name="T48">Node</text:span><text:span text:style-name="T48">&gt;();</text:span><text:line-break/><text:span text:style-name="T48"><text:tab/></text:span><text:span text:style-name="T40">// Keep nodes in order based on weight.</text:span><text:line-break/><text:span text:style-name="T40"><text:tab/></text:span><text:span text:style-name="T40">private </text:span><text:span text:style-name="T40">List</text:span><text:span text:style-name="T48">&lt;</text:span><text:span text:style-name="T48">Node</text:span><text:span text:style-name="T48">&gt; </text:span><text:span text:style-name="T48">order </text:span><text:span text:style-name="T48">= </text:span><text:span text:style-name="T40">new </text:span><text:span text:style-name="T48">ArrayList</text:span><text:span text:style-name="T48">&lt;</text:span><text:span text:style-name="T48">Node</text:span><text:span text:style-name="T48">&gt;();</text:span><text:line-break/><text:span text:style-name="T48"><text:tab/></text:span><text:line-break/><text:span text:style-name="T48"><text:tab/></text:span><text:span text:style-name="T40">/**</text:span><text:line-break/><text:span text:style-name="T40"><text:tab/> * Make a new tree with root == NYT node.</text:span><text:line-break/><text:span text:style-name="T40"><text:tab/> * Add NYT node to order list at index 0.</text:span><text:line-break/><text:span text:style-name="T40"><text:tab/> */</text:span><text:line-break/><text:span text:style-name="T40"><text:tab/></text:span><text:span text:style-name="T40">public </text:span><text:span text:style-name="T48">Tree</text:span><text:span text:style-name="T48">() {</text:span><text:line-break/><text:span text:style-name="T48"><text:tab/><text:tab/></text:span><text:span text:style-name="T40">this</text:span><text:span text:style-name="T48">.</text:span><text:span text:style-name="T48">root </text:span><text:span text:style-name="T48">= </text:span><text:span text:style-name="T40">new </text:span><text:span text:style-name="T48">Node</text:span><text:span text:style-name="T48">(</text:span><text:span text:style-name="T40">null</text:span><text:span text:style-name="T48">);</text:span><text:line-break/><text:span text:style-name="T48"><text:tab/><text:tab/></text:span><text:span text:style-name="T40">this</text:span><text:span text:style-name="T48">.</text:span><text:span text:style-name="T48">NYT </text:span><text:span text:style-name="T48">= </text:span><text:span text:style-name="T48">root</text:span><text:span text:style-name="T48">;</text:span><text:line-break/><text:span text:style-name="T48"><text:tab/><text:tab/></text:span><text:span text:style-name="T48">order</text:span><text:span text:style-name="T48">.</text:span><text:span text:style-name="T48">add</text:span><text:span text:style-name="T48">(</text:span><text:span text:style-name="T48">root</text:span><text:span text:style-name="T48">);</text:span><text:line-break/><text:span text:style-name="T48"><text:tab/>}</text:span><text:line-break/><text:span text:style-name="T48"><text:tab/></text:span><text:line-break/><text:span text:style-name="T48"><text:tab/></text:span><text:span text:style-name="T40">/**</text:span><text:line-break/><text:span text:style-name="T40"><text:tab/> * Insert a value into the tree.</text:span><text:line-break/><text:span text:style-name="T40"><text:tab/> * If value already exists in tree then update node weight</text:span><text:line-break/><text:span text:style-name="T40"><text:tab/> * and rearrange tree if necessary.</text:span><text:line-break/><text:span text:style-name="T40"><text:tab/> * </text:span><text:line-break/><text:span text:style-name="T40"><text:tab/> * </text:span><text:span text:style-name="T45">@param </text:span><text:span text:style-name="T40">value </text:span><text:span text:style-name="T40">- value to insert into tree</text:span><text:line-break/><text:span text:style-name="T40"><text:tab/> */</text:span><text:line-break/><text:span text:style-name="T40"><text:tab/></text:span><text:span text:style-name="T40">public void </text:span><text:span text:style-name="T48">insertInto</text:span><text:span text:style-name="T48">(</text:span><text:span text:style-name="T48">Integer </text:span><text:span text:style-name="T48">value</text:span><text:span text:style-name="T48">) {</text:span><text:line-break/><text:span text:style-name="T48"><text:tab/><text:tab/></text:span><text:span text:style-name="T40">// Deal with value that exists in tree first.</text:span><text:line-break/><text:span text:style-name="T40"><text:tab/><text:tab/></text:span><text:span text:style-name="T40">if</text:span><text:span text:style-name="T48">(</text:span><text:span text:style-name="T48">seen</text:span><text:span text:style-name="T48">.</text:span><text:span text:style-name="T48">containsKey</text:span><text:span text:style-name="T48">(</text:span><text:span text:style-name="T48">value</text:span><text:span text:style-name="T48">)) {</text:span><text:line-break/><text:span text:style-name="T48"><text:tab/><text:tab/><text:tab/></text:span><text:span text:style-name="T48">Node </text:span><text:span text:style-name="T48">toUpdate </text:span><text:span text:style-name="T48">= </text:span><text:span text:style-name="T48">seen</text:span><text:span text:style-name="T48">.</text:span><text:span text:style-name="T48">get</text:span><text:span text:style-name="T48">(</text:span><text:span text:style-name="T48">value</text:span><text:span text:style-name="T48">);</text:span><text:line-break/><text:span text:style-name="T48"><text:tab/><text:tab/><text:tab/></text:span><text:span text:style-name="T48">updateTree</text:span><text:span text:style-name="T48">(</text:span><text:span text:style-name="T48">toUpdate</text:span><text:span text:style-name="T48">);</text:span><text:line-break/><text:span text:style-name="T48"><text:tab/><text:tab/>}</text:span><text:line-break/><text:span text:style-name="T48"><text:tab/><text:tab/></text:span><text:span text:style-name="T40">else </text:span><text:span text:style-name="T48">{</text:span><text:line-break/><text:span text:style-name="T48"><text:tab/><text:tab/><text:tab/></text:span><text:span text:style-name="T48">Node </text:span><text:span text:style-name="T48">parent </text:span><text:span text:style-name="T48">= </text:span><text:span text:style-name="T48">giveBirth</text:span><text:span text:style-name="T48">(</text:span><text:span text:style-name="T48">value</text:span><text:span text:style-name="T48">);</text:span><text:line-break/><text:span text:style-name="T48"><text:tab/><text:tab/><text:tab/></text:span><text:span text:style-name="T48">updateTree</text:span><text:span text:style-name="T48">(</text:span><text:span text:style-name="T48">parent</text:span><text:span text:style-name="T48">);</text:span><text:line-break/><text:span text:style-name="T48"><text:tab/><text:tab/>}</text:span><text:line-break/><text:span text:style-name="T48"><text:tab/>}</text:span><text:line-break/><text:span text:style-name="T48"><text:tab/></text:span><text:line-break/><text:span text:style-name="T48"><text:tab/></text:span><text:span text:style-name="T40">/**</text:span><text:line-break/><text:span text:style-name="T40"><text:tab/> * Check if character exists in tree already.</text:span><text:line-break/><text:span text:style-name="T40"><text:tab/> * </text:span><text:line-break/><text:span text:style-name="T40"><text:tab/> * </text:span><text:span text:style-name="T45">@param </text:span><text:span text:style-name="T40">value </text:span><text:span text:style-name="T40">- char to check.</text:span><text:line-break/><text:span text:style-name="T40"><text:tab/> * </text:span><text:span text:style-name="T45">@return </text:span><text:span text:style-name="T40">true if exists in tree.</text:span><text:line-break/><text:span text:style-name="T40"><text:tab/> */</text:span><text:line-break/><text:span text:style-name="T40"><text:tab/></text:span><text:span text:style-name="T40">public boolean </text:span><text:span text:style-name="T48">contains</text:span><text:span text:style-name="T48">(</text:span><text:span text:style-name="T48">Integer </text:span><text:span text:style-name="T48">value</text:span><text:span text:style-name="T48">) {</text:span><text:line-break/><text:span text:style-name="T48"><text:tab/><text:tab/></text:span><text:span text:style-name="T40">if</text:span><text:span text:style-name="T48">(</text:span><text:span text:style-name="T48">seen</text:span><text:span text:style-name="T48">.</text:span><text:span text:style-name="T48">containsKey</text:span><text:span text:style-name="T48">(</text:span><text:span text:style-name="T48">value</text:span><text:span text:style-name="T48">)) {</text:span><text:line-break/><text:span text:style-name="T48"><text:tab/><text:tab/><text:tab/></text:span><text:span text:style-name="T40">return true</text:span><text:span text:style-name="T48">;</text:span><text:line-break/><text:soft-page-break/><text:span text:style-name="T48"><text:tab/><text:tab/>}</text:span><text:line-break/><text:span text:style-name="T48"><text:tab/><text:tab/></text:span><text:span text:style-name="T40">else </text:span><text:span text:style-name="T48">{</text:span><text:line-break/><text:span text:style-name="T48"><text:tab/><text:tab/><text:tab/></text:span><text:span text:style-name="T40">return false</text:span><text:span text:style-name="T48">;</text:span><text:line-break/><text:span text:style-name="T48"><text:tab/><text:tab/>}</text:span><text:line-break/><text:span text:style-name="T48"><text:tab/>}</text:span><text:line-break/><text:span text:style-name="T48"><text:tab/></text:span><text:line-break/><text:span text:style-name="T48"><text:tab/></text:span><text:span text:style-name="T40">/**</text:span><text:line-break/><text:span text:style-name="T40"><text:tab/> * Given a value, find its code by traversing the tree. </text:span><text:line-break/><text:span text:style-name="T40"><text:tab/> * Moving left = 0 bit, moving right = 1 bit</text:span><text:line-break/><text:span text:style-name="T40"><text:tab/> * </text:span><text:line-break/><text:span text:style-name="T40"><text:tab/> * Bits are stored as booleans in a list in reverse order </text:span><text:line-break/><text:span text:style-name="T40"><text:tab/> * because tree is traversed from leaf to root.</text:span><text:line-break/><text:span text:style-name="T40"><text:tab/> * </text:span><text:line-break/><text:span text:style-name="T40"><text:tab/> * </text:span><text:span text:style-name="T45">@param </text:span><text:span text:style-name="T40">c </text:span><text:span text:style-name="T40">- value to find in tree.</text:span><text:line-break/><text:span text:style-name="T40"><text:tab/> * </text:span><text:span text:style-name="T45">@param </text:span><text:span text:style-name="T40">seen </text:span><text:span text:style-name="T40">- flag to say if c exists in tree or not</text:span><text:line-break/><text:span text:style-name="T40"><text:tab/> * </text:span><text:span text:style-name="T45">@param </text:span><text:span text:style-name="T40">buffer </text:span><text:span text:style-name="T40">- list of bools representing bits</text:span><text:line-break/><text:span text:style-name="T40"><text:tab/> * </text:span><text:span text:style-name="T45">@return </text:span><text:span text:style-name="T40">- number of bits in the code.</text:span><text:line-break/><text:span text:style-name="T40"><text:tab/> */</text:span><text:line-break/><text:span text:style-name="T40"><text:tab/></text:span><text:span text:style-name="T40">public int </text:span><text:span text:style-name="T48">getCode</text:span><text:span text:style-name="T48">(</text:span><text:span text:style-name="T48">Integer </text:span><text:span text:style-name="T48">c</text:span><text:span text:style-name="T48">, </text:span><text:span text:style-name="T40">boolean </text:span><text:span text:style-name="T48">seen</text:span><text:span text:style-name="T48">, </text:span><text:span text:style-name="T48">ArrayList</text:span><text:span text:style-name="T48">&lt;</text:span><text:span text:style-name="T48">Boolean</text:span><text:span text:style-name="T48">&gt; </text:span><text:span text:style-name="T48">buffer</text:span><text:span text:style-name="T48">) {</text:span><text:line-break/><text:span text:style-name="T48"><text:tab/><text:tab/></text:span><text:span text:style-name="T40">int </text:span><text:span text:style-name="T48">length </text:span><text:span text:style-name="T48">= </text:span><text:span text:style-name="T48">0</text:span><text:span text:style-name="T48">; </text:span><text:line-break/><text:span text:style-name="T48"><text:tab/><text:tab/></text:span><text:span text:style-name="T40">if</text:span><text:span text:style-name="T48">(!</text:span><text:span text:style-name="T48">seen</text:span><text:span text:style-name="T48">) { </text:span><text:span text:style-name="T40">// Return NYT code</text:span><text:line-break/><text:span text:style-name="T40"><text:tab/><text:tab/><text:tab/></text:span><text:span text:style-name="T40">if</text:span><text:span text:style-name="T48">(</text:span><text:span text:style-name="T48">NYT </text:span><text:span text:style-name="T48">== </text:span><text:span text:style-name="T48">root</text:span><text:span text:style-name="T48">) {</text:span><text:line-break/><text:span text:style-name="T48"><text:tab/><text:tab/><text:tab/><text:tab/></text:span><text:span text:style-name="T40">return </text:span><text:span text:style-name="T48">length</text:span><text:span text:style-name="T48">; </text:span><text:span text:style-name="T40">// Nothing in tree;</text:span><text:line-break/><text:span text:style-name="T40"><text:tab/><text:tab/><text:tab/></text:span><text:span text:style-name="T48">}</text:span><text:line-break/><text:span text:style-name="T48"><text:tab/><text:tab/><text:tab/></text:span><text:span text:style-name="T40">else </text:span><text:span text:style-name="T48">{</text:span><text:line-break/><text:span text:style-name="T48"><text:tab/><text:tab/><text:tab/><text:tab/></text:span><text:span text:style-name="T48">length </text:span><text:span text:style-name="T48">= </text:span><text:span text:style-name="T48">generateCode</text:span><text:span text:style-name="T48">(</text:span><text:span text:style-name="T48">NYT</text:span><text:span text:style-name="T48">,</text:span><text:span text:style-name="T48">buffer</text:span><text:span text:style-name="T48">);</text:span><text:line-break/><text:span text:style-name="T48"><text:tab/><text:tab/><text:tab/>}</text:span><text:line-break/><text:span text:style-name="T48"><text:tab/><text:tab/>}</text:span><text:line-break/><text:span text:style-name="T48"><text:tab/><text:tab/></text:span><text:span text:style-name="T40">else </text:span><text:span text:style-name="T48">{</text:span><text:line-break/><text:span text:style-name="T48"><text:tab/><text:tab/><text:tab/></text:span><text:span text:style-name="T48">length </text:span><text:span text:style-name="T48">= </text:span><text:span text:style-name="T48">generateCode</text:span><text:span text:style-name="T48">(</text:span><text:span text:style-name="T40">this</text:span><text:span text:style-name="T48">.</text:span><text:span text:style-name="T48">seen</text:span><text:span text:style-name="T48">.</text:span><text:span text:style-name="T48">get</text:span><text:span text:style-name="T48">(</text:span><text:span text:style-name="T48">c</text:span><text:span text:style-name="T48">),</text:span><text:span text:style-name="T48">buffer</text:span><text:span text:style-name="T48">);</text:span><text:line-break/><text:span text:style-name="T48"><text:tab/><text:tab/>}</text:span><text:line-break/><text:span text:style-name="T48"><text:tab/><text:tab/></text:span><text:span text:style-name="T40">return </text:span><text:span text:style-name="T48">length</text:span><text:span text:style-name="T48">;</text:span><text:line-break/><text:span text:style-name="T48"><text:tab/>}</text:span><text:line-break/><text:span text:style-name="T48"><text:tab/></text:span><text:line-break/><text:span text:style-name="T48"><text:tab/></text:span><text:span text:style-name="T40">public boolean </text:span><text:span text:style-name="T48">isEmpty</text:span><text:span text:style-name="T48">() {</text:span><text:line-break/><text:span text:style-name="T48"><text:tab/><text:tab/></text:span><text:span text:style-name="T40">return </text:span><text:span text:style-name="T48">root </text:span><text:span text:style-name="T48">== </text:span><text:span text:style-name="T48">NYT</text:span><text:span text:style-name="T48">;</text:span><text:line-break/><text:span text:style-name="T48"><text:tab/>}</text:span><text:line-break/><text:span text:style-name="T48"><text:tab/></text:span><text:line-break/><text:span text:style-name="T48"><text:tab/></text:span><text:span text:style-name="T40">/**</text:span><text:line-break/><text:span text:style-name="T40"><text:tab/> * Print the nodes of the tree using either pre-order</text:span><text:line-break/><text:span text:style-name="T40"><text:tab/> * or reverse breadth first (right child first) traversal </text:span><text:line-break/><text:span text:style-name="T40"><text:tab/> * depending on which print function is used.</text:span><text:line-break/><text:span text:style-name="T40"><text:tab/> * </text:span><text:line-break/><text:span text:style-name="T40"><text:tab/> * </text:span><text:span text:style-name="T45">@param </text:span><text:span text:style-name="T40">breadthFirst </text:span><text:span text:style-name="T40">- flag to choose which print function.</text:span><text:line-break/><text:span text:style-name="T40"><text:tab/> */</text:span><text:line-break/><text:span text:style-name="T40"><text:tab/></text:span><text:span text:style-name="T40">public void </text:span><text:span text:style-name="T48">printTree</text:span><text:span text:style-name="T48">(</text:span><text:span text:style-name="T40">boolean </text:span><text:span text:style-name="T48">breadthFirst</text:span><text:span text:style-name="T48">) {</text:span><text:line-break/><text:span text:style-name="T48"><text:tab/><text:tab/></text:span><text:span text:style-name="T40">if</text:span><text:span text:style-name="T48">(</text:span><text:span text:style-name="T48">breadthFirst</text:span><text:span text:style-name="T48">) {</text:span><text:line-break/><text:span text:style-name="T48"><text:tab/><text:tab/><text:tab/></text:span><text:span text:style-name="T48">printTreeBreadth</text:span><text:span text:style-name="T48">(</text:span><text:span text:style-name="T48">root</text:span><text:span text:style-name="T48">);</text:span><text:line-break/><text:span text:style-name="T48"><text:tab/><text:tab/>}</text:span><text:line-break/><text:span text:style-name="T48"><text:tab/><text:tab/></text:span><text:span text:style-name="T40">else </text:span><text:span text:style-name="T48">{</text:span><text:line-break/><text:span text:style-name="T48"><text:tab/><text:tab/><text:tab/></text:span><text:span text:style-name="T48">printTreeDepth</text:span><text:span text:style-name="T48">(</text:span><text:span text:style-name="T48">root</text:span><text:span text:style-name="T48">);</text:span><text:line-break/><text:span text:style-name="T48"><text:tab/><text:tab/>}</text:span><text:line-break/><text:span text:style-name="T48"><text:tab/>}</text:span><text:line-break/><text:span text:style-name="T48"><text:tab/></text:span><text:line-break/><text:span text:style-name="T48"><text:tab/></text:span><text:span text:style-name="T40">/**</text:span><text:line-break/><text:span text:style-name="T40"><text:tab/> * Take current NYT node and replace it in the tree with an internal node.</text:span><text:line-break/><text:span text:style-name="T40"><text:tab/> * The internal node has an NYT node as left child, and a new leaf as right child.</text:span><text:line-break/><text:span text:style-name="T40"><text:tab/> * Weight of new internal node is weight of leaf child + NYT (which is 0).</text:span><text:line-break/><text:span text:style-name="T40"><text:tab/> */</text:span><text:line-break/><text:span text:style-name="T40"><text:tab/></text:span><text:span text:style-name="T40">private </text:span><text:span text:style-name="T48">Node </text:span><text:span text:style-name="T48">giveBirth</text:span><text:span text:style-name="T48">(</text:span><text:span text:style-name="T40">int </text:span><text:span text:style-name="T48">value</text:span><text:span text:style-name="T48">) {</text:span><text:line-break/><text:span text:style-name="T48"><text:tab/><text:tab/></text:span><text:span text:style-name="T48">Node </text:span><text:span text:style-name="T48">newNYT </text:span><text:span text:style-name="T48">= </text:span><text:span text:style-name="T40">new </text:span><text:span text:style-name="T48">Node</text:span><text:span text:style-name="T48">(</text:span><text:span text:style-name="T48">NYT</text:span><text:span text:style-name="T48">);</text:span><text:line-break/><text:span text:style-name="T48"><text:tab/><text:tab/></text:span><text:span text:style-name="T48">Node </text:span><text:span text:style-name="T48">leaf </text:span><text:span text:style-name="T48">= </text:span><text:span text:style-name="T40">new </text:span><text:span text:style-name="T48">Node</text:span><text:span text:style-name="T48">(</text:span><text:span text:style-name="T48">NYT</text:span><text:span text:style-name="T48">, </text:span><text:span text:style-name="T48">value</text:span><text:span text:style-name="T48">);</text:span><text:line-break/><text:span text:style-name="T48"><text:tab/><text:tab/></text:span><text:span text:style-name="T48">seen</text:span><text:span text:style-name="T48">.</text:span><text:span text:style-name="T48">put</text:span><text:span text:style-name="T48">(</text:span><text:span text:style-name="T48">value</text:span><text:span text:style-name="T48">, </text:span><text:span text:style-name="T48">leaf</text:span><text:span text:style-name="T48">); </text:span><text:span text:style-name="T40">// Add new value to seen.</text:span><text:line-break/><text:span text:style-name="T40"><text:tab/><text:tab/></text:span><text:span text:style-name="T48">order</text:span><text:span text:style-name="T48">.</text:span><text:span text:style-name="T48">add</text:span><text:span text:style-name="T48">(</text:span><text:span text:style-name="T48">0</text:span><text:span text:style-name="T48">,</text:span><text:span text:style-name="T48">leaf</text:span><text:span text:style-name="T48">);</text:span><text:line-break/><text:span text:style-name="T48"><text:tab/><text:tab/></text:span><text:span text:style-name="T48">order</text:span><text:span text:style-name="T48">.</text:span><text:span text:style-name="T48">add</text:span><text:span text:style-name="T48">(</text:span><text:span text:style-name="T48">0</text:span><text:span text:style-name="T48">,</text:span><text:span text:style-name="T48">newNYT</text:span><text:span text:style-name="T48">);</text:span><text:line-break/><text:span text:style-name="T48"><text:tab/><text:tab/></text:span><text:line-break/><text:span text:style-name="T48"><text:tab/><text:tab/></text:span><text:span text:style-name="T48">Node </text:span><text:span text:style-name="T48">oldNYT </text:span><text:span text:style-name="T48">= </text:span><text:span text:style-name="T48">NYT</text:span><text:span text:style-name="T48">;</text:span><text:line-break/><text:span text:style-name="T48"><text:tab/><text:tab/></text:span><text:span text:style-name="T48">NYT</text:span><text:span text:style-name="T48">.</text:span><text:span text:style-name="T48">isNYT </text:span><text:span text:style-name="T48">= </text:span><text:span text:style-name="T40">false</text:span><text:span text:style-name="T48">; </text:span><text:span text:style-name="T40">// Update the current NYT so that it is now internal node.</text:span><text:line-break/><text:span text:style-name="T40"><text:tab/><text:tab/></text:span><text:span text:style-name="T48">NYT</text:span><text:span text:style-name="T48">.</text:span><text:span text:style-name="T48">left </text:span><text:span text:style-name="T48">= </text:span><text:span text:style-name="T48">newNYT</text:span><text:span text:style-name="T48">; </text:span><text:span text:style-name="T40">// Set children.</text:span><text:line-break/><text:span text:style-name="T40"><text:tab/><text:tab/></text:span><text:span text:style-name="T48">NYT</text:span><text:span text:style-name="T48">.</text:span><text:span text:style-name="T48">right </text:span><text:span text:style-name="T48">= </text:span><text:span text:style-name="T48">leaf</text:span><text:span text:style-name="T48">;</text:span><text:line-break/><text:span text:style-name="T48"><text:tab/><text:tab/></text:span><text:span text:style-name="T48">NYT </text:span><text:span text:style-name="T48">= </text:span><text:span text:style-name="T48">newNYT</text:span><text:span text:style-name="T48">; </text:span><text:span text:style-name="T40">// Turn NYT pointer into the new NYT node.</text:span><text:line-break/><text:span text:style-name="T40"><text:tab/><text:tab/></text:span><text:line-break/><text:span text:style-name="T40"><text:tab/><text:tab/></text:span><text:span text:style-name="T48">updateNodeIndices</text:span><text:span text:style-name="T48">();</text:span><text:line-break/><text:span text:style-name="T48"><text:tab/><text:tab/></text:span><text:span text:style-name="T40">return </text:span><text:span text:style-name="T48">oldNYT</text:span><text:span text:style-name="T48">;</text:span><text:line-break/><text:span text:style-name="T48"><text:tab/>}</text:span><text:line-break/><text:span text:style-name="T48"><text:tab/></text:span><text:line-break/><text:span text:style-name="T48"><text:tab/></text:span><text:span text:style-name="T40">/**</text:span><text:line-break/><text:span text:style-name="T40"><text:tab/> * Update the tree nodes to preserve the invariants that</text:span><text:line-break/><text:soft-page-break/><text:span text:style-name="T40"><text:tab/> * sibling nodes have adjacent indices, and that parents </text:span><text:line-break/><text:span text:style-name="T40"><text:tab/> * have indices equal to the sum of child weights.</text:span><text:line-break/><text:span text:style-name="T40"><text:tab/> * </text:span><text:line-break/><text:span text:style-name="T40"><text:tab/> * </text:span><text:span text:style-name="T45">@param </text:span><text:span text:style-name="T40">node</text:span><text:line-break/><text:span text:style-name="T40"><text:tab/> </text:span><text:span text:style-name="T40">*/</text:span><text:line-break/><text:span text:style-name="T40"><text:tab/></text:span><text:span text:style-name="T40">private void </text:span><text:span text:style-name="T48">updateTree</text:span><text:span text:style-name="T48">(</text:span><text:span text:style-name="T48">Node </text:span><text:span text:style-name="T48">node</text:span><text:span text:style-name="T48">) {</text:span><text:line-break/><text:span text:style-name="T48"><text:tab/><text:tab/></text:span><text:span text:style-name="T40">while</text:span><text:span text:style-name="T48">(</text:span><text:span text:style-name="T48">node </text:span><text:span text:style-name="T48">!= </text:span><text:span text:style-name="T48">root</text:span><text:span text:style-name="T48">) {</text:span><text:line-break/><text:span text:style-name="T48"><text:tab/><text:tab/><text:tab/></text:span><text:span text:style-name="T40">if</text:span><text:span text:style-name="T48">(</text:span><text:span text:style-name="T48">maxInWeightClass</text:span><text:span text:style-name="T48">(</text:span><text:span text:style-name="T48">node</text:span><text:span text:style-name="T48">)) <text:s/>{</text:span><text:line-break/><text:span text:style-name="T48"><text:tab/><text:tab/><text:tab/><text:tab/></text:span><text:span text:style-name="T48">Node </text:span><text:span text:style-name="T48">toSwap </text:span><text:span text:style-name="T48">= </text:span><text:span text:style-name="T48">findHighestIndexWeight</text:span><text:span text:style-name="T48">(</text:span><text:span text:style-name="T48">node</text:span><text:span text:style-name="T48">);</text:span><text:line-break/><text:span text:style-name="T48"><text:tab/><text:tab/><text:tab/><text:tab/></text:span><text:span text:style-name="T48">swap</text:span><text:span text:style-name="T48">(</text:span><text:span text:style-name="T48">toSwap</text:span><text:span text:style-name="T48">, </text:span><text:span text:style-name="T48">node</text:span><text:span text:style-name="T48">);</text:span><text:line-break/><text:span text:style-name="T48"><text:tab/><text:tab/><text:tab/><text:tab/></text:span><text:line-break/><text:span text:style-name="T48"><text:tab/><text:tab/><text:tab/>}</text:span><text:line-break/><text:span text:style-name="T48"><text:tab/><text:tab/><text:tab/></text:span><text:span text:style-name="T48">node</text:span><text:span text:style-name="T48">.</text:span><text:span text:style-name="T48">increment</text:span><text:span text:style-name="T48">(); </text:span><text:span text:style-name="T40">// Increment node weight.</text:span><text:line-break/><text:span text:style-name="T40"><text:tab/><text:tab/><text:tab/></text:span><text:span text:style-name="T48">node </text:span><text:span text:style-name="T48">= </text:span><text:span text:style-name="T48">node</text:span><text:span text:style-name="T48">.</text:span><text:span text:style-name="T48">parent</text:span><text:span text:style-name="T48">;</text:span><text:line-break/><text:span text:style-name="T48"><text:tab/><text:tab/>}</text:span><text:line-break/><text:span text:style-name="T48"><text:tab/><text:tab/></text:span><text:span text:style-name="T48">node</text:span><text:span text:style-name="T48">.</text:span><text:span text:style-name="T48">increment</text:span><text:span text:style-name="T48">();</text:span><text:line-break/><text:span text:style-name="T48"><text:tab/><text:tab/></text:span><text:span text:style-name="T48">node</text:span><text:span text:style-name="T48">.</text:span><text:span text:style-name="T48">setIndex</text:span><text:span text:style-name="T48">(</text:span><text:span text:style-name="T48">order</text:span><text:span text:style-name="T48">.</text:span><text:span text:style-name="T48">indexOf</text:span><text:span text:style-name="T48">(</text:span><text:span text:style-name="T48">node</text:span><text:span text:style-name="T48">));</text:span><text:line-break/><text:span text:style-name="T48"><text:tab/>}</text:span><text:line-break/><text:span text:style-name="T48"><text:tab/></text:span><text:line-break/><text:span text:style-name="T48"><text:tab/></text:span><text:span text:style-name="T40">/**</text:span><text:line-break/><text:span text:style-name="T40"><text:tab/> * Check if a node is the highest indexed node</text:span><text:line-break/><text:span text:style-name="T40"><text:tab/> * for its weight value.</text:span><text:line-break/><text:span text:style-name="T40"><text:tab/> * </text:span><text:line-break/><text:span text:style-name="T40"><text:tab/> * </text:span><text:span text:style-name="T45">@param </text:span><text:span text:style-name="T40">node</text:span><text:line-break/><text:span text:style-name="T40"><text:tab/> </text:span><text:span text:style-name="T40">* </text:span><text:span text:style-name="T45">@return</text:span><text:line-break/><text:span text:style-name="T45"><text:tab/> </text:span><text:span text:style-name="T40">*/</text:span><text:line-break/><text:span text:style-name="T40"><text:tab/></text:span><text:span text:style-name="T40">private boolean </text:span><text:span text:style-name="T48">maxInWeightClass</text:span><text:span text:style-name="T48">(</text:span><text:span text:style-name="T48">Node </text:span><text:span text:style-name="T48">node</text:span><text:span text:style-name="T48">) {</text:span><text:line-break/><text:span text:style-name="T48"><text:tab/><text:tab/></text:span><text:span text:style-name="T40">int </text:span><text:span text:style-name="T48">index </text:span><text:span text:style-name="T48">= </text:span><text:span text:style-name="T48">order</text:span><text:span text:style-name="T48">.</text:span><text:span text:style-name="T48">indexOf</text:span><text:span text:style-name="T48">(</text:span><text:span text:style-name="T48">node</text:span><text:span text:style-name="T48">);</text:span><text:line-break/><text:span text:style-name="T48"><text:tab/><text:tab/></text:span><text:span text:style-name="T40">int </text:span><text:span text:style-name="T48">weight </text:span><text:span text:style-name="T48">= </text:span><text:span text:style-name="T48">node</text:span><text:span text:style-name="T48">.</text:span><text:span text:style-name="T48">getWeight</text:span><text:span text:style-name="T48">();</text:span><text:line-break/><text:span text:style-name="T48"><text:tab/><text:tab/></text:span><text:span text:style-name="T40">for</text:span><text:span text:style-name="T48">(</text:span><text:span text:style-name="T40">int </text:span><text:span text:style-name="T48">i </text:span><text:span text:style-name="T48">= </text:span><text:span text:style-name="T48">index</text:span><text:span text:style-name="T48">+</text:span><text:span text:style-name="T48">1</text:span><text:span text:style-name="T48">; </text:span><text:span text:style-name="T48">i </text:span><text:span text:style-name="T48">&lt; </text:span><text:span text:style-name="T48">order</text:span><text:span text:style-name="T48">.</text:span><text:span text:style-name="T48">size</text:span><text:span text:style-name="T48">(); </text:span><text:span text:style-name="T48">i</text:span><text:span text:style-name="T48">++) {</text:span><text:line-break/><text:span text:style-name="T48"><text:tab/><text:tab/><text:tab/></text:span><text:span text:style-name="T48">Node </text:span><text:span text:style-name="T48">next </text:span><text:span text:style-name="T48">= </text:span><text:span text:style-name="T48">order</text:span><text:span text:style-name="T48">.</text:span><text:span text:style-name="T48">get</text:span><text:span text:style-name="T48">(</text:span><text:span text:style-name="T48">i</text:span><text:span text:style-name="T48">);</text:span><text:line-break/><text:span text:style-name="T48"><text:tab/><text:tab/><text:tab/></text:span><text:span text:style-name="T40">if</text:span><text:span text:style-name="T48">(</text:span><text:span text:style-name="T48">next </text:span><text:span text:style-name="T48">!= </text:span><text:span text:style-name="T48">node</text:span><text:span text:style-name="T48">.</text:span><text:span text:style-name="T48">parent </text:span><text:span text:style-name="T48">&amp;&amp; </text:span><text:span text:style-name="T48">next</text:span><text:span text:style-name="T48">.</text:span><text:span text:style-name="T48">getWeight</text:span><text:span text:style-name="T48">() == </text:span><text:span text:style-name="T48">weight</text:span><text:span text:style-name="T48">) {</text:span><text:line-break/><text:span text:style-name="T48"><text:tab/><text:tab/><text:tab/><text:tab/></text:span><text:span text:style-name="T40">return true</text:span><text:span text:style-name="T48">;</text:span><text:line-break/><text:span text:style-name="T48"><text:tab/><text:tab/><text:tab/>}</text:span><text:line-break/><text:span text:style-name="T48"><text:tab/><text:tab/><text:tab/></text:span><text:span text:style-name="T40">else if</text:span><text:span text:style-name="T48">(</text:span><text:span text:style-name="T48">next </text:span><text:span text:style-name="T48">!= </text:span><text:span text:style-name="T48">node</text:span><text:span text:style-name="T48">.</text:span><text:span text:style-name="T48">parent </text:span><text:span text:style-name="T48">&amp;&amp; </text:span><text:span text:style-name="T48">next</text:span><text:span text:style-name="T48">.</text:span><text:span text:style-name="T48">getWeight</text:span><text:span text:style-name="T48">() &gt; </text:span><text:span text:style-name="T48">weight</text:span><text:span text:style-name="T48">){</text:span><text:line-break/><text:span text:style-name="T48"><text:tab/><text:tab/><text:tab/><text:tab/></text:span><text:span text:style-name="T40">return false</text:span><text:span text:style-name="T48">;</text:span><text:line-break/><text:span text:style-name="T48"><text:tab/><text:tab/><text:tab/>}</text:span><text:line-break/><text:span text:style-name="T48"><text:tab/><text:tab/>}</text:span><text:line-break/><text:span text:style-name="T48"><text:tab/><text:tab/></text:span><text:span text:style-name="T40">return false</text:span><text:span text:style-name="T48">;</text:span><text:line-break/><text:span text:style-name="T48"><text:tab/>}</text:span><text:line-break/><text:span text:style-name="T48"><text:tab/></text:span><text:line-break/><text:span text:style-name="T48"><text:tab/></text:span><text:span text:style-name="T40">/**</text:span><text:line-break/><text:span text:style-name="T40"><text:tab/> * Find the node with the highest index that is the</text:span><text:line-break/><text:span text:style-name="T40"><text:tab/> * same weight as the argument node.</text:span><text:line-break/><text:span text:style-name="T40"><text:tab/> * </text:span><text:line-break/><text:span text:style-name="T40"><text:tab/> * </text:span><text:span text:style-name="T45">@param </text:span><text:span text:style-name="T40">node</text:span><text:line-break/><text:span text:style-name="T40"><text:tab/> </text:span><text:span text:style-name="T40">* </text:span><text:span text:style-name="T45">@return</text:span><text:line-break/><text:span text:style-name="T45"><text:tab/> </text:span><text:span text:style-name="T40">*/</text:span><text:line-break/><text:span text:style-name="T40"><text:tab/></text:span><text:span text:style-name="T40">private </text:span><text:span text:style-name="T48">Node </text:span><text:span text:style-name="T48">findHighestIndexWeight</text:span><text:span text:style-name="T48">(</text:span><text:span text:style-name="T48">Node </text:span><text:span text:style-name="T48">node</text:span><text:span text:style-name="T48">) {</text:span><text:line-break/><text:span text:style-name="T48"><text:tab/><text:tab/></text:span><text:span text:style-name="T48">Node </text:span><text:span text:style-name="T48">next</text:span><text:span text:style-name="T48">;</text:span><text:line-break/><text:span text:style-name="T48"><text:tab/><text:tab/></text:span><text:span text:style-name="T40">int </text:span><text:span text:style-name="T48">index </text:span><text:span text:style-name="T48">= </text:span><text:span text:style-name="T48">node</text:span><text:span text:style-name="T48">.</text:span><text:span text:style-name="T48">getIndex</text:span><text:span text:style-name="T48">() + </text:span><text:span text:style-name="T48">1</text:span><text:span text:style-name="T48">;</text:span><text:line-break/><text:span text:style-name="T48"><text:tab/><text:tab/></text:span><text:span text:style-name="T40">int </text:span><text:span text:style-name="T48">weight </text:span><text:span text:style-name="T48">= </text:span><text:span text:style-name="T48">node</text:span><text:span text:style-name="T48">.</text:span><text:span text:style-name="T48">getWeight</text:span><text:span text:style-name="T48">();</text:span><text:line-break/><text:span text:style-name="T48"><text:tab/><text:tab/></text:span><text:span text:style-name="T40">while</text:span><text:span text:style-name="T48">((</text:span><text:span text:style-name="T48">next </text:span><text:span text:style-name="T48">= </text:span><text:span text:style-name="T48">order</text:span><text:span text:style-name="T48">.</text:span><text:span text:style-name="T48">get</text:span><text:span text:style-name="T48">(</text:span><text:span text:style-name="T48">index</text:span><text:span text:style-name="T48">)).</text:span><text:span text:style-name="T48">getWeight</text:span><text:span text:style-name="T48">() == </text:span><text:span text:style-name="T48">weight</text:span><text:span text:style-name="T48">) {</text:span><text:line-break/><text:span text:style-name="T48"><text:tab/><text:tab/><text:tab/></text:span><text:span text:style-name="T48">index</text:span><text:span text:style-name="T48">++;</text:span><text:line-break/><text:span text:style-name="T48"><text:tab/><text:tab/>}</text:span><text:line-break/><text:span text:style-name="T48"><text:tab/><text:tab/></text:span><text:span text:style-name="T48">next </text:span><text:span text:style-name="T48">= </text:span><text:span text:style-name="T48">order</text:span><text:span text:style-name="T48">.</text:span><text:span text:style-name="T48">get</text:span><text:span text:style-name="T48">(--</text:span><text:span text:style-name="T48">index</text:span><text:span text:style-name="T48">); </text:span><text:span text:style-name="T40">// Overshot correct index, need to decrement.</text:span><text:line-break/><text:span text:style-name="T40"><text:tab/><text:tab/></text:span><text:span text:style-name="T40">return </text:span><text:span text:style-name="T48">next</text:span><text:span text:style-name="T48">;</text:span><text:line-break/><text:span text:style-name="T48"><text:tab/><text:tab/></text:span><text:line-break/><text:span text:style-name="T48"><text:tab/>}</text:span><text:line-break/><text:span text:style-name="T48"><text:tab/></text:span><text:line-break/><text:span text:style-name="T48"><text:tab/></text:span><text:span text:style-name="T40">/**</text:span><text:line-break/><text:span text:style-name="T40"><text:tab/> * Swap 2 nodes in a tree, preserving the indices of </text:span><text:line-break/><text:span text:style-name="T40"><text:tab/> * the positions, and the parent nodes.</text:span><text:line-break/><text:span text:style-name="T40"><text:tab/> * </text:span><text:line-break/><text:span text:style-name="T40"><text:tab/> * </text:span><text:span text:style-name="T45">@param </text:span><text:span text:style-name="T40">newNodePosition</text:span><text:line-break/><text:span text:style-name="T40"><text:tab/> </text:span><text:span text:style-name="T40">* </text:span><text:span text:style-name="T45">@param </text:span><text:span text:style-name="T40">oldNodeGettingSwapped </text:span><text:span text:style-name="T40">- node which needs to</text:span><text:line-break/><text:span text:style-name="T40"><text:tab/> * <text:tab/><text:tab/>change position due to weight increment.</text:span><text:line-break/><text:span text:style-name="T40"><text:tab/> */</text:span><text:line-break/><text:span text:style-name="T40"><text:tab/></text:span><text:span text:style-name="T40">private void </text:span><text:span text:style-name="T48">swap</text:span><text:span text:style-name="T48">(</text:span><text:span text:style-name="T48">Node </text:span><text:span text:style-name="T48">newNodePosition</text:span><text:span text:style-name="T48">, </text:span><text:span text:style-name="T48">Node </text:span><text:span text:style-name="T48">oldNodeGettingSwapped</text:span><text:span text:style-name="T48">) {</text:span><text:line-break/><text:span text:style-name="T48"><text:tab/><text:tab/></text:span><text:span text:style-name="T40">int </text:span><text:span text:style-name="T48">newIndex </text:span><text:span text:style-name="T48">= </text:span><text:span text:style-name="T48">newNodePosition</text:span><text:span text:style-name="T48">.</text:span><text:span text:style-name="T48">getIndex</text:span><text:span text:style-name="T48">();</text:span><text:line-break/><text:span text:style-name="T48"><text:tab/><text:tab/></text:span><text:span text:style-name="T40">int </text:span><text:span text:style-name="T48">oldIndex </text:span><text:span text:style-name="T48">= </text:span><text:span text:style-name="T48">oldNodeGettingSwapped</text:span><text:span text:style-name="T48">.</text:span><text:span text:style-name="T48">getIndex</text:span><text:span text:style-name="T48">();</text:span><text:line-break/><text:span text:style-name="T48"><text:tab/><text:tab/></text:span><text:line-break/><text:span text:style-name="T48"><text:tab/><text:tab/></text:span><text:span text:style-name="T40">// Keep track of parents of both nodes getting swapped.</text:span><text:line-break/><text:span text:style-name="T40"><text:tab/><text:tab/></text:span><text:span text:style-name="T48">Node </text:span><text:span text:style-name="T48">oldParent </text:span><text:span text:style-name="T48">= </text:span><text:span text:style-name="T48">oldNodeGettingSwapped</text:span><text:span text:style-name="T48">.</text:span><text:span text:style-name="T48">parent</text:span><text:span text:style-name="T48">;</text:span><text:line-break/><text:span text:style-name="T48"><text:tab/><text:tab/></text:span><text:span text:style-name="T48">Node </text:span><text:span text:style-name="T48">newParent </text:span><text:span text:style-name="T48">= </text:span><text:span text:style-name="T48">newNodePosition</text:span><text:span text:style-name="T48">.</text:span><text:span text:style-name="T48">parent</text:span><text:span text:style-name="T48">;</text:span><text:line-break/><text:span text:style-name="T48"><text:tab/><text:tab/></text:span><text:line-break/><text:span text:style-name="T48"><text:tab/><text:tab/></text:span><text:span text:style-name="T40">// Need to know if nodes were left or right child.</text:span><text:line-break/><text:span text:style-name="T40"><text:tab/><text:tab/></text:span><text:span text:style-name="T40">boolean </text:span><text:span text:style-name="T48">oldNodeWasOnRight</text:span><text:span text:style-name="T48">, </text:span><text:span text:style-name="T48">newNodePositionOnRight</text:span><text:span text:style-name="T48">;</text:span><text:line-break/><text:soft-page-break/><text:span text:style-name="T48"><text:tab/><text:tab/></text:span><text:span text:style-name="T48">oldNodeWasOnRight </text:span><text:span text:style-name="T48">= </text:span><text:span text:style-name="T48">newNodePositionOnRight </text:span><text:span text:style-name="T48">= </text:span><text:span text:style-name="T40">false</text:span><text:span text:style-name="T48">;</text:span><text:line-break/><text:span text:style-name="T48"><text:tab/><text:tab/></text:span><text:line-break/><text:span text:style-name="T48"><text:tab/><text:tab/></text:span><text:span text:style-name="T40">if</text:span><text:span text:style-name="T48">(</text:span><text:span text:style-name="T48">newNodePosition</text:span><text:span text:style-name="T48">.</text:span><text:span text:style-name="T48">parent</text:span><text:span text:style-name="T48">.</text:span><text:span text:style-name="T48">right </text:span><text:span text:style-name="T48">== </text:span><text:span text:style-name="T48">newNodePosition</text:span><text:span text:style-name="T48">) {</text:span><text:line-break/><text:span text:style-name="T48"><text:tab/><text:tab/><text:tab/></text:span><text:span text:style-name="T48">newNodePositionOnRight </text:span><text:span text:style-name="T48">= </text:span><text:span text:style-name="T40">true</text:span><text:span text:style-name="T48">;</text:span><text:line-break/><text:span text:style-name="T48"><text:tab/><text:tab/>}</text:span><text:line-break/><text:span text:style-name="T48"><text:tab/><text:tab/></text:span><text:span text:style-name="T40">if</text:span><text:span text:style-name="T48">(</text:span><text:span text:style-name="T48">oldNodeGettingSwapped</text:span><text:span text:style-name="T48">.</text:span><text:span text:style-name="T48">parent</text:span><text:span text:style-name="T48">.</text:span><text:span text:style-name="T48">right </text:span><text:span text:style-name="T48">== </text:span><text:span text:style-name="T48">oldNodeGettingSwapped</text:span><text:span text:style-name="T48">) {</text:span><text:line-break/><text:span text:style-name="T48"><text:tab/><text:tab/><text:tab/></text:span><text:span text:style-name="T48">oldNodeWasOnRight </text:span><text:span text:style-name="T48">= </text:span><text:span text:style-name="T40">true</text:span><text:span text:style-name="T48">;</text:span><text:line-break/><text:span text:style-name="T48"><text:tab/><text:tab/>}</text:span><text:line-break/><text:span text:style-name="T48"><text:tab/><text:tab/></text:span><text:span text:style-name="T40">if</text:span><text:span text:style-name="T48">(</text:span><text:span text:style-name="T48">newNodePositionOnRight</text:span><text:span text:style-name="T48">) {</text:span><text:line-break/><text:span text:style-name="T48"><text:tab/><text:tab/><text:tab/></text:span><text:span text:style-name="T48">newParent</text:span><text:span text:style-name="T48">.</text:span><text:span text:style-name="T48">right </text:span><text:span text:style-name="T48">= </text:span><text:span text:style-name="T48">oldNodeGettingSwapped</text:span><text:span text:style-name="T48">;</text:span><text:line-break/><text:span text:style-name="T48"><text:tab/><text:tab/>}</text:span><text:line-break/><text:span text:style-name="T48"><text:tab/><text:tab/></text:span><text:span text:style-name="T40">else</text:span><text:span text:style-name="T48">{</text:span><text:line-break/><text:span text:style-name="T48"><text:tab/><text:tab/><text:tab/></text:span><text:span text:style-name="T48">newParent</text:span><text:span text:style-name="T48">.</text:span><text:span text:style-name="T48">left </text:span><text:span text:style-name="T48">= </text:span><text:span text:style-name="T48">oldNodeGettingSwapped</text:span><text:span text:style-name="T48">;</text:span><text:line-break/><text:span text:style-name="T48"><text:tab/><text:tab/>}</text:span><text:line-break/><text:span text:style-name="T48"><text:tab/><text:tab/></text:span><text:span text:style-name="T40">if</text:span><text:span text:style-name="T48">(</text:span><text:span text:style-name="T48">oldNodeWasOnRight</text:span><text:span text:style-name="T48">) {</text:span><text:line-break/><text:span text:style-name="T48"><text:tab/><text:tab/><text:tab/></text:span><text:span text:style-name="T48">oldParent</text:span><text:span text:style-name="T48">.</text:span><text:span text:style-name="T48">right </text:span><text:span text:style-name="T48">= </text:span><text:span text:style-name="T48">newNodePosition</text:span><text:span text:style-name="T48">;</text:span><text:line-break/><text:span text:style-name="T48"><text:tab/><text:tab/>}</text:span><text:line-break/><text:span text:style-name="T48"><text:tab/><text:tab/></text:span><text:span text:style-name="T40">else </text:span><text:span text:style-name="T48">{</text:span><text:line-break/><text:span text:style-name="T48"><text:tab/><text:tab/><text:tab/></text:span><text:span text:style-name="T48">oldParent</text:span><text:span text:style-name="T48">.</text:span><text:span text:style-name="T48">left </text:span><text:span text:style-name="T48">= </text:span><text:span text:style-name="T48">newNodePosition</text:span><text:span text:style-name="T48">;</text:span><text:line-break/><text:span text:style-name="T48"><text:tab/><text:tab/>}</text:span><text:line-break/><text:span text:style-name="T48"><text:tab/><text:tab/></text:span><text:span text:style-name="T40">// Update the parent pointers. </text:span><text:line-break/><text:span text:style-name="T40"><text:tab/><text:tab/></text:span><text:span text:style-name="T48">oldNodeGettingSwapped</text:span><text:span text:style-name="T48">.</text:span><text:span text:style-name="T48">parent </text:span><text:span text:style-name="T48">= </text:span><text:span text:style-name="T48">newParent</text:span><text:span text:style-name="T48">;</text:span><text:line-break/><text:span text:style-name="T48"><text:tab/><text:tab/></text:span><text:span text:style-name="T48">newNodePosition</text:span><text:span text:style-name="T48">.</text:span><text:span text:style-name="T48">parent </text:span><text:span text:style-name="T48">= </text:span><text:span text:style-name="T48">oldParent</text:span><text:span text:style-name="T48">;</text:span><text:line-break/><text:span text:style-name="T48"><text:tab/><text:tab/></text:span><text:span text:style-name="T40">// Swap the indices of the nodes in order arraylist.</text:span><text:line-break/><text:span text:style-name="T40"><text:tab/><text:tab/></text:span><text:span text:style-name="T48">order</text:span><text:span text:style-name="T48">.</text:span><text:span text:style-name="T48">set</text:span><text:span text:style-name="T48">(</text:span><text:span text:style-name="T48">newIndex</text:span><text:span text:style-name="T48">, </text:span><text:span text:style-name="T48">oldNodeGettingSwapped</text:span><text:span text:style-name="T48">);</text:span><text:line-break/><text:span text:style-name="T48"><text:tab/><text:tab/></text:span><text:span text:style-name="T48">order</text:span><text:span text:style-name="T48">.</text:span><text:span text:style-name="T48">set</text:span><text:span text:style-name="T48">(</text:span><text:span text:style-name="T48">oldIndex</text:span><text:span text:style-name="T48">, </text:span><text:span text:style-name="T48">newNodePosition</text:span><text:span text:style-name="T48">);</text:span><text:line-break/><text:span text:style-name="T48"><text:tab/><text:tab/></text:span><text:span text:style-name="T48">updateNodeIndices</text:span><text:span text:style-name="T48">();</text:span><text:line-break/><text:span text:style-name="T48"><text:tab/>}</text:span><text:line-break/><text:span text:style-name="T48"><text:tab/></text:span><text:line-break/><text:span text:style-name="T48"><text:tab/></text:span><text:span text:style-name="T40">/**</text:span><text:line-break/><text:span text:style-name="T40"><text:tab/> * Correct the index value of a node after</text:span><text:line-break/><text:span text:style-name="T40"><text:tab/> * inserting new nodes into the order list.</text:span><text:line-break/><text:span text:style-name="T40"><text:tab/> */</text:span><text:line-break/><text:span text:style-name="T40"><text:tab/></text:span><text:span text:style-name="T40">private void </text:span><text:span text:style-name="T48">updateNodeIndices</text:span><text:span text:style-name="T48">() {</text:span><text:line-break/><text:span text:style-name="T48"><text:tab/><text:tab/></text:span><text:span text:style-name="T40">for</text:span><text:span text:style-name="T48">(</text:span><text:span text:style-name="T40">int </text:span><text:span text:style-name="T48">i </text:span><text:span text:style-name="T48">= </text:span><text:span text:style-name="T48">0</text:span><text:span text:style-name="T48">; </text:span><text:span text:style-name="T48">i </text:span><text:span text:style-name="T48">&lt; </text:span><text:span text:style-name="T48">order</text:span><text:span text:style-name="T48">.</text:span><text:span text:style-name="T48">size</text:span><text:span text:style-name="T48">(); </text:span><text:span text:style-name="T48">i</text:span><text:span text:style-name="T48">++) {</text:span><text:line-break/><text:span text:style-name="T48"><text:tab/><text:tab/><text:tab/></text:span><text:span text:style-name="T48">Node </text:span><text:span text:style-name="T48">node </text:span><text:span text:style-name="T48">= </text:span><text:span text:style-name="T48">order</text:span><text:span text:style-name="T48">.</text:span><text:span text:style-name="T48">get</text:span><text:span text:style-name="T48">(</text:span><text:span text:style-name="T48">i</text:span><text:span text:style-name="T48">);</text:span><text:line-break/><text:span text:style-name="T48"><text:tab/><text:tab/><text:tab/></text:span><text:span text:style-name="T48">node</text:span><text:span text:style-name="T48">.</text:span><text:span text:style-name="T48">setIndex</text:span><text:span text:style-name="T48">(</text:span><text:span text:style-name="T48">order</text:span><text:span text:style-name="T48">.</text:span><text:span text:style-name="T48">indexOf</text:span><text:span text:style-name="T48">(</text:span><text:span text:style-name="T48">node</text:span><text:span text:style-name="T48">));</text:span><text:line-break/><text:span text:style-name="T48"><text:tab/><text:tab/>}</text:span><text:line-break/><text:span text:style-name="T48"><text:tab/>}</text:span><text:line-break/><text:span text:style-name="T48"><text:tab/></text:span><text:line-break/><text:span text:style-name="T48"><text:tab/></text:span><text:span text:style-name="T40">/** </text:span><text:line-break/><text:span text:style-name="T40"><text:tab/> * Generate in reverse order a list of booleans that represent </text:span><text:line-break/><text:span text:style-name="T40"><text:tab/> * the bits for the code of a value in the tree.</text:span><text:line-break/><text:span text:style-name="T40"><text:tab/> * </text:span><text:line-break/><text:span text:style-name="T40"><text:tab/> * List generated in reverse order because we traverse the tree</text:span><text:line-break/><text:span text:style-name="T40"><text:tab/> * from node up to root.</text:span><text:line-break/><text:span text:style-name="T40"><text:tab/> * </text:span><text:line-break/><text:span text:style-name="T40"><text:tab/> * </text:span><text:span text:style-name="T45">@param </text:span><text:span text:style-name="T45">in </text:span><text:span text:style-name="T40">- Node to start from (leaf or nyt)</text:span><text:line-break/><text:span text:style-name="T40"><text:tab/> * </text:span><text:span text:style-name="T45">@param </text:span><text:span text:style-name="T45">buffer </text:span><text:span text:style-name="T40">- list of bools representing bits</text:span><text:line-break/><text:span text:style-name="T40"><text:tab/> * </text:span><text:span text:style-name="T45">@return </text:span><text:span text:style-name="T40">number of bits in code == length of list.</text:span><text:line-break/><text:span text:style-name="T40"><text:tab/> */</text:span><text:line-break/><text:span text:style-name="T40"><text:tab/></text:span><text:span text:style-name="T40">private int </text:span><text:span text:style-name="T48">generateCode</text:span><text:span text:style-name="T48">(</text:span><text:span text:style-name="T48">Node </text:span><text:span text:style-name="T48">in</text:span><text:span text:style-name="T48">, </text:span><text:span text:style-name="T48">ArrayList</text:span><text:span text:style-name="T48">&lt;</text:span><text:span text:style-name="T48">Boolean</text:span><text:span text:style-name="T48">&gt; </text:span><text:span text:style-name="T48">buffer</text:span><text:span text:style-name="T48">) {</text:span><text:line-break/><text:span text:style-name="T48"><text:tab/><text:tab/></text:span><text:span text:style-name="T48">Node </text:span><text:span text:style-name="T48">node </text:span><text:span text:style-name="T48">= </text:span><text:span text:style-name="T48">in</text:span><text:span text:style-name="T48">;</text:span><text:line-break/><text:span text:style-name="T48"><text:tab/><text:tab/></text:span><text:span text:style-name="T48">Node </text:span><text:span text:style-name="T48">parent</text:span><text:span text:style-name="T48">;</text:span><text:line-break/><text:span text:style-name="T48"><text:tab/><text:tab/></text:span><text:span text:style-name="T40">int </text:span><text:span text:style-name="T48">length </text:span><text:span text:style-name="T48">= </text:span><text:span text:style-name="T48">0</text:span><text:span text:style-name="T48">;</text:span><text:line-break/><text:span text:style-name="T48"><text:tab/><text:tab/></text:span><text:span text:style-name="T40">while</text:span><text:span text:style-name="T48">(</text:span><text:span text:style-name="T48">node</text:span><text:span text:style-name="T48">.</text:span><text:span text:style-name="T48">parent </text:span><text:span text:style-name="T48">!= </text:span><text:span text:style-name="T40">null</text:span><text:span text:style-name="T48">) {</text:span><text:line-break/><text:span text:style-name="T48"><text:tab/><text:tab/><text:tab/></text:span><text:span text:style-name="T48">parent </text:span><text:span text:style-name="T48">= </text:span><text:span text:style-name="T48">node</text:span><text:span text:style-name="T48">.</text:span><text:span text:style-name="T48">parent</text:span><text:span text:style-name="T48">;</text:span><text:line-break/><text:span text:style-name="T48"><text:tab/><text:tab/><text:tab/></text:span><text:span text:style-name="T40">if</text:span><text:span text:style-name="T48">(</text:span><text:span text:style-name="T48">parent</text:span><text:span text:style-name="T48">.</text:span><text:span text:style-name="T48">left </text:span><text:span text:style-name="T48">== </text:span><text:span text:style-name="T48">node</text:span><text:span text:style-name="T48">) {</text:span><text:line-break/><text:span text:style-name="T48"><text:tab/><text:tab/><text:tab/><text:tab/></text:span><text:span text:style-name="T48">buffer</text:span><text:span text:style-name="T48">.</text:span><text:span text:style-name="T48">add</text:span><text:span text:style-name="T48">(</text:span><text:span text:style-name="T40">false</text:span><text:span text:style-name="T48">);</text:span><text:line-break/><text:span text:style-name="T48"><text:tab/><text:tab/><text:tab/><text:tab/></text:span><text:span text:style-name="T48">length</text:span><text:span text:style-name="T48">++;</text:span><text:line-break/><text:span text:style-name="T48"><text:tab/><text:tab/><text:tab/>}</text:span><text:line-break/><text:span text:style-name="T48"><text:tab/><text:tab/><text:tab/></text:span><text:span text:style-name="T40">else </text:span><text:span text:style-name="T48">{</text:span><text:line-break/><text:span text:style-name="T48"><text:tab/><text:tab/><text:tab/><text:tab/></text:span><text:span text:style-name="T48">buffer</text:span><text:span text:style-name="T48">.</text:span><text:span text:style-name="T48">add</text:span><text:span text:style-name="T48">(</text:span><text:span text:style-name="T40">true</text:span><text:span text:style-name="T48">);</text:span><text:line-break/><text:span text:style-name="T48"><text:tab/><text:tab/><text:tab/><text:tab/></text:span><text:span text:style-name="T48">length</text:span><text:span text:style-name="T48">++;</text:span><text:line-break/><text:span text:style-name="T48"><text:tab/><text:tab/><text:tab/>}</text:span><text:line-break/><text:span text:style-name="T48"><text:tab/><text:tab/><text:tab/></text:span><text:span text:style-name="T48">node </text:span><text:span text:style-name="T48">= </text:span><text:span text:style-name="T48">parent</text:span><text:span text:style-name="T48">;</text:span><text:line-break/><text:span text:style-name="T48"><text:tab/><text:tab/>}</text:span><text:line-break/><text:span text:style-name="T48"><text:tab/><text:tab/></text:span><text:span text:style-name="T40">return </text:span><text:span text:style-name="T48">length</text:span><text:span text:style-name="T48">;</text:span><text:line-break/><text:span text:style-name="T48"><text:tab/>}</text:span><text:line-break/><text:span text:style-name="T48"><text:tab/></text:span><text:line-break/><text:span text:style-name="T48"><text:tab/></text:span><text:span text:style-name="T40">/**</text:span><text:line-break/><text:span text:style-name="T40"><text:tab/> * Pre-order depth first print of tree nodes.</text:span><text:line-break/><text:span text:style-name="T40"><text:tab/> * </text:span><text:line-break/><text:span text:style-name="T40"><text:tab/> * </text:span><text:span text:style-name="T45">@param </text:span><text:span text:style-name="T40">node </text:span><text:line-break/><text:span text:style-name="T40"><text:tab/> </text:span><text:span text:style-name="T40">*/</text:span><text:line-break/><text:span text:style-name="T40"><text:tab/></text:span><text:span text:style-name="T40">private void </text:span><text:span text:style-name="T48">printTreeDepth</text:span><text:span text:style-name="T48">(</text:span><text:span text:style-name="T48">Node </text:span><text:span text:style-name="T48">node</text:span><text:span text:style-name="T48">){</text:span><text:line-break/><text:span text:style-name="T48"><text:tab/><text:tab/></text:span><text:span text:style-name="T40">if</text:span><text:span text:style-name="T48">(</text:span><text:span text:style-name="T48">node</text:span><text:span text:style-name="T48">.</text:span><text:span text:style-name="T48">isNYT</text:span><text:span text:style-name="T48">) {</text:span><text:line-break/><text:span text:style-name="T48"><text:tab/><text:tab/><text:tab/></text:span><text:span text:style-name="T48">System</text:span><text:span text:style-name="T48">.</text:span><text:span text:style-name="T45">out</text:span><text:span text:style-name="T48">.</text:span><text:span text:style-name="T48">println</text:span><text:span text:style-name="T48">(</text:span><text:span text:style-name="T48">node</text:span><text:span text:style-name="T48">);</text:span><text:line-break/><text:soft-page-break/><text:span text:style-name="T48"><text:tab/><text:tab/>} </text:span><text:line-break/><text:span text:style-name="T48"><text:tab/><text:tab/></text:span><text:span text:style-name="T40">else if</text:span><text:span text:style-name="T48">(</text:span><text:span text:style-name="T48">node</text:span><text:span text:style-name="T48">.</text:span><text:span text:style-name="T48">isLeaf</text:span><text:span text:style-name="T48">) {</text:span><text:line-break/><text:span text:style-name="T48"><text:tab/><text:tab/><text:tab/></text:span><text:span text:style-name="T48">System</text:span><text:span text:style-name="T48">.</text:span><text:span text:style-name="T45">out</text:span><text:span text:style-name="T48">.</text:span><text:span text:style-name="T48">println</text:span><text:span text:style-name="T48">(</text:span><text:span text:style-name="T48">node</text:span><text:span text:style-name="T48">);</text:span><text:line-break/><text:span text:style-name="T48"><text:tab/><text:tab/>}</text:span><text:line-break/><text:span text:style-name="T48"><text:tab/><text:tab/></text:span><text:span text:style-name="T40">else </text:span><text:span text:style-name="T48">{ </text:span><text:span text:style-name="T40">// Node is an internal node. </text:span><text:line-break/><text:span text:style-name="T40"><text:tab/><text:tab/><text:tab/></text:span><text:span text:style-name="T48">System</text:span><text:span text:style-name="T48">.</text:span><text:span text:style-name="T45">out</text:span><text:span text:style-name="T48">.</text:span><text:span text:style-name="T48">println</text:span><text:span text:style-name="T48">(</text:span><text:span text:style-name="T48">node</text:span><text:span text:style-name="T48">);</text:span><text:line-break/><text:span text:style-name="T48"><text:tab/><text:tab/><text:tab/></text:span><text:span text:style-name="T48">printTreeDepth</text:span><text:span text:style-name="T48">(</text:span><text:span text:style-name="T48">node</text:span><text:span text:style-name="T48">.</text:span><text:span text:style-name="T48">left</text:span><text:span text:style-name="T48">);</text:span><text:line-break/><text:span text:style-name="T48"><text:tab/><text:tab/><text:tab/></text:span><text:span text:style-name="T48">printTreeDepth</text:span><text:span text:style-name="T48">(</text:span><text:span text:style-name="T48">node</text:span><text:span text:style-name="T48">.</text:span><text:span text:style-name="T48">right</text:span><text:span text:style-name="T48">);</text:span><text:line-break/><text:span text:style-name="T48"><text:tab/><text:tab/>}</text:span><text:line-break/><text:span text:style-name="T48"><text:tab/>}</text:span><text:line-break/><text:span text:style-name="T48"><text:tab/></text:span><text:line-break/><text:span text:style-name="T48"><text:tab/></text:span><text:span text:style-name="T40">/**</text:span><text:line-break/><text:span text:style-name="T40"><text:tab/> * Breadth first printing of tree.</text:span><text:line-break/><text:span text:style-name="T40"><text:tab/> * </text:span><text:line-break/><text:span text:style-name="T40"><text:tab/> * Goes to right child of node first before left,</text:span><text:line-break/><text:span text:style-name="T40"><text:tab/> * so that nodes are printed in decreasing indices.</text:span><text:line-break/><text:span text:style-name="T40"><text:tab/> * </text:span><text:line-break/><text:span text:style-name="T40"><text:tab/> * </text:span><text:span text:style-name="T45">@param </text:span><text:span text:style-name="T40">root</text:span><text:line-break/><text:span text:style-name="T40"><text:tab/> </text:span><text:span text:style-name="T40">*/</text:span><text:line-break/><text:span text:style-name="T40"><text:tab/></text:span><text:span text:style-name="T40">private void </text:span><text:span text:style-name="T48">printTreeBreadth</text:span><text:span text:style-name="T48">(</text:span><text:span text:style-name="T48">Node </text:span><text:span text:style-name="T48">root</text:span><text:span text:style-name="T48">) {</text:span><text:line-break/><text:span text:style-name="T48"><text:tab/><text:tab/></text:span><text:span text:style-name="T40">Queue</text:span><text:span text:style-name="T48">&lt;</text:span><text:span text:style-name="T48">Node</text:span><text:span text:style-name="T48">&gt; </text:span><text:span text:style-name="T48">queue </text:span><text:span text:style-name="T48">= </text:span><text:span text:style-name="T40">new </text:span><text:span text:style-name="T48">LinkedList</text:span><text:span text:style-name="T48">&lt;</text:span><text:span text:style-name="T48">Node</text:span><text:span text:style-name="T48">&gt;() ;</text:span><text:line-break/><text:span text:style-name="T48"><text:tab/> <text:s text:c="3"/></text:span><text:span text:style-name="T40">if </text:span><text:span text:style-name="T48">(</text:span><text:span text:style-name="T48">root </text:span><text:span text:style-name="T48">== </text:span><text:span text:style-name="T40">null</text:span><text:span text:style-name="T48">)</text:span><text:line-break/><text:span text:style-name="T48"><text:tab/> <text:s text:c="7"/></text:span><text:span text:style-name="T40">return</text:span><text:span text:style-name="T48">;</text:span><text:line-break/><text:span text:style-name="T48"><text:tab/> <text:s text:c="3"/></text:span><text:span text:style-name="T48">queue</text:span><text:span text:style-name="T48">.</text:span><text:span text:style-name="T48">clear</text:span><text:span text:style-name="T48">();</text:span><text:line-break/><text:span text:style-name="T48"><text:tab/> <text:s text:c="3"/></text:span><text:span text:style-name="T48">queue</text:span><text:span text:style-name="T48">.</text:span><text:span text:style-name="T48">add</text:span><text:span text:style-name="T48">(</text:span><text:span text:style-name="T48">root</text:span><text:span text:style-name="T48">);</text:span><text:line-break/><text:span text:style-name="T48"><text:tab/> <text:s text:c="3"/></text:span><text:span text:style-name="T40">while</text:span><text:span text:style-name="T48">(!</text:span><text:span text:style-name="T48">queue</text:span><text:span text:style-name="T48">.</text:span><text:span text:style-name="T48">isEmpty</text:span><text:span text:style-name="T48">()){</text:span><text:line-break/><text:span text:style-name="T48"><text:tab/> <text:s text:c="7"/></text:span><text:span text:style-name="T48">Node </text:span><text:span text:style-name="T48">node </text:span><text:span text:style-name="T48">= </text:span><text:span text:style-name="T48">queue</text:span><text:span text:style-name="T48">.</text:span><text:span text:style-name="T48">remove</text:span><text:span text:style-name="T48">();</text:span><text:line-break/><text:span text:style-name="T48"><text:tab/> <text:s text:c="7"/></text:span><text:span text:style-name="T48">System</text:span><text:span text:style-name="T48">.</text:span><text:span text:style-name="T45">out</text:span><text:span text:style-name="T48">.</text:span><text:span text:style-name="T48">println</text:span><text:span text:style-name="T48">(</text:span><text:span text:style-name="T48">node</text:span><text:span text:style-name="T48">);</text:span><text:line-break/><text:span text:style-name="T48"><text:tab/> <text:s text:c="7"/></text:span><text:span text:style-name="T40">if</text:span><text:span text:style-name="T48">(</text:span><text:span text:style-name="T48">node</text:span><text:span text:style-name="T48">.</text:span><text:span text:style-name="T48">right </text:span><text:span text:style-name="T48">!= </text:span><text:span text:style-name="T40">null</text:span><text:span text:style-name="T48">) </text:span><text:span text:style-name="T48">queue</text:span><text:span text:style-name="T48">.</text:span><text:span text:style-name="T48">add</text:span><text:span text:style-name="T48">(</text:span><text:span text:style-name="T48">node</text:span><text:span text:style-name="T48">.</text:span><text:span text:style-name="T48">right</text:span><text:span text:style-name="T48">);</text:span><text:line-break/><text:span text:style-name="T48"><text:tab/> <text:s text:c="7"/></text:span><text:span text:style-name="T40">if</text:span><text:span text:style-name="T48">(</text:span><text:span text:style-name="T48">node</text:span><text:span text:style-name="T48">.</text:span><text:span text:style-name="T48">left </text:span><text:span text:style-name="T48">!= </text:span><text:span text:style-name="T40">null</text:span><text:span text:style-name="T48">) </text:span><text:span text:style-name="T48">queue</text:span><text:span text:style-name="T48">.</text:span><text:span text:style-name="T48">add</text:span><text:span text:style-name="T48">(</text:span><text:span text:style-name="T48">node</text:span><text:span text:style-name="T48">.</text:span><text:span text:style-name="T48">left</text:span><text:span text:style-name="T48">);</text:span><text:line-break/><text:span text:style-name="T48"><text:tab/> <text:s text:c="3"/>}</text:span><text:line-break/><text:line-break/><text:span text:style-name="T48"><text:tab/>}</text:span><text:line-break/><text:span text:style-name="T48"><text:tab/></text:span><text:line-break/><text:span text:style-name="T48">}</text:span><text:line-break/></text:p>
      <text:p text:style-name="P10"/>
      <text:p text:style-name="P10"><text:span text:style-name="T40">package </text:span><text:span text:style-name="T48">adaptiveHuffman</text:span><text:span text:style-name="T48">;</text:span><text:line-break/><text:line-break/><text:span text:style-name="T40">import </text:span><text:span text:style-name="T48">java.io.IOException</text:span><text:span text:style-name="T48">;</text:span><text:line-break/><text:span text:style-name="T40">import </text:span><text:span text:style-name="T48">java.io.</text:span><text:span text:style-name="T48">OutputStream</text:span><text:span text:style-name="T48">;</text:span><text:line-break/><text:line-break/><text:span text:style-name="T40">/**</text:span><text:line-break/><text:span text:style-name="T40"> * Write individual bits to an output stream, or write whole bytes.</text:span><text:line-break/><text:span text:style-name="T40"> * </text:span><text:line-break/><text:span text:style-name="T40"> * Bits are stored in a buffer until the buffer contains 8 bits, then</text:span><text:line-break/><text:span text:style-name="T40"> * it is written to the output stream.</text:span><text:line-break/><text:span text:style-name="T40"> * </text:span><text:line-break/><text:span text:style-name="T40"> * Class was modified to suit the style of BitInputStream.</text:span><text:line-break/><text:span text:style-name="T40"> * </text:span><text:line-break/><text:span text:style-name="T40"> * </text:span><text:span text:style-name="T45">@author </text:span><text:span text:style-name="T40">1300002022</text:span><text:line-break/><text:span text:style-name="T40"> *</text:span><text:line-break/><text:span text:style-name="T40"> */</text:span><text:line-break/><text:span text:style-name="T40">public class </text:span><text:span text:style-name="T48">BitByteOutputStream </text:span><text:span text:style-name="T48">{</text:span><text:line-break/><text:span text:style-name="T48"><text:tab/></text:span><text:line-break/><text:span text:style-name="T48"><text:tab/></text:span><text:span text:style-name="T40">// Buffer of bits to write to output.</text:span><text:line-break/><text:span text:style-name="T40"><text:tab/></text:span><text:span text:style-name="T40">private int </text:span><text:span text:style-name="T48">bitBuffer </text:span><text:span text:style-name="T48">= </text:span><text:span text:style-name="T48">0</text:span><text:span text:style-name="T48">;</text:span><text:line-break/><text:span text:style-name="T48"> <text:s text:c="3"/></text:span><text:span text:style-name="T40">private int </text:span><text:span text:style-name="T48">bitsLeftInBuffer </text:span><text:span text:style-name="T48">= </text:span><text:span text:style-name="T48">0</text:span><text:span text:style-name="T48">;</text:span><text:line-break/><text:span text:style-name="T48"> <text:s text:c="3"/></text:span><text:line-break/><text:span text:style-name="T48"> <text:s text:c="3"/></text:span><text:span text:style-name="T40">// Stream to write bits to.</text:span><text:line-break/><text:span text:style-name="T40"> <text:s text:c="3"/></text:span><text:span text:style-name="T40">private </text:span><text:span text:style-name="T48">OutputStream </text:span><text:span text:style-name="T48">out</text:span><text:span text:style-name="T48">;</text:span><text:line-break/><text:span text:style-name="T48"> <text:s text:c="3"/></text:span><text:line-break/><text:span text:style-name="T48"> <text:s text:c="3"/></text:span><text:span text:style-name="T40">public </text:span><text:span text:style-name="T48">BitByteOutputStream</text:span><text:span text:style-name="T48">(</text:span><text:span text:style-name="T48">OutputStream </text:span><text:span text:style-name="T48">out</text:span><text:span text:style-name="T48">) {</text:span><text:line-break/><text:span text:style-name="T48"> <text:s text:c="3"/><text:tab/></text:span><text:span text:style-name="T40">if</text:span><text:span text:style-name="T48">(</text:span><text:span text:style-name="T48">out </text:span><text:span text:style-name="T48">== </text:span><text:span text:style-name="T40">null</text:span><text:span text:style-name="T48">) {</text:span><text:line-break/><text:span text:style-name="T48"> <text:s text:c="3"/><text:tab/><text:tab/></text:span><text:span text:style-name="T40">throw new </text:span><text:span text:style-name="T48">NullPointerException</text:span><text:span text:style-name="T48">(</text:span><text:span text:style-name="T48">"Output stream is invalid."</text:span><text:span text:style-name="T48">);</text:span><text:line-break/><text:span text:style-name="T48"> <text:s text:c="3"/><text:tab/>}</text:span><text:line-break/><text:span text:style-name="T48"> <text:s text:c="3"/><text:tab/></text:span><text:span text:style-name="T40">this</text:span><text:span text:style-name="T48">.</text:span><text:span text:style-name="T48">out </text:span><text:span text:style-name="T48">= </text:span><text:span text:style-name="T48">out</text:span><text:span text:style-name="T48">;</text:span><text:line-break/><text:span text:style-name="T48"> <text:s text:c="3"/>}</text:span><text:line-break/><text:span text:style-name="T48"><text:tab/></text:span><text:line-break/><text:span text:style-name="T48"><text:tab/></text:span><text:span text:style-name="T40">/**</text:span><text:line-break/><text:span text:style-name="T40"> <text:s text:c="4"/>* Write a bit into the buffer, unless buffer is full.</text:span><text:line-break/><text:span text:style-name="T40"> <text:s text:c="4"/>* If full then flush the buffer.</text:span><text:line-break/><text:span text:style-name="T40"> <text:s text:c="4"/>*/</text:span><text:line-break/><text:span text:style-name="T40"> <text:s text:c="3"/></text:span><text:span text:style-name="T40">public void </text:span><text:span text:style-name="T48">writeBit</text:span><text:span text:style-name="T48">(</text:span><text:span text:style-name="T40">boolean </text:span><text:span text:style-name="T48">bit</text:span><text:span text:style-name="T48">) {</text:span><text:line-break/><text:span text:style-name="T48"> <text:s text:c="7"/></text:span><text:span text:style-name="T40">// Add bit to buffer.</text:span><text:line-break/><text:span text:style-name="T40"> <text:s text:c="7"/></text:span><text:span text:style-name="T48">bitBuffer </text:span><text:span text:style-name="T48">&lt;&lt;= </text:span><text:span text:style-name="T48">1</text:span><text:span text:style-name="T48">;</text:span><text:line-break/><text:span text:style-name="T48"> <text:s text:c="7"/></text:span><text:span text:style-name="T40">if </text:span><text:span text:style-name="T48">(</text:span><text:span text:style-name="T48">bit</text:span><text:span text:style-name="T48">) </text:span><text:span text:style-name="T48">bitBuffer </text:span><text:span text:style-name="T48">|= </text:span><text:span text:style-name="T48">1</text:span><text:span text:style-name="T48">;</text:span><text:line-break/><text:span text:style-name="T48"> <text:s text:c="7"/></text:span><text:line-break/><text:soft-page-break/><text:span text:style-name="T48"> <text:s text:c="7"/></text:span><text:span text:style-name="T40">// Keep track of how many bits in buffer.</text:span><text:line-break/><text:span text:style-name="T40"> <text:s text:c="7"/></text:span><text:span text:style-name="T48">bitsLeftInBuffer</text:span><text:span text:style-name="T48">++;</text:span><text:line-break/><text:span text:style-name="T48"> <text:s text:c="7"/></text:span><text:line-break/><text:span text:style-name="T48"> <text:s text:c="7"/></text:span><text:span text:style-name="T40">// If buffer full, flush.</text:span><text:line-break/><text:span text:style-name="T40"> <text:s text:c="7"/></text:span><text:span text:style-name="T40">if </text:span><text:span text:style-name="T48">(</text:span><text:span text:style-name="T48">bitsLeftInBuffer </text:span><text:span text:style-name="T48">== </text:span><text:span text:style-name="T48">8</text:span><text:span text:style-name="T48">) </text:span><text:span text:style-name="T48">flush</text:span><text:span text:style-name="T48">();</text:span><text:line-break/><text:span text:style-name="T48"> <text:s text:c="3"/>} </text:span><text:line-break/><text:span text:style-name="T48"> <text:s text:c="3"/></text:span><text:line-break/><text:span text:style-name="T48"> <text:s text:c="3"/></text:span><text:span text:style-name="T40">/**</text:span><text:line-break/><text:span text:style-name="T40"> <text:s text:c="4"/>* Write the value x to output stream. </text:span><text:line-break/><text:span text:style-name="T40"> <text:s text:c="4"/>* </text:span><text:line-break/><text:span text:style-name="T40"> <text:s text:c="4"/>* If buffer is empty, then just write x straight</text:span><text:line-break/><text:span text:style-name="T40"> <text:s text:c="4"/>* to the output. Otherwise, write the contents of</text:span><text:line-break/><text:span text:style-name="T40"> <text:s text:c="4"/>* buffer to output as well as the first n bits of x</text:span><text:line-break/><text:span text:style-name="T40"> <text:s text:c="4"/>* then fill buffer with remaining bits of x.</text:span><text:line-break/><text:span text:style-name="T40"> <text:s text:c="4"/>* </text:span><text:line-break/><text:span text:style-name="T40"> <text:s text:c="4"/>* </text:span><text:span text:style-name="T45">@param </text:span><text:span text:style-name="T45">x </text:span><text:span text:style-name="T40">- byte to write to output.</text:span><text:line-break/><text:span text:style-name="T40"> <text:s text:c="4"/>*/</text:span><text:line-break/><text:span text:style-name="T40"> <text:s text:c="3"/></text:span><text:span text:style-name="T40">public void </text:span><text:span text:style-name="T48">writeByte</text:span><text:span text:style-name="T48">(</text:span><text:span text:style-name="T40">int </text:span><text:span text:style-name="T48">x</text:span><text:span text:style-name="T48">) {</text:span><text:line-break/><text:span text:style-name="T48"> <text:s text:c="7"/></text:span><text:span text:style-name="T40">if</text:span><text:span text:style-name="T48">( </text:span><text:span text:style-name="T48">x </text:span><text:span text:style-name="T48">&lt;= </text:span><text:span text:style-name="T48">0 </text:span><text:span text:style-name="T48">&amp;&amp; </text:span><text:span text:style-name="T48">x </text:span><text:span text:style-name="T48">&gt; </text:span><text:span text:style-name="T48">256</text:span><text:span text:style-name="T48">) {</text:span><text:line-break/><text:span text:style-name="T48"> <text:s text:c="7"/><text:tab/></text:span><text:span text:style-name="T40">throw new </text:span><text:span text:style-name="T48">IllegalArgumentException</text:span><text:span text:style-name="T48">(</text:span><text:span text:style-name="T48">"Value not in range."</text:span><text:span text:style-name="T48">);</text:span><text:line-break/><text:span text:style-name="T48"> <text:s text:c="7"/>}</text:span><text:line-break/><text:span text:style-name="T48"> <text:s text:c="7"/></text:span><text:line-break/><text:span text:style-name="T48"> <text:s text:c="7"/></text:span><text:span text:style-name="T40">if </text:span><text:span text:style-name="T48">(</text:span><text:span text:style-name="T48">bitsLeftInBuffer </text:span><text:span text:style-name="T48">== </text:span><text:span text:style-name="T48">0</text:span><text:span text:style-name="T48">) {</text:span><text:line-break/><text:span text:style-name="T48"> <text:s text:c="7"/><text:tab/></text:span><text:span text:style-name="T40">// If buffer empty just write x to out.</text:span><text:line-break/><text:span text:style-name="T40"> <text:s text:c="11"/></text:span><text:span text:style-name="T40">try </text:span><text:span text:style-name="T48">{</text:span><text:line-break/><text:span text:style-name="T48"> <text:s text:c="15"/></text:span><text:span text:style-name="T48">out</text:span><text:span text:style-name="T48">.</text:span><text:span text:style-name="T48">write</text:span><text:span text:style-name="T48">(</text:span><text:span text:style-name="T48">x</text:span><text:span text:style-name="T48">);</text:span><text:line-break/><text:span text:style-name="T48"> <text:s text:c="11"/>}</text:span><text:line-break/><text:span text:style-name="T48"> <text:s text:c="11"/></text:span><text:span text:style-name="T40">catch </text:span><text:span text:style-name="T48">(</text:span><text:span text:style-name="T48">IOException </text:span><text:span text:style-name="T48">e</text:span><text:span text:style-name="T48">) {</text:span><text:line-break/><text:span text:style-name="T48"> <text:s text:c="11"/><text:tab/></text:span><text:span text:style-name="T48">System</text:span><text:span text:style-name="T48">.</text:span><text:span text:style-name="T45">err</text:span><text:span text:style-name="T48">.</text:span><text:span text:style-name="T48">println</text:span><text:span text:style-name="T48">(</text:span><text:span text:style-name="T48">"Write Error"</text:span><text:span text:style-name="T48">);</text:span><text:line-break/><text:span text:style-name="T48"> <text:s text:c="15"/></text:span><text:span text:style-name="T48">e</text:span><text:span text:style-name="T48">.</text:span><text:span text:style-name="T48">printStackTrace</text:span><text:span text:style-name="T48">();</text:span><text:line-break/><text:span text:style-name="T48"> <text:s text:c="11"/>}</text:span><text:line-break/><text:span text:style-name="T48"> <text:s text:c="11"/></text:span><text:span text:style-name="T40">return</text:span><text:span text:style-name="T48">;</text:span><text:line-break/><text:span text:style-name="T48"> <text:s text:c="7"/>}</text:span><text:line-break/><text:line-break/><text:span text:style-name="T48"> <text:s text:c="7"/></text:span><text:span text:style-name="T40">for </text:span><text:span text:style-name="T48">(</text:span><text:span text:style-name="T40">int </text:span><text:span text:style-name="T48">i </text:span><text:span text:style-name="T48">= </text:span><text:span text:style-name="T48">0</text:span><text:span text:style-name="T48">; </text:span><text:span text:style-name="T48">i </text:span><text:span text:style-name="T48">&lt; </text:span><text:span text:style-name="T48">8</text:span><text:span text:style-name="T48">; </text:span><text:span text:style-name="T48">i</text:span><text:span text:style-name="T48">++) {</text:span><text:line-break/><text:span text:style-name="T48"> <text:s text:c="11"/></text:span><text:span text:style-name="T40">boolean </text:span><text:span text:style-name="T48">bit </text:span><text:span text:style-name="T48">= ((</text:span><text:span text:style-name="T48">x </text:span><text:span text:style-name="T48">&gt;&gt;&gt; (</text:span><text:span text:style-name="T48">8 </text:span><text:span text:style-name="T48">- </text:span><text:span text:style-name="T48">i </text:span><text:span text:style-name="T48">- </text:span><text:span text:style-name="T48">1</text:span><text:span text:style-name="T48">)) &amp; </text:span><text:span text:style-name="T48">1</text:span><text:span text:style-name="T48">) == </text:span><text:span text:style-name="T48">1</text:span><text:span text:style-name="T48">;</text:span><text:line-break/><text:span text:style-name="T48"> <text:s text:c="11"/></text:span><text:span text:style-name="T48">writeBit</text:span><text:span text:style-name="T48">(</text:span><text:span text:style-name="T48">bit</text:span><text:span text:style-name="T48">);</text:span><text:line-break/><text:span text:style-name="T48"> <text:s text:c="7"/>}</text:span><text:line-break/><text:span text:style-name="T48"> <text:s text:c="3"/>}</text:span><text:line-break/><text:span text:style-name="T48"> <text:s text:c="3"/></text:span><text:line-break/><text:span text:style-name="T48"> <text:s text:c="3"/></text:span><text:span text:style-name="T40">/**</text:span><text:line-break/><text:span text:style-name="T40"> <text:s text:c="4"/>* Write the buffer to the output stream.</text:span><text:line-break/><text:span text:style-name="T40"> <text:s text:c="4"/>* </text:span><text:line-break/><text:span text:style-name="T40"> <text:s text:c="4"/>* If buffer is not full (8 bits) then fill it in \</text:span><text:line-break/><text:span text:style-name="T40"> <text:s text:c="4"/>* with trailing 0s and write to output.</text:span><text:line-break/><text:span text:style-name="T40"> <text:s text:c="4"/>* </text:span><text:line-break/><text:span text:style-name="T40"> <text:s text:c="4"/>* Then clear buffer and reset.</text:span><text:line-break/><text:span text:style-name="T40"> <text:s text:c="4"/>*/</text:span><text:line-break/><text:span text:style-name="T40"> <text:s text:c="3"/></text:span><text:span text:style-name="T40">public void </text:span><text:span text:style-name="T48">flush</text:span><text:span text:style-name="T48">() {</text:span><text:line-break/><text:span text:style-name="T48"> <text:s text:c="7"/></text:span><text:span text:style-name="T40">if </text:span><text:span text:style-name="T48">(</text:span><text:span text:style-name="T48">bitsLeftInBuffer </text:span><text:span text:style-name="T48">== </text:span><text:span text:style-name="T48">0</text:span><text:span text:style-name="T48">) {</text:span><text:line-break/><text:span text:style-name="T48"> <text:s text:c="7"/><text:tab/></text:span><text:span text:style-name="T40">return</text:span><text:span text:style-name="T48">;</text:span><text:line-break/><text:span text:style-name="T48"> <text:s text:c="7"/>}</text:span><text:line-break/><text:span text:style-name="T48"> <text:s text:c="7"/></text:span><text:span text:style-name="T40">if </text:span><text:span text:style-name="T48">(</text:span><text:span text:style-name="T48">bitsLeftInBuffer </text:span><text:span text:style-name="T48">&gt; </text:span><text:span text:style-name="T48">0</text:span><text:span text:style-name="T48">) {</text:span><text:line-break/><text:span text:style-name="T48"> <text:s text:c="7"/><text:tab/></text:span><text:span text:style-name="T40">// Fill empty space in buffer with 0s.</text:span><text:line-break/><text:span text:style-name="T40"> <text:s text:c="7"/><text:tab/></text:span><text:span text:style-name="T48">bitBuffer </text:span><text:span text:style-name="T48">&lt;&lt;= (</text:span><text:span text:style-name="T48">8 </text:span><text:span text:style-name="T48">- </text:span><text:span text:style-name="T48">bitsLeftInBuffer</text:span><text:span text:style-name="T48">); </text:span><text:line-break/><text:span text:style-name="T48"> <text:s text:c="7"/>}</text:span><text:line-break/><text:span text:style-name="T48"> <text:s text:c="7"/></text:span><text:span text:style-name="T40">try </text:span><text:span text:style-name="T48">{</text:span><text:line-break/><text:span text:style-name="T48"> <text:s text:c="11"/></text:span><text:span text:style-name="T48">out</text:span><text:span text:style-name="T48">.</text:span><text:span text:style-name="T48">write</text:span><text:span text:style-name="T48">(</text:span><text:span text:style-name="T48">bitBuffer</text:span><text:span text:style-name="T48">);</text:span><text:line-break/><text:span text:style-name="T48"> <text:s text:c="7"/>}</text:span><text:line-break/><text:span text:style-name="T48"> <text:s text:c="7"/></text:span><text:span text:style-name="T40">catch </text:span><text:span text:style-name="T48">(</text:span><text:span text:style-name="T48">IOException </text:span><text:span text:style-name="T48">e</text:span><text:span text:style-name="T48">) {</text:span><text:line-break/><text:span text:style-name="T48"> <text:s text:c="7"/><text:tab/></text:span><text:span text:style-name="T48">System</text:span><text:span text:style-name="T48">.</text:span><text:span text:style-name="T45">err</text:span><text:span text:style-name="T48">.</text:span><text:span text:style-name="T48">println</text:span><text:span text:style-name="T48">(</text:span><text:span text:style-name="T48">"Write Error"</text:span><text:span text:style-name="T48">);</text:span><text:line-break/><text:span text:style-name="T48"> <text:s text:c="11"/></text:span><text:span text:style-name="T48">e</text:span><text:span text:style-name="T48">.</text:span><text:span text:style-name="T48">printStackTrace</text:span><text:span text:style-name="T48">();</text:span><text:line-break/><text:span text:style-name="T48"> <text:s text:c="7"/>}</text:span><text:line-break/><text:span text:style-name="T48"> <text:s text:c="7"/></text:span><text:span text:style-name="T40">// Reset buffer.</text:span><text:line-break/><text:span text:style-name="T40"> <text:s text:c="7"/></text:span><text:span text:style-name="T48">bitsLeftInBuffer </text:span><text:span text:style-name="T48">= </text:span><text:span text:style-name="T48">0</text:span><text:span text:style-name="T48">;</text:span><text:line-break/><text:span text:style-name="T48"> <text:s text:c="7"/></text:span><text:span text:style-name="T48">bitBuffer </text:span><text:span text:style-name="T48">= </text:span><text:span text:style-name="T48">0</text:span><text:span text:style-name="T48">;</text:span><text:line-break/><text:span text:style-name="T48"> <text:s text:c="3"/>}</text:span><text:line-break/><text:span text:style-name="T48"> <text:s text:c="3"/></text:span><text:line-break/><text:span text:style-name="T48"> <text:s text:c="3"/></text:span><text:span text:style-name="T40">public void </text:span><text:span text:style-name="T48">close</text:span><text:span text:style-name="T48">() {</text:span><text:line-break/><text:span text:style-name="T48"> <text:s text:c="3"/><text:tab/></text:span><text:span text:style-name="T40">try </text:span><text:span text:style-name="T48">{</text:span><text:line-break/><text:span text:style-name="T48"> <text:s text:c="3"/><text:tab/><text:tab/></text:span><text:span text:style-name="T48">out</text:span><text:span text:style-name="T48">.</text:span><text:span text:style-name="T48">close</text:span><text:span text:style-name="T48">();</text:span><text:line-break/><text:span text:style-name="T48"> <text:s text:c="3"/><text:tab/>}</text:span><text:line-break/><text:span text:style-name="T48"> <text:s text:c="3"/><text:tab/></text:span><text:span text:style-name="T40">catch</text:span><text:span text:style-name="T48">(</text:span><text:span text:style-name="T48">IOException </text:span><text:span text:style-name="T48">e</text:span><text:span text:style-name="T48">) {</text:span><text:line-break/><text:span text:style-name="T48"> <text:s text:c="3"/><text:tab/><text:tab/></text:span><text:span text:style-name="T48">System</text:span><text:span text:style-name="T48">.</text:span><text:span text:style-name="T45">err</text:span><text:span text:style-name="T48">.</text:span><text:span text:style-name="T48">println</text:span><text:span text:style-name="T48">(</text:span><text:span text:style-name="T48">"Error closing output stream."</text:span><text:span text:style-name="T48">);</text:span><text:line-break/><text:span text:style-name="T48"> <text:s text:c="3"/><text:tab/><text:tab/></text:span><text:span text:style-name="T48">e</text:span><text:span text:style-name="T48">.</text:span><text:span text:style-name="T48">printStackTrace</text:span><text:span text:style-name="T48">();</text:span><text:line-break/><text:span text:style-name="T48"> <text:s text:c="3"/><text:tab/>}</text:span><text:line-break/><text:span text:style-name="T48"> <text:s text:c="3"/>}</text:span><text:line-break/><text:line-break/><text:soft-page-break/><text:span text:style-name="T48">}</text:span><text:line-break/></text:p>
      <text:p text:style-name="P10"><text:span text:style-name="T40">package </text:span><text:span text:style-name="T48">adaptiveHuffman</text:span><text:span text:style-name="T48">;</text:span><text:line-break/><text:line-break/><text:span text:style-name="T40">import </text:span><text:span text:style-name="T48">java.io.IOException</text:span><text:span text:style-name="T48">;</text:span><text:line-break/><text:span text:style-name="T40">import </text:span><text:span text:style-name="T48">java.io.</text:span><text:span text:style-name="T48">InputStream</text:span><text:span text:style-name="T48">;</text:span><text:line-break/><text:line-break/><text:line-break/><text:span text:style-name="T40">/**</text:span><text:line-break/><text:span text:style-name="T40"> * This class was taken from </text:span><text:line-break/><text:span text:style-name="T40"> * https://github.com/nayuki/Arithmetic-Coding/blob/master/src/nayuki/arithcode/BitInputStream.java</text:span><text:line-break/><text:span text:style-name="T40"> * by user Nayuki.</text:span><text:line-break/><text:span text:style-name="T40"> * </text:span><text:line-break/><text:span text:style-name="T40"> * Changes were made to remove unnecessary methods.</text:span><text:line-break/><text:span text:style-name="T40"> * Reason for use was to avoid implementing my own single bit reading input stream.</text:span><text:line-break/><text:span text:style-name="T40"> * While this would have been possible, this code was publicly available and correct</text:span><text:line-break/><text:span text:style-name="T40"> * reference to the original author is being given here and in the report.</text:span><text:line-break/><text:span text:style-name="T40"> * </text:span><text:line-break/><text:span text:style-name="T40"> */</text:span><text:line-break/><text:span text:style-name="T40">public final class </text:span><text:span text:style-name="T48">BitInputStream </text:span><text:span text:style-name="T48">{</text:span><text:line-break/><text:span text:style-name="T48"><text:tab/></text:span><text:line-break/><text:span text:style-name="T48"><text:tab/></text:span><text:span text:style-name="T40">// Underlying byte stream to read from.</text:span><text:line-break/><text:span text:style-name="T40"><text:tab/></text:span><text:span text:style-name="T40">private </text:span><text:span text:style-name="T48">InputStream </text:span><text:span text:style-name="T48">input</text:span><text:span text:style-name="T48">;</text:span><text:line-break/><text:span text:style-name="T48"><text:tab/></text:span><text:line-break/><text:span text:style-name="T48"><text:tab/></text:span><text:span text:style-name="T40">// Either in the range 0x00 to 0xFF if bits are available, or is -1 if the end of stream is reached.</text:span><text:line-break/><text:span text:style-name="T40"><text:tab/></text:span><text:span text:style-name="T40">private int </text:span><text:span text:style-name="T48">nextBits</text:span><text:span text:style-name="T48">;</text:span><text:line-break/><text:span text:style-name="T48"><text:tab/></text:span><text:line-break/><text:span text:style-name="T48"><text:tab/></text:span><text:span text:style-name="T40">// Always between 0 and 7, inclusive.</text:span><text:line-break/><text:span text:style-name="T40"><text:tab/></text:span><text:span text:style-name="T40">private int </text:span><text:span text:style-name="T48">numBitsRemaining</text:span><text:span text:style-name="T48">;</text:span><text:line-break/><text:span text:style-name="T48"><text:tab/></text:span><text:line-break/><text:span text:style-name="T48"><text:tab/></text:span><text:span text:style-name="T40">private boolean </text:span><text:span text:style-name="T48">isEndOfStream</text:span><text:span text:style-name="T48">;</text:span><text:line-break/><text:span text:style-name="T48"><text:tab/></text:span><text:line-break/><text:span text:style-name="T48"><text:tab/></text:span><text:line-break/><text:span text:style-name="T48"><text:tab/></text:span><text:line-break/><text:span text:style-name="T48"><text:tab/></text:span><text:span text:style-name="T40">// Creates a bit input stream based on the given byte input stream.</text:span><text:line-break/><text:span text:style-name="T40"><text:tab/></text:span><text:span text:style-name="T40">public </text:span><text:span text:style-name="T48">BitInputStream</text:span><text:span text:style-name="T48">(</text:span><text:span text:style-name="T48">InputStream </text:span><text:span text:style-name="T48">in</text:span><text:span text:style-name="T48">) {</text:span><text:line-break/><text:span text:style-name="T48"><text:tab/><text:tab/></text:span><text:span text:style-name="T40">if </text:span><text:span text:style-name="T48">(</text:span><text:span text:style-name="T48">in </text:span><text:span text:style-name="T48">== </text:span><text:span text:style-name="T40">null</text:span><text:span text:style-name="T48">)</text:span><text:line-break/><text:span text:style-name="T48"><text:tab/><text:tab/><text:tab/></text:span><text:span text:style-name="T40">throw new </text:span><text:span text:style-name="T48">NullPointerException</text:span><text:span text:style-name="T48">(</text:span><text:span text:style-name="T48">"Argument is null"</text:span><text:span text:style-name="T48">);</text:span><text:line-break/><text:span text:style-name="T48"><text:tab/><text:tab/></text:span><text:span text:style-name="T48">input </text:span><text:span text:style-name="T48">= </text:span><text:span text:style-name="T48">in</text:span><text:span text:style-name="T48">;</text:span><text:line-break/><text:span text:style-name="T48"><text:tab/><text:tab/></text:span><text:span text:style-name="T48">numBitsRemaining </text:span><text:span text:style-name="T48">= </text:span><text:span text:style-name="T48">0</text:span><text:span text:style-name="T48">;</text:span><text:line-break/><text:span text:style-name="T48"><text:tab/><text:tab/></text:span><text:span text:style-name="T48">isEndOfStream </text:span><text:span text:style-name="T48">= </text:span><text:span text:style-name="T40">false</text:span><text:span text:style-name="T48">;</text:span><text:line-break/><text:span text:style-name="T48"><text:tab/>}</text:span><text:line-break/><text:span text:style-name="T48"><text:tab/></text:span><text:line-break/><text:span text:style-name="T48"><text:tab/></text:span><text:line-break/><text:span text:style-name="T48"><text:tab/></text:span><text:line-break/><text:span text:style-name="T48"><text:tab/></text:span><text:span text:style-name="T40">// Reads a bit from the stream. Returns 0 or 1 if a bit is available, or -1 if the end of stream is reached. The end of stream always occurs on a byte boundary.</text:span><text:line-break/><text:span text:style-name="T40"><text:tab/></text:span><text:span text:style-name="T40">public int </text:span><text:span text:style-name="T48">read</text:span><text:span text:style-name="T48">() </text:span><text:span text:style-name="T40">throws </text:span><text:span text:style-name="T48">IOException </text:span><text:span text:style-name="T48">{</text:span><text:line-break/><text:span text:style-name="T48"><text:tab/><text:tab/></text:span><text:span text:style-name="T40">if </text:span><text:span text:style-name="T48">(</text:span><text:span text:style-name="T48">isEndOfStream</text:span><text:span text:style-name="T48">)</text:span><text:line-break/><text:span text:style-name="T48"><text:tab/><text:tab/><text:tab/></text:span><text:span text:style-name="T40">return </text:span><text:span text:style-name="T48">-</text:span><text:span text:style-name="T48">1</text:span><text:span text:style-name="T48">;</text:span><text:line-break/><text:span text:style-name="T48"><text:tab/><text:tab/></text:span><text:span text:style-name="T40">if </text:span><text:span text:style-name="T48">(</text:span><text:span text:style-name="T48">numBitsRemaining </text:span><text:span text:style-name="T48">== </text:span><text:span text:style-name="T48">0</text:span><text:span text:style-name="T48">) {</text:span><text:line-break/><text:span text:style-name="T48"><text:tab/><text:tab/><text:tab/></text:span><text:span text:style-name="T48">nextBits </text:span><text:span text:style-name="T48">= </text:span><text:span text:style-name="T48">input</text:span><text:span text:style-name="T48">.</text:span><text:span text:style-name="T48">read</text:span><text:span text:style-name="T48">();</text:span><text:line-break/><text:span text:style-name="T48"><text:tab/><text:tab/><text:tab/></text:span><text:span text:style-name="T40">if </text:span><text:span text:style-name="T48">(</text:span><text:span text:style-name="T48">nextBits </text:span><text:span text:style-name="T48">== -</text:span><text:span text:style-name="T48">1</text:span><text:span text:style-name="T48">) {</text:span><text:line-break/><text:span text:style-name="T48"><text:tab/><text:tab/><text:tab/><text:tab/></text:span><text:span text:style-name="T48">isEndOfStream </text:span><text:span text:style-name="T48">= </text:span><text:span text:style-name="T40">true</text:span><text:span text:style-name="T48">;</text:span><text:line-break/><text:span text:style-name="T48"><text:tab/><text:tab/><text:tab/><text:tab/></text:span><text:span text:style-name="T40">return </text:span><text:span text:style-name="T48">-</text:span><text:span text:style-name="T48">1</text:span><text:span text:style-name="T48">;</text:span><text:line-break/><text:span text:style-name="T48"><text:tab/><text:tab/><text:tab/>}</text:span><text:line-break/><text:span text:style-name="T48"><text:tab/><text:tab/><text:tab/></text:span><text:span text:style-name="T48">numBitsRemaining </text:span><text:span text:style-name="T48">= </text:span><text:span text:style-name="T48">8</text:span><text:span text:style-name="T48">;</text:span><text:line-break/><text:span text:style-name="T48"><text:tab/><text:tab/>}</text:span><text:line-break/><text:span text:style-name="T48"><text:tab/><text:tab/></text:span><text:span text:style-name="T48">numBitsRemaining</text:span><text:span text:style-name="T48">--;</text:span><text:line-break/><text:span text:style-name="T48"><text:tab/><text:tab/></text:span><text:span text:style-name="T40">return </text:span><text:span text:style-name="T48">(</text:span><text:span text:style-name="T48">nextBits </text:span><text:span text:style-name="T48">&gt;&gt;&gt; </text:span><text:span text:style-name="T48">numBitsRemaining</text:span><text:span text:style-name="T48">) &amp; </text:span><text:span text:style-name="T48">1</text:span><text:span text:style-name="T48">;</text:span><text:line-break/><text:span text:style-name="T48"><text:tab/>}</text:span><text:line-break/><text:span text:style-name="T48"><text:tab/></text:span><text:line-break/><text:span text:style-name="T48"><text:tab/></text:span><text:span text:style-name="T40">// Closes this stream and the underlying InputStream.</text:span><text:line-break/><text:span text:style-name="T40"><text:tab/></text:span><text:span text:style-name="T40">public void </text:span><text:span text:style-name="T48">close</text:span><text:span text:style-name="T48">() </text:span><text:span text:style-name="T40">throws </text:span><text:span text:style-name="T48">IOException </text:span><text:span text:style-name="T48">{</text:span><text:line-break/><text:span text:style-name="T48"><text:tab/><text:tab/></text:span><text:span text:style-name="T48">input</text:span><text:span text:style-name="T48">.</text:span><text:span text:style-name="T48">close</text:span><text:span text:style-name="T48">();</text:span><text:line-break/><text:span text:style-name="T48"><text:tab/>}</text:span><text:line-break/><text:span text:style-name="T48"><text:tab/></text:span><text:line-break/><text:span text:style-name="T48">}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27T13:06:52.704536344</dc:date>
    <meta:editing-duration>PT7M35S</meta:editing-duration>
    <meta:editing-cycles>6</meta:editing-cycles>
    <meta:generator>LibreOffice/7.0.5.2$Linux_X86_64 LibreOffice_project/00$Build-2</meta:generator>
    <meta:document-statistic meta:table-count="0" meta:image-count="0" meta:object-count="0" meta:page-count="12" meta:paragraph-count="14" meta:word-count="2686" meta:character-count="20259" meta:non-whitespace-character-count="15159"/>
  </office:meta>
</office:document-meta>
</file>